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標楷體1" fo:font-size="17pt" fo:font-weight="bold" officeooo:rsid="185a5fa6" officeooo:paragraph-rsid="1a4a8721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標楷體1" fo:font-size="17pt" fo:font-weight="bold" officeooo:rsid="19087919" officeooo:paragraph-rsid="1b88bc88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標楷體1" fo:font-size="17pt" fo:font-weight="bold" officeooo:rsid="19087919" officeooo:paragraph-rsid="1aee5d40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標楷體1" fo:font-size="17pt" fo:font-weight="bold" officeooo:rsid="19087919" officeooo:paragraph-rsid="1a228f8a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標楷體1" fo:font-size="17pt" fo:font-weight="bold" officeooo:rsid="19087919" officeooo:paragraph-rsid="1adc04c7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標楷體1" fo:font-size="17pt" fo:font-weight="bold" officeooo:rsid="19087919" officeooo:paragraph-rsid="1adf4914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標楷體1" fo:font-size="17pt" fo:font-weight="bold" officeooo:rsid="19087919" officeooo:paragraph-rsid="1e02331c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標楷體1" fo:font-size="17pt" fo:font-weight="bold" officeooo:rsid="19087919" officeooo:paragraph-rsid="1e02650a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標楷體1" fo:font-size="17pt" fo:font-weight="bold" officeooo:rsid="19160fa9" officeooo:paragraph-rsid="1adde0cc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標楷體1" fo:font-size="17pt" fo:font-weight="bold" officeooo:rsid="19160fa9" officeooo:paragraph-rsid="1adf4914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be76db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c34759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24703f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49aa87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84e7c7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97e7c5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9857f3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b53214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8e18c9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c878c9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d02aa7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ca477d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caad07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cfce45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ce24d5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98eff5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a27287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a3b23e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a6ca29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abbdbc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9d8bb5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b3f746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b46666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bb8876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bd22c3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4d55dc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536afa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61d1ef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60f07c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68eb54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677d68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標楷體1" fo:font-size="17pt" style:text-underline-style="none" fo:font-weight="bold" officeooo:rsid="19160fa9" officeooo:paragraph-rsid="1a6df9d1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標楷體1" fo:font-size="17pt" style:text-underline-style="none" fo:font-weight="bold" officeooo:rsid="1aa75bb0" officeooo:paragraph-rsid="1aa75bb0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標楷體1" fo:font-size="17pt" style:text-underline-style="none" fo:font-weight="bold" officeooo:rsid="1aa75bb0" officeooo:paragraph-rsid="1ab04265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標楷體1" fo:font-size="17pt" style:text-underline-style="none" fo:font-weight="bold" officeooo:rsid="1aa75bb0" officeooo:paragraph-rsid="1ab1fc26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標楷體1" fo:font-size="17pt" style:text-underline-style="none" fo:font-weight="bold" officeooo:rsid="1ad62633" officeooo:paragraph-rsid="1ac50df8" style:font-name-asian="標楷體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標楷體1" fo:font-size="17pt" style:text-underline-style="none" fo:font-weight="bold" officeooo:rsid="190ace04" officeooo:paragraph-rsid="1af0c655" style:font-name-asian="標楷體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標楷體1" fo:font-size="17pt" style:text-underline-style="none" fo:font-weight="bold" officeooo:rsid="190ace04" officeooo:paragraph-rsid="1a4d55dc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標楷體1" fo:font-size="17pt" style:text-underline-style="none" fo:font-weight="bold" officeooo:rsid="190ace04" officeooo:paragraph-rsid="1e042a34" style:font-name-asian="標楷體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標楷體1" fo:font-size="17pt" style:text-underline-style="none" fo:font-weight="bold" officeooo:rsid="190ace04" officeooo:paragraph-rsid="1b09ffce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標楷體1" fo:font-size="17pt" style:text-underline-style="none" fo:font-weight="bold" officeooo:rsid="190ace04" officeooo:paragraph-rsid="1ae916cd" style:font-name-asian="標楷體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標楷體1" fo:font-size="17pt" style:text-underline-style="none" fo:font-weight="bold" officeooo:rsid="190ace04" officeooo:paragraph-rsid="1af5f522" style:font-name-asian="標楷體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標楷體1" fo:font-size="17pt" style:text-underline-style="none" fo:font-weight="bold" officeooo:rsid="190ace04" officeooo:paragraph-rsid="1afd2b6a" style:font-name-asian="標楷體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標楷體1" fo:font-size="17pt" style:text-underline-style="none" fo:font-weight="bold" officeooo:rsid="190ace04" officeooo:paragraph-rsid="1b06c9c3" style:font-name-asian="標楷體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標楷體1" fo:font-size="17pt" style:text-underline-style="none" fo:font-weight="bold" officeooo:rsid="190ace04" officeooo:paragraph-rsid="1b02f291" style:font-name-asian="標楷體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標楷體1" fo:font-size="17pt" style:text-underline-style="none" fo:font-weight="bold" officeooo:rsid="190ace04" officeooo:paragraph-rsid="1afa3e23" style:font-name-asian="標楷體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標楷體1" fo:font-size="17pt" style:text-underline-style="none" fo:font-weight="bold" officeooo:rsid="190ace04" officeooo:paragraph-rsid="1b0bbbf1" style:font-name-asian="標楷體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標楷體1" fo:font-size="17pt" style:text-underline-style="none" fo:font-weight="bold" officeooo:rsid="190ace04" officeooo:paragraph-rsid="1b173649" style:font-name-asian="標楷體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標楷體1" fo:font-size="17pt" style:text-underline-style="none" fo:font-weight="bold" officeooo:rsid="190ace04" officeooo:paragraph-rsid="1b1ff71b" style:font-name-asian="標楷體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標楷體1" fo:font-size="17pt" style:text-underline-style="none" fo:font-weight="bold" officeooo:rsid="190ace04" officeooo:paragraph-rsid="1b21bfc0" style:font-name-asian="標楷體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標楷體1" fo:font-size="17pt" style:text-underline-style="none" fo:font-weight="bold" officeooo:rsid="190ace04" officeooo:paragraph-rsid="1b141c44" style:font-name-asian="標楷體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標楷體1" fo:font-size="17pt" style:text-underline-style="none" fo:font-weight="bold" officeooo:rsid="190ace04" officeooo:paragraph-rsid="1b224ed8" style:font-name-asian="標楷體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標楷體1" fo:font-size="17pt" style:text-underline-style="none" fo:font-weight="bold" officeooo:rsid="190ace04" officeooo:paragraph-rsid="1b24e67a" style:font-name-asian="標楷體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標楷體1" fo:font-size="17pt" style:text-underline-style="none" fo:font-weight="bold" officeooo:rsid="190ace04" officeooo:paragraph-rsid="1b2a59d8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標楷體1" fo:font-size="17pt" style:text-underline-style="none" fo:font-weight="bold" officeooo:rsid="190ace04" officeooo:paragraph-rsid="1b282d26" style:font-name-asian="標楷體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標楷體1" fo:font-size="17pt" style:text-underline-style="none" fo:font-weight="bold" officeooo:rsid="190ace04" officeooo:paragraph-rsid="1b2a9354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標楷體1" fo:font-size="17pt" style:text-underline-style="none" fo:font-weight="bold" officeooo:rsid="1ae916cd" officeooo:paragraph-rsid="1af5f522" style:font-name-asian="標楷體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標楷體1" fo:font-size="17pt" style:text-underline-style="none" fo:font-weight="bold" officeooo:rsid="1afa3e23" officeooo:paragraph-rsid="1b02f291" style:font-name-asian="標楷體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標楷體1" fo:font-size="17pt" style:text-underline-style="none" fo:font-weight="bold" officeooo:rsid="1b173649" officeooo:paragraph-rsid="1b1bee73" style:font-name-asian="標楷體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標楷體1" fo:font-size="17pt" style:text-underline-style="none" fo:font-weight="bold" officeooo:rsid="1b173649" officeooo:paragraph-rsid="1b178eb4" style:font-name-asian="標楷體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標楷體1" fo:font-size="17pt" style:text-underline-style="none" fo:font-weight="bold" officeooo:rsid="1b24471a" officeooo:paragraph-rsid="1b282d26" style:font-name-asian="標楷體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style:text-underline-style="none" fo:font-weight="bold" officeooo:rsid="19160fa9" officeooo:paragraph-rsid="1a4a8721" style:font-name-asian="標楷體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style:text-underline-style="none" fo:font-weight="bold" officeooo:rsid="19160fa9" officeooo:paragraph-rsid="1aebe7eb" style:font-name-asian="標楷體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style:text-underline-style="none" fo:font-weight="bold" officeooo:rsid="19160fa9" officeooo:paragraph-rsid="1a241bde" style:font-name-asian="標楷體1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style:text-underline-style="none" fo:font-weight="bold" officeooo:rsid="19160fa9" officeooo:paragraph-rsid="1a2b78f7" style:font-name-asian="標楷體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style:text-underline-style="none" fo:font-weight="bold" officeooo:rsid="19160fa9" officeooo:paragraph-rsid="1a328bb4" style:font-name-asian="標楷體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style:text-underline-style="none" fo:font-weight="bold" officeooo:rsid="19160fa9" officeooo:paragraph-rsid="1a3cf276" style:font-name-asian="標楷體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style:text-underline-style="none" fo:font-weight="bold" officeooo:rsid="19160fa9" officeooo:paragraph-rsid="1a4121ed" style:font-name-asian="標楷體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style:text-underline-style="none" fo:font-weight="bold" officeooo:rsid="19160fa9" officeooo:paragraph-rsid="1a2348d5" style:font-name-asian="標楷體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style:text-underline-style="none" fo:font-weight="bold" officeooo:rsid="19160fa9" officeooo:paragraph-rsid="191a3699" style:font-name-asian="標楷體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style:text-underline-style="none" fo:font-weight="bold" officeooo:rsid="19160fa9" officeooo:paragraph-rsid="1a9d8bb5" style:font-name-asian="標楷體1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style:text-underline-style="none" fo:font-weight="bold" officeooo:rsid="19160fa9" officeooo:paragraph-rsid="1ac50df8" style:font-name-asian="標楷體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style:text-underline-style="none" fo:font-weight="bold" officeooo:rsid="19160fa9" officeooo:paragraph-rsid="1ae6892a" style:font-name-asian="標楷體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style:text-underline-style="none" fo:font-weight="bold" officeooo:rsid="19160fa9" officeooo:paragraph-rsid="1ae6c204" style:font-name-asian="標楷體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style:text-underline-style="none" fo:font-weight="bold" officeooo:rsid="19160fa9" officeooo:paragraph-rsid="1ae76d25" style:font-name-asian="標楷體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style:text-underline-style="none" fo:font-weight="bold" officeooo:rsid="1a2dafc5" officeooo:paragraph-rsid="1a2dafc5" style:font-name-asian="標楷體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style:text-underline-style="none" fo:font-weight="bold" officeooo:rsid="1af0c655" officeooo:paragraph-rsid="1af0c655" style:font-name-asian="標楷體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style:text-underline-style="none" fo:font-weight="bold" officeooo:rsid="1b3760b1" officeooo:paragraph-rsid="1b3760b1" style:font-name-asian="標楷體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style:text-underline-style="none" fo:font-weight="bold" officeooo:rsid="1b3760b1" officeooo:paragraph-rsid="1b3cb7c7" style:font-name-asian="標楷體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style:text-underline-style="none" fo:font-weight="bold" officeooo:rsid="1b3760b1" officeooo:paragraph-rsid="1b40b2fc" style:font-name-asian="標楷體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style:text-underline-style="none" fo:font-weight="bold" officeooo:rsid="1b3760b1" officeooo:paragraph-rsid="1b46c855" style:font-name-asian="標楷體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style:text-underline-style="none" fo:font-weight="bold" officeooo:rsid="1b3760b1" officeooo:paragraph-rsid="1b495ee1" style:font-name-asian="標楷體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style:text-underline-style="none" fo:font-weight="bold" officeooo:rsid="1b5ff649" officeooo:paragraph-rsid="1b42e016" style:font-name-asian="標楷體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style:text-underline-style="none" fo:font-weight="bold" officeooo:rsid="1b5d1334" officeooo:paragraph-rsid="1b42e016" style:font-name-asian="標楷體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style:text-underline-style="none" fo:font-weight="bold" officeooo:rsid="1b63a159" officeooo:paragraph-rsid="1b42e016" style:font-name-asian="標楷體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d849e0f" style:font-name-asian="標楷體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d8d6bb8" style:font-name-asian="標楷體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ef47d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style:text-underline-style="none" fo:font-weight="bold" officeooo:rsid="19160fa9" officeooo:paragraph-rsid="1a9d8bb5" style:font-name-asian="Liberation Serif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" fo:font-size="17pt" style:text-underline-style="none" fo:font-weight="bold" officeooo:rsid="190ace04" officeooo:paragraph-rsid="1b224ed8" style:font-name-asian="Liberation Serif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text-properties fo:color="#333333" style:font-name="Liberation Serif" fo:font-size="17pt" style:text-underline-style="none" fo:font-weight="bold" officeooo:rsid="190ace04" officeooo:paragraph-rsid="1b2e4a6a" style:font-name-asian="Liberation Serif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text-properties fo:color="#333333" style:font-name="Liberation Serif" fo:font-size="17pt" style:text-underline-style="none" fo:font-weight="bold" officeooo:rsid="190ace04" officeooo:paragraph-rsid="1b2eb0be" style:font-name-asian="Liberation Serif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text-properties fo:color="#333333" style:font-name="Liberation Serif" fo:font-size="17pt" style:text-underline-style="none" fo:font-weight="bold" officeooo:rsid="190ace04" officeooo:paragraph-rsid="1b2ee315" style:font-name-asian="Liberation Serif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text-properties fo:color="#333333" style:font-name="Liberation Serif" fo:font-size="17pt" style:text-underline-style="none" fo:font-weight="bold" officeooo:rsid="190ace04" officeooo:paragraph-rsid="1b416d9e" style:font-name-asian="Liberation Serif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text-properties fo:color="#333333" style:font-name="Liberation Serif" fo:font-size="17pt" style:text-underline-style="none" fo:font-weight="bold" officeooo:rsid="190ace04" officeooo:paragraph-rsid="1b3a15af" style:font-name-asian="Liberation Serif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 style:list-style-name="L1">
      <style:text-properties fo:color="#333333" style:font-name="Liberation Serif" fo:font-size="17pt" style:text-underline-style="none" fo:font-weight="bold" officeooo:rsid="190ace04" officeooo:paragraph-rsid="1b495ee1" style:font-name-asian="Liberation Serif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" fo:font-size="17pt" style:text-underline-style="none" fo:font-weight="bold" officeooo:rsid="190ace04" officeooo:paragraph-rsid="1b4a17e3" style:font-name-asian="Liberation Serif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 style:list-style-name="L1">
      <style:text-properties fo:color="#333333" style:font-name="Liberation Serif" fo:font-size="17pt" style:text-underline-style="none" fo:font-weight="bold" officeooo:rsid="190ace04" officeooo:paragraph-rsid="1b5af120" style:font-name-asian="Liberation Serif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" fo:font-size="17pt" style:text-underline-style="none" fo:font-weight="bold" officeooo:rsid="190ace04" officeooo:paragraph-rsid="1b5cb62f" style:font-name-asian="Liberation Serif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" fo:font-size="17pt" style:text-underline-style="none" fo:font-weight="bold" officeooo:rsid="190ace04" officeooo:paragraph-rsid="1b42e016" style:font-name-asian="Liberation Serif" style:font-size-asian="17pt" style:language-asian="zh" style:country-asian="TW" style:font-weight-asian="bold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" fo:font-size="17pt" style:text-underline-style="none" fo:font-weight="bold" officeooo:rsid="190ace04" officeooo:paragraph-rsid="1b694d69" style:font-name-asian="Liberation Serif" style:font-size-asian="17pt" style:language-asian="zh" style:country-asian="TW" style:font-weight-asian="bold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" fo:font-size="17pt" style:text-underline-style="none" fo:font-weight="bold" officeooo:rsid="1b70c497" officeooo:paragraph-rsid="1b70c497" style:font-name-asian="Liberation Serif" style:font-size-asian="17pt" style:language-asian="zh" style:country-asian="TW" style:font-weight-asian="bold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" fo:font-size="17pt" style:text-underline-style="none" fo:font-weight="bold" officeooo:rsid="1b722d72" officeooo:paragraph-rsid="1b737b70" style:font-name-asian="Liberation Serif" style:font-size-asian="17pt" style:language-asian="zh" style:country-asian="TW" style:font-weight-asian="bold" style:font-size-complex="17pt" style:font-weight-complex="bold"/>
    </style:style>
    <style:style style:name="P114" style:family="paragraph" style:parent-style-name="Standard" style:list-style-name="L1">
      <style:text-properties fo:color="#333333" officeooo:paragraph-rsid="19087c04"/>
    </style:style>
    <style:style style:name="P115" style:family="paragraph" style:parent-style-name="Standard" style:list-style-name="L1">
      <style:text-properties fo:color="#333333" officeooo:paragraph-rsid="1adde0cc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63f557" officeooo:paragraph-rsid="1b42e0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70c497" officeooo:paragraph-rsid="1b70c4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582de89" officeooo:paragraph-rsid="1b88bc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a2d48" officeooo:paragraph-rsid="1baa2d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a2d48" officeooo:paragraph-rsid="1caf19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a2d48" officeooo:paragraph-rsid="1cb9a5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a2d48" officeooo:paragraph-rsid="1cb807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a2d48" officeooo:paragraph-rsid="1cbc65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a2d48" officeooo:paragraph-rsid="1ce0b5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a2d48" officeooo:paragraph-rsid="1cd2fb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a2d48" officeooo:paragraph-rsid="1cd115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c1da1" officeooo:paragraph-rsid="1d52cc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d0d02" officeooo:paragraph-rsid="1baa2d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e896a" officeooo:paragraph-rsid="1baa2d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e896a" officeooo:paragraph-rsid="1bd22d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e896a" officeooo:paragraph-rsid="1bcac8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e896a" officeooo:paragraph-rsid="1bbcc8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e896a" officeooo:paragraph-rsid="1bf301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e896a" officeooo:paragraph-rsid="1bfcc3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e896a" officeooo:paragraph-rsid="1bf46e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e896a" officeooo:paragraph-rsid="1c474d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e896a" officeooo:paragraph-rsid="1c7924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e896a" officeooo:paragraph-rsid="1c7622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e896a" officeooo:paragraph-rsid="1ce57b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e896a" officeooo:paragraph-rsid="1cf498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e896a" officeooo:paragraph-rsid="1cfe57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e896a" officeooo:paragraph-rsid="1d0126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e896a" officeooo:paragraph-rsid="1d1b01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e896a" officeooo:paragraph-rsid="1d2fd8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e896a" officeooo:paragraph-rsid="1d2257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e896a" officeooo:paragraph-rsid="1c225c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e896a" officeooo:paragraph-rsid="1c2311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e896a" officeooo:paragraph-rsid="1c2afe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c33055f" officeooo:paragraph-rsid="1c3305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c7622d4" officeooo:paragraph-rsid="1c7924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c132f26" officeooo:paragraph-rsid="1c132f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d889d8" officeooo:paragraph-rsid="1bd889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d889d8" officeooo:paragraph-rsid="1d4062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d889d8" officeooo:paragraph-rsid="1d3ef3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d3cd33a" officeooo:paragraph-rsid="1dd890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d3cd33a" officeooo:paragraph-rsid="1de2c3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de53b45" officeooo:paragraph-rsid="1de53b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de53b45" officeooo:paragraph-rsid="1de5bb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b694d69" officeooo:paragraph-rsid="1b70c49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b70db83" officeooo:paragraph-rsid="1b722d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b70c497" officeooo:paragraph-rsid="1b737b7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b7a5961" officeooo:paragraph-rsid="1b737b7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b7a5961" officeooo:paragraph-rsid="1b88bc8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bd889d8" officeooo:paragraph-rsid="1bd889d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bd889d8" officeooo:paragraph-rsid="1d4da88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9ce8e3" officeooo:paragraph-rsid="1d9ce8e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b1a624" officeooo:paragraph-rsid="1dc9c30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b1a624" officeooo:paragraph-rsid="1dca2a2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b1a624" officeooo:paragraph-rsid="1dd644b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b1a624" officeooo:paragraph-rsid="1ddf895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b1a624" officeooo:paragraph-rsid="1ddc7cb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b1a624" officeooo:paragraph-rsid="1ddfad8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dfad8c" officeooo:paragraph-rsid="1ddfad8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dfad8c" officeooo:paragraph-rsid="1de539b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e53b45" officeooo:paragraph-rsid="1de53b4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f59437" officeooo:paragraph-rsid="1df5943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f59437" officeooo:paragraph-rsid="1df727a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b969806" officeooo:paragraph-rsid="1b88bc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b969806" officeooo:paragraph-rsid="1ba151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baa2d48" officeooo:paragraph-rsid="1baa2d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af8317e" officeooo:paragraph-rsid="1baa2d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4a73f0" officeooo:paragraph-rsid="1d4c47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446197" officeooo:paragraph-rsid="1d4cd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446197" officeooo:paragraph-rsid="1d6700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446197" officeooo:paragraph-rsid="1d7ab6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446197" officeooo:paragraph-rsid="1d849e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446197" officeooo:paragraph-rsid="1d84f9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82bb90" officeooo:paragraph-rsid="1d4cd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82bb90" officeooo:paragraph-rsid="1d849e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8efc23" officeooo:paragraph-rsid="1d8d6b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8efc23" officeooo:paragraph-rsid="1d93ed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b1a624" officeooo:paragraph-rsid="1d9ce8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b1a624" officeooo:paragraph-rsid="1dbd50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b1a624" officeooo:paragraph-rsid="1dc10e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b1a624" officeooo:paragraph-rsid="1dc9c3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3cd33a" officeooo:paragraph-rsid="1dc9c3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3cd33a" officeooo:paragraph-rsid="1dca2a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3cd33a" officeooo:paragraph-rsid="1ddf89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3cd33a" officeooo:paragraph-rsid="1dea7c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3cd33a" officeooo:paragraph-rsid="1df22a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3cd33a" officeooo:paragraph-rsid="1df3f4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3cd33a" officeooo:paragraph-rsid="1ddc7c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3cd33a" officeooo:paragraph-rsid="1de2c3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670030" officeooo:paragraph-rsid="1d67003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font-name="標楷體" fo:font-size="17pt" fo:font-style="normal" fo:text-shadow="none" style:text-underline-style="none" fo:font-weight="bold" officeooo:rsid="1dbd50ad" officeooo:paragraph-rsid="1dc10e8a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1df96f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1df727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1dff70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1c1c1c" style:font-name="Liberation Serif" fo:font-size="17pt" style:text-underline-style="none" fo:font-weight="bold" officeooo:rsid="19160fa9" officeooo:paragraph-rsid="1abe76da" style:font-name-asian="Liberation Serif" style:font-size-asian="17pt" style:language-asian="zh" style:country-asian="TW" style:font-weight-asian="bold" style:font-size-complex="17pt" style:font-weight-complex="bold"/>
    </style:style>
    <style:style style:name="P210" style:family="paragraph" style:parent-style-name="Standard" style:list-style-name="L1">
      <style:text-properties fo:color="#1c1c1c" style:font-name="Liberation Serif" fo:font-size="17pt" style:text-underline-style="none" fo:font-weight="bold" officeooo:rsid="17cb7444" officeooo:paragraph-rsid="1d8d6bb8" style:font-name-asian="標楷體1" style:font-size-asian="17pt" style:language-asian="zh" style:country-asian="TW" style:font-weight-asian="bold" style:font-size-complex="17pt" style:font-weight-complex="bold"/>
    </style:style>
    <style:style style:name="P211" style:family="paragraph" style:parent-style-name="Standard" style:list-style-name="L1">
      <style:text-properties fo:color="#1c1c1c" style:text-outline="false" style:text-line-through-style="none" style:text-line-through-type="none" style:font-name="標楷體1" fo:font-size="17pt" fo:font-style="normal" fo:text-shadow="none" style:text-underline-style="none" fo:font-weight="bold" officeooo:rsid="1baa2d48" officeooo:paragraph-rsid="1cc009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1c1c1c" style:text-outline="false" style:text-line-through-style="none" style:text-line-through-type="none" style:font-name="標楷體1" fo:font-size="17pt" fo:font-style="normal" fo:text-shadow="none" style:text-underline-style="none" fo:font-weight="bold" officeooo:rsid="1c33055f" officeooo:paragraph-rsid="1c6d08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1c1c1c" style:text-outline="false" style:text-line-through-style="none" style:text-line-through-type="none" style:font-name="標楷體1" fo:font-size="17pt" fo:font-style="normal" fo:text-shadow="none" style:text-underline-style="none" fo:font-weight="bold" officeooo:rsid="1bae896a" officeooo:paragraph-rsid="1c6e51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1c1c1c" style:text-outline="false" style:text-line-through-style="none" style:text-line-through-type="none" style:font-name="標楷體1" fo:font-size="17pt" fo:font-style="normal" fo:text-shadow="none" style:text-underline-style="none" fo:font-weight="bold" officeooo:rsid="2368b1f4" officeooo:paragraph-rsid="1c6e51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1c1c1c" style:text-outline="false" style:text-line-through-style="none" style:text-line-through-type="none" style:font-name="Liberation Serif" fo:font-size="17pt" fo:font-style="normal" fo:text-shadow="none" style:text-underline-style="none" fo:font-weight="bold" officeooo:rsid="1d670030" officeooo:paragraph-rsid="1d800f15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1c1c1c" style:text-outline="false" style:text-line-through-style="none" style:text-line-through-type="none" style:font-name="Liberation Serif" fo:font-size="17pt" fo:font-style="normal" fo:text-shadow="none" style:text-underline-style="none" fo:font-weight="bold" officeooo:rsid="1db1a624" officeooo:paragraph-rsid="1d9ce8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1c1c1c" style:text-outline="false" style:text-line-through-style="none" style:text-line-through-type="none" style:font-name="Liberation Serif" fo:font-size="17pt" fo:font-style="normal" fo:text-shadow="none" style:text-underline-style="none" fo:font-weight="bold" officeooo:rsid="1df59437" officeooo:paragraph-rsid="1df727a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style:use-window-font-color="true" style:text-outline="false" style:text-line-through-style="none" style:text-line-through-type="none" style:font-name="Liberation Serif" fo:font-size="17pt" fo:font-style="normal" fo:text-shadow="none" style:text-underline-style="none" fo:font-weight="bold" officeooo:rsid="1d446197" officeooo:paragraph-rsid="1d4cd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style:font-name-asian="標楷體1"/>
    </style:style>
    <style:style style:name="T3" style:family="text">
      <style:text-properties style:font-name="標楷體1" officeooo:rsid="1ab36308" style:font-name-asian="標楷體1"/>
    </style:style>
    <style:style style:name="T4" style:family="text">
      <style:text-properties style:font-name="標楷體1" officeooo:rsid="1b24471a" style:font-name-asian="標楷體1"/>
    </style:style>
    <style:style style:name="T5" style:family="text">
      <style:text-properties style:font-name="標楷體1" officeooo:rsid="1b2e4a6a" style:font-name-asian="標楷體1"/>
    </style:style>
    <style:style style:name="T6" style:family="text">
      <style:text-properties style:font-name="標楷體1" officeooo:rsid="1b2eb0be" style:font-name-asian="標楷體1"/>
    </style:style>
    <style:style style:name="T7" style:family="text">
      <style:text-properties style:font-name="標楷體1" officeooo:rsid="0679415e" style:font-name-asian="標楷體1"/>
    </style:style>
    <style:style style:name="T8" style:family="text">
      <style:text-properties style:font-name="標楷體1" officeooo:rsid="1b3a15af" style:font-name-asian="標楷體1"/>
    </style:style>
    <style:style style:name="T9" style:family="text">
      <style:text-properties style:font-name="標楷體1" officeooo:rsid="1b3414df" style:font-name-asian="標楷體1"/>
    </style:style>
    <style:style style:name="T10" style:family="text">
      <style:text-properties style:font-name="標楷體1" officeooo:rsid="1b4f6f2c" style:font-name-asian="標楷體1"/>
    </style:style>
    <style:style style:name="T11" style:family="text">
      <style:text-properties style:font-name="標楷體1" officeooo:rsid="1b56d707" style:font-name-asian="標楷體1"/>
    </style:style>
    <style:style style:name="T12" style:family="text">
      <style:text-properties style:font-name="標楷體1" officeooo:rsid="1b5e5808" style:font-name-asian="標楷體1"/>
    </style:style>
    <style:style style:name="T13" style:family="text">
      <style:text-properties style:font-name="標楷體1" officeooo:rsid="1b873448" style:font-name-asian="標楷體1"/>
    </style:style>
    <style:style style:name="T14" style:family="text">
      <style:text-properties style:font-name="標楷體1" officeooo:rsid="1ba19d07" style:font-name-asian="標楷體1"/>
    </style:style>
    <style:style style:name="T15" style:family="text">
      <style:text-properties style:font-name="標楷體1" officeooo:rsid="1d3b3467" style:font-name-asian="標楷體1"/>
    </style:style>
    <style:style style:name="T16" style:family="text">
      <style:text-properties style:font-name="標楷體1" officeooo:rsid="1d9ce8e3" style:font-name-asian="標楷體1"/>
    </style:style>
    <style:style style:name="T17" style:family="text">
      <style:text-properties style:font-name="標楷體1" officeooo:rsid="1dab4782" style:font-name-asian="標楷體1"/>
    </style:style>
    <style:style style:name="T18" style:family="text">
      <style:text-properties style:font-name="標楷體1" officeooo:rsid="1dae0d30" style:font-name-asian="標楷體1"/>
    </style:style>
    <style:style style:name="T19" style:family="text">
      <style:text-properties style:font-name="標楷體1" officeooo:rsid="1db1a624" style:font-name-asian="標楷體1"/>
    </style:style>
    <style:style style:name="T20" style:family="text">
      <style:text-properties style:font-name="標楷體1" officeooo:rsid="1dbd50ad" style:font-name-asian="標楷體1"/>
    </style:style>
    <style:style style:name="T21" style:family="text">
      <style:text-properties style:font-name="標楷體1" officeooo:rsid="1d3cd33a" style:font-name-asian="標楷體1"/>
    </style:style>
    <style:style style:name="T22" style:family="text">
      <style:text-properties style:font-name="標楷體1" officeooo:rsid="1ddfad8c" style:font-name-asian="標楷體1"/>
    </style:style>
    <style:style style:name="T23" style:family="text">
      <style:text-properties style:font-name="標楷體1" officeooo:rsid="1df727a5" style:font-name-asian="標楷體1"/>
    </style:style>
    <style:style style:name="T24" style:family="text">
      <style:text-properties style:font-name="標楷體1" style:text-underline-style="none" officeooo:rsid="190ace04" style:font-name-asian="標楷體"/>
    </style:style>
    <style:style style:name="T25" style:family="text">
      <style:text-properties style:font-name="標楷體1" style:text-underline-style="none" style:font-name-asian="標楷體1"/>
    </style:style>
    <style:style style:name="T26" style:family="text">
      <style:text-properties style:font-name="標楷體1" style:text-underline-style="none" officeooo:rsid="190ace04" style:font-name-asian="標楷體1"/>
    </style:style>
    <style:style style:name="T27" style:family="text">
      <style:text-properties style:font-name="標楷體1" fo:font-size="17pt" style:text-underline-style="none" fo:font-weight="bold" officeooo:rsid="190ace04" style:font-name-asian="標楷體1" style:font-size-asian="17pt" style:language-asian="zh" style:country-asian="TW" style:font-weight-asian="bold" style:font-size-complex="17pt" style:font-weight-complex="bold"/>
    </style:style>
    <style:style style:name="T28" style:family="text">
      <style:text-properties style:font-name="標楷體1" fo:font-size="17pt" style:text-underline-style="none" fo:font-weight="bold" officeooo:rsid="19160fa9" style:font-name-asian="標楷體1" style:font-size-asian="17pt" style:language-asian="zh" style:country-asian="TW" style:font-weight-asian="bold" style:font-size-complex="17pt" style:font-weight-complex="bold"/>
    </style:style>
    <style:style style:name="T29" style:family="text">
      <style:text-properties style:font-name="標楷體1" fo:font-size="17pt" fo:font-weight="bold" officeooo:rsid="19087919" style:font-name-asian="標楷體" style:font-size-asian="17pt" style:language-asian="zh" style:country-asian="TW" style:font-weight-asian="bold" style:font-size-complex="17pt" style:font-weight-complex="bold"/>
    </style:style>
    <style:style style:name="T30" style:family="text">
      <style:text-properties style:font-name="標楷體1" fo:font-size="17pt" fo:font-weight="bold" officeooo:rsid="1a26c607" style:font-name-asian="標楷體" style:font-size-asian="17pt" style:language-asian="zh" style:country-asian="TW" style:font-weight-asian="bold" style:font-size-complex="17pt" style:font-weight-complex="bold"/>
    </style:style>
    <style:style style:name="T31" style:family="text">
      <style:text-properties style:font-name="標楷體1" officeooo:rsid="17cb7444" style:font-name-asian="標楷體"/>
    </style:style>
    <style:style style:name="T32" style:family="text">
      <style:text-properties style:font-name="標楷體1" officeooo:rsid="19087919" style:font-name-asian="標楷體"/>
    </style:style>
    <style:style style:name="T33" style:family="text">
      <style:text-properties style:font-name="標楷體1" officeooo:rsid="1a3adc2b" style:font-name-asian="標楷體"/>
    </style:style>
    <style:style style:name="T34" style:family="text">
      <style:text-properties style:font-name="標楷體1" officeooo:rsid="1a228f8a" style:font-name-asian="標楷體"/>
    </style:style>
    <style:style style:name="T35" style:family="text">
      <style:text-properties style:font-name="標楷體1" officeooo:rsid="190ace04" style:font-name-asian="標楷體"/>
    </style:style>
    <style:style style:name="T36" style:family="text">
      <style:text-properties style:font-name="標楷體1" officeooo:rsid="1a48d25f" style:font-name-asian="標楷體"/>
    </style:style>
    <style:style style:name="T37" style:family="text">
      <style:text-properties style:font-name="標楷體1" officeooo:rsid="1a1f4370" style:font-name-asian="標楷體"/>
    </style:style>
    <style:style style:name="T38" style:family="text">
      <style:text-properties style:font-name="標楷體1" officeooo:rsid="1d3cd33a" style:font-name-asian="標楷體"/>
    </style:style>
    <style:style style:name="T39" style:family="text">
      <style:text-properties style:font-name="標楷體1" officeooo:rsid="1dbd50ad" style:font-name-asian="標楷體"/>
    </style:style>
    <style:style style:name="T40" style:family="text">
      <style:text-properties style:font-name="標楷體1" officeooo:rsid="192a6b6a"/>
    </style:style>
    <style:style style:name="T41" style:family="text">
      <style:text-properties style:font-name="標楷體1" officeooo:rsid="1a2b78f7"/>
    </style:style>
    <style:style style:name="T42" style:family="text">
      <style:text-properties style:font-name="標楷體1" officeooo:rsid="190ace04"/>
    </style:style>
    <style:style style:name="T43" style:family="text">
      <style:text-properties style:font-name="標楷體1" officeooo:rsid="1a48d25f"/>
    </style:style>
    <style:style style:name="T44" style:family="text">
      <style:text-properties style:font-name="標楷體1" officeooo:rsid="1ad62633"/>
    </style:style>
    <style:style style:name="T45" style:family="text">
      <style:text-properties style:font-name="標楷體1" officeooo:rsid="1a84e7c7"/>
    </style:style>
    <style:style style:name="T46" style:family="text">
      <style:text-properties style:font-name="標楷體1" officeooo:rsid="1ae10108"/>
    </style:style>
    <style:style style:name="T47" style:family="text">
      <style:text-properties style:font-name="標楷體1" officeooo:rsid="1a84e7c7" style:font-name-complex="標楷體"/>
    </style:style>
    <style:style style:name="T48" style:family="text">
      <style:text-properties style:font-name="標楷體1" officeooo:rsid="19efa00c"/>
    </style:style>
    <style:style style:name="T49" style:family="text">
      <style:text-properties style:font-name="標楷體1" officeooo:rsid="19fc8057"/>
    </style:style>
    <style:style style:name="T50" style:family="text">
      <style:text-properties style:font-name="標楷體1" officeooo:rsid="19fff383"/>
    </style:style>
    <style:style style:name="T51" style:family="text">
      <style:text-properties style:font-name="標楷體1" officeooo:rsid="19160fa9"/>
    </style:style>
    <style:style style:name="T52" style:family="text">
      <style:text-properties style:font-name="標楷體1" officeooo:rsid="3582de89"/>
    </style:style>
    <style:style style:name="T53" style:family="text">
      <style:text-properties style:font-name="標楷體1" officeooo:rsid="1ba27721"/>
    </style:style>
    <style:style style:name="T54" style:family="text">
      <style:text-properties style:font-name="標楷體1" officeooo:rsid="1ba19d07"/>
    </style:style>
    <style:style style:name="T55" style:family="text">
      <style:text-properties style:font-name="標楷體1" officeooo:rsid="1bac1da1"/>
    </style:style>
    <style:style style:name="T56" style:family="text">
      <style:text-properties style:font-name="標楷體1" officeooo:rsid="1bad0d02"/>
    </style:style>
    <style:style style:name="T57" style:family="text">
      <style:text-properties style:font-name="標楷體1" officeooo:rsid="2e46631e"/>
    </style:style>
    <style:style style:name="T58" style:family="text">
      <style:text-properties style:font-name="標楷體1" officeooo:rsid="1bae896a"/>
    </style:style>
    <style:style style:name="T59" style:family="text">
      <style:text-properties style:font-name="標楷體1" officeooo:rsid="1bb347df"/>
    </style:style>
    <style:style style:name="T60" style:family="text">
      <style:text-properties style:font-name="標楷體1" style:text-underline-style="solid" style:text-underline-width="auto" style:text-underline-color="font-color" officeooo:rsid="18800940" style:font-name-asian="標楷體1"/>
    </style:style>
    <style:style style:name="T61" style:family="text">
      <style:text-properties style:font-name="標楷體1" officeooo:rsid="1d3cd33a"/>
    </style:style>
    <style:style style:name="T62" style:family="text">
      <style:text-properties style:font-name="標楷體1" officeooo:rsid="1d9ce8e3"/>
    </style:style>
    <style:style style:name="T63" style:family="text">
      <style:text-properties style:font-name="標楷體1" officeooo:rsid="1df59437"/>
    </style:style>
    <style:style style:name="T64" style:family="text">
      <style:text-properties fo:color="#010101"/>
    </style:style>
    <style:style style:name="T65" style:family="text">
      <style:text-properties fo:color="#010101" style:font-name="標楷體1" officeooo:rsid="190ace04"/>
    </style:style>
    <style:style style:name="T66" style:family="text">
      <style:text-properties fo:color="#010101" officeooo:rsid="1abe76db"/>
    </style:style>
    <style:style style:name="T67" style:family="text">
      <style:text-properties fo:color="#010101" officeooo:rsid="1ae916cd"/>
    </style:style>
    <style:style style:name="T68" style:family="text">
      <style:text-properties fo:color="#010101" officeooo:rsid="1b0bed80"/>
    </style:style>
    <style:style style:name="T69" style:family="text">
      <style:text-properties fo:color="#050505"/>
    </style:style>
    <style:style style:name="T70" style:family="text">
      <style:text-properties fo:color="#050505" style:font-name="標楷體1"/>
    </style:style>
    <style:style style:name="T71" style:family="text">
      <style:text-properties fo:color="#050505" style:font-name="標楷體1" fo:font-size="17pt" fo:font-weight="bold" officeooo:rsid="1a26c607" style:font-name-asian="標楷體" style:font-size-asian="17pt" style:language-asian="zh" style:country-asian="TW" style:font-weight-asian="bold" style:font-size-complex="17pt" style:font-weight-complex="bold"/>
    </style:style>
    <style:style style:name="T72" style:family="text">
      <style:text-properties fo:color="#050505" officeooo:rsid="1a84e7c7"/>
    </style:style>
    <style:style style:name="T73" style:family="text">
      <style:text-properties fo:color="#050505" officeooo:rsid="1b0bbbf1"/>
    </style:style>
    <style:style style:name="T74" style:family="text">
      <style:text-properties fo:color="#050505" officeooo:rsid="1b173649"/>
    </style:style>
    <style:style style:name="T75" style:family="text">
      <style:text-properties fo:color="#050505" style:text-underline-style="none" style:font-name-asian="標楷體"/>
    </style:style>
    <style:style style:name="T76" style:family="text">
      <style:text-properties fo:color="#050505" officeooo:rsid="1d17a65e"/>
    </style:style>
    <style:style style:name="T77" style:family="text">
      <style:text-properties fo:color="#050505" officeooo:rsid="1da2ae46" style:font-name-asian="標楷體1"/>
    </style:style>
    <style:style style:name="T78" style:family="text">
      <style:text-properties fo:color="#050505" style:font-name="Arial1" style:text-underline-style="none" style:font-name-asian="Arial1"/>
    </style:style>
    <style:style style:name="T79" style:family="text">
      <style:text-properties fo:color="#050505" style:font-name="Arial1" officeooo:rsid="1d17a65e" style:font-name-asian="Arial1"/>
    </style:style>
    <style:style style:name="T80" style:family="text">
      <style:text-properties style:font-name-asian="標楷體"/>
    </style:style>
    <style:style style:name="T81" style:family="text">
      <style:text-properties officeooo:rsid="17cb7444" style:font-name-asian="標楷體"/>
    </style:style>
    <style:style style:name="T82" style:family="text">
      <style:text-properties officeooo:rsid="1924bdd0" style:font-name-asian="標楷體"/>
    </style:style>
    <style:style style:name="T83" style:family="text">
      <style:text-properties officeooo:rsid="1925251b" style:font-name-asian="標楷體"/>
    </style:style>
    <style:style style:name="T84" style:family="text">
      <style:text-properties officeooo:rsid="1926ec28" style:font-name-asian="標楷體"/>
    </style:style>
    <style:style style:name="T85" style:family="text">
      <style:text-properties officeooo:rsid="1a1f4370" style:font-name-asian="標楷體"/>
    </style:style>
    <style:style style:name="T86" style:family="text">
      <style:text-properties officeooo:rsid="1aebe7eb" style:font-name-asian="標楷體"/>
    </style:style>
    <style:style style:name="T87" style:family="text">
      <style:text-properties officeooo:rsid="1b2c5496" style:font-name-asian="標楷體"/>
    </style:style>
    <style:style style:name="T88" style:family="text">
      <style:text-properties officeooo:rsid="1d61e161" style:font-name-asian="標楷體"/>
    </style:style>
    <style:style style:name="T89" style:family="text">
      <style:text-properties officeooo:rsid="1d62eada" style:font-name-asian="標楷體"/>
    </style:style>
    <style:style style:name="T90" style:family="text">
      <style:text-properties officeooo:rsid="1d670030" style:font-name-asian="標楷體"/>
    </style:style>
    <style:style style:name="T91" style:family="text">
      <style:text-properties officeooo:rsid="1d792ef6" style:font-name-asian="標楷體"/>
    </style:style>
    <style:style style:name="T92" style:family="text">
      <style:text-properties officeooo:rsid="1d7ab6a9" style:font-name-asian="標楷體"/>
    </style:style>
    <style:style style:name="T93" style:family="text">
      <style:text-properties style:font-name="Liberation Serif" style:text-underline-style="none" officeooo:rsid="17cb7444"/>
    </style:style>
    <style:style style:name="T94" style:family="text">
      <style:text-properties style:font-name="Liberation Serif" fo:font-size="17pt" style:text-underline-style="none" fo:font-weight="bold" officeooo:rsid="17cb7444" style:font-name-asian="標楷體1" style:font-size-asian="17pt" style:language-asian="zh" style:country-asian="TW" style:font-weight-asian="bold" style:font-size-complex="17pt" style:font-weight-complex="bold"/>
    </style:style>
    <style:style style:name="T95" style:family="text">
      <style:text-properties style:font-name="Liberation Serif" style:text-underline-style="solid" style:text-underline-width="auto" style:text-underline-color="font-color" officeooo:rsid="24743952" style:font-name-asian="標楷體1" style:font-name-complex="標楷體"/>
    </style:style>
    <style:style style:name="T96" style:family="text">
      <style:text-properties style:font-name="Liberation Serif" officeooo:rsid="24743952" style:font-name-complex="標楷體"/>
    </style:style>
    <style:style style:name="T97" style:family="text">
      <style:text-properties style:font-name="Liberation Serif" officeooo:rsid="24ffe503" style:font-name-complex="標楷體"/>
    </style:style>
    <style:style style:name="T98" style:family="text">
      <style:text-properties style:font-name="Liberation Serif" officeooo:rsid="24ffe503"/>
    </style:style>
    <style:style style:name="T99" style:family="text">
      <style:text-properties style:font-name="Liberation Serif" officeooo:rsid="1d3cd33a" style:font-name-asian="標楷體1"/>
    </style:style>
    <style:style style:name="T100" style:family="text">
      <style:text-properties style:font-name-asian="標楷體1"/>
    </style:style>
    <style:style style:name="T101" style:family="text">
      <style:text-properties officeooo:rsid="1ab36308" style:font-name-asian="標楷體1"/>
    </style:style>
    <style:style style:name="T102" style:family="text">
      <style:text-properties officeooo:rsid="1b24471a" style:font-name-asian="標楷體1"/>
    </style:style>
    <style:style style:name="T103" style:family="text">
      <style:text-properties officeooo:rsid="1b2e4a6a" style:font-name-asian="標楷體1"/>
    </style:style>
    <style:style style:name="T104" style:family="text">
      <style:text-properties officeooo:rsid="1b2eb0be" style:font-name-asian="標楷體1"/>
    </style:style>
    <style:style style:name="T105" style:family="text">
      <style:text-properties officeooo:rsid="1b3414df" style:font-name-asian="標楷體1"/>
    </style:style>
    <style:style style:name="T106" style:family="text">
      <style:text-properties officeooo:rsid="1b3760b1" style:font-name-asian="標楷體1"/>
    </style:style>
    <style:style style:name="T107" style:family="text">
      <style:text-properties officeooo:rsid="1b42e016" style:font-name-asian="標楷體1"/>
    </style:style>
    <style:style style:name="T108" style:family="text">
      <style:text-properties officeooo:rsid="19160fa9" style:font-name-asian="標楷體1"/>
    </style:style>
    <style:style style:name="T109" style:family="text">
      <style:text-properties officeooo:rsid="1b45a421" style:font-name-asian="標楷體1"/>
    </style:style>
    <style:style style:name="T110" style:family="text">
      <style:text-properties officeooo:rsid="1b4a17e3" style:font-name-asian="標楷體1"/>
    </style:style>
    <style:style style:name="T111" style:family="text">
      <style:text-properties officeooo:rsid="1b4f6f2c" style:font-name-asian="標楷體1"/>
    </style:style>
    <style:style style:name="T112" style:family="text">
      <style:text-properties officeooo:rsid="1b52306a" style:font-name-asian="標楷體1"/>
    </style:style>
    <style:style style:name="T113" style:family="text">
      <style:text-properties officeooo:rsid="1b594ab4" style:font-name-asian="標楷體1"/>
    </style:style>
    <style:style style:name="T114" style:family="text">
      <style:text-properties officeooo:rsid="1b5a246b" style:font-name-asian="標楷體1"/>
    </style:style>
    <style:style style:name="T115" style:family="text">
      <style:text-properties officeooo:rsid="1b5af120" style:font-name-asian="標楷體1"/>
    </style:style>
    <style:style style:name="T116" style:family="text">
      <style:text-properties officeooo:rsid="1b5d1334" style:font-name-asian="標楷體1"/>
    </style:style>
    <style:style style:name="T117" style:family="text">
      <style:text-properties officeooo:rsid="1b5e5808" style:font-name-asian="標楷體1"/>
    </style:style>
    <style:style style:name="T118" style:family="text">
      <style:text-properties officeooo:rsid="1b5ff649" style:font-name-asian="標楷體1"/>
    </style:style>
    <style:style style:name="T119" style:family="text">
      <style:text-properties officeooo:rsid="1b63a159" style:font-name-asian="標楷體1"/>
    </style:style>
    <style:style style:name="T120" style:family="text">
      <style:text-properties officeooo:rsid="1b873448" style:font-name-asian="標楷體1"/>
    </style:style>
    <style:style style:name="T121" style:family="text">
      <style:text-properties officeooo:rsid="1b969806" style:font-name-asian="標楷體1"/>
    </style:style>
    <style:style style:name="T122" style:family="text">
      <style:text-properties officeooo:rsid="1d446197" style:font-name-asian="標楷體1"/>
    </style:style>
    <style:style style:name="T123" style:family="text">
      <style:text-properties officeooo:rsid="1d4a73f0" style:font-name-asian="標楷體1"/>
    </style:style>
    <style:style style:name="T124" style:family="text">
      <style:text-properties officeooo:rsid="1da2ae46" style:font-name-asian="標楷體1"/>
    </style:style>
    <style:style style:name="T125" style:family="text">
      <style:text-properties officeooo:rsid="1da5133e" style:font-name-asian="標楷體1"/>
    </style:style>
    <style:style style:name="T126" style:family="text">
      <style:text-properties officeooo:rsid="1da6581e" style:font-name-asian="標楷體1"/>
    </style:style>
    <style:style style:name="T127" style:family="text">
      <style:text-properties officeooo:rsid="1dab4782" style:font-name-asian="標楷體1"/>
    </style:style>
    <style:style style:name="T128" style:family="text">
      <style:text-properties officeooo:rsid="1dae0d30" style:font-name-asian="標楷體1"/>
    </style:style>
    <style:style style:name="T129" style:family="text">
      <style:text-properties officeooo:rsid="1db1a624" style:font-name-asian="標楷體1"/>
    </style:style>
    <style:style style:name="T130" style:family="text">
      <style:text-properties officeooo:rsid="1d3cd33a" style:font-name-asian="標楷體1"/>
    </style:style>
    <style:style style:name="T131" style:family="text">
      <style:text-properties officeooo:rsid="1d9bb035" style:font-name-asian="標楷體1"/>
    </style:style>
    <style:style style:name="T132" style:family="text">
      <style:text-properties style:font-name="標楷體"/>
    </style:style>
    <style:style style:name="T133" style:family="text">
      <style:text-properties style:font-name="標楷體" style:font-name-asian="標楷體"/>
    </style:style>
    <style:style style:name="T134" style:family="text">
      <style:text-properties style:font-name="標楷體" officeooo:rsid="1d3cd33a" style:font-name-asian="標楷體" style:font-name-complex="標楷體"/>
    </style:style>
    <style:style style:name="T135" style:family="text">
      <style:text-properties style:font-name="標楷體" officeooo:rsid="1d3cd33a" style:font-name-asian="標楷體"/>
    </style:style>
    <style:style style:name="T136" style:family="text">
      <style:text-properties style:font-name="標楷體" officeooo:rsid="1dbd50ad" style:font-name-asian="標楷體"/>
    </style:style>
    <style:style style:name="T137" style:family="text">
      <style:text-properties style:font-name="標楷體" officeooo:rsid="1d3cd33a"/>
    </style:style>
    <style:style style:name="T138" style:family="text">
      <style:text-properties style:font-name="標楷體" officeooo:rsid="1d3cd33a" style:font-name-asian="標楷體1"/>
    </style:style>
    <style:style style:name="T139" style:family="text">
      <style:text-properties style:text-underline-style="none"/>
    </style:style>
    <style:style style:name="T140" style:family="text">
      <style:text-properties style:text-underline-style="none" officeooo:rsid="19087919" style:font-name-asian="標楷體"/>
    </style:style>
    <style:style style:name="T141" style:family="text">
      <style:text-properties style:text-underline-style="none" officeooo:rsid="190ace04" style:font-name-asian="標楷體"/>
    </style:style>
    <style:style style:name="T142" style:family="text">
      <style:text-properties style:text-underline-style="none" officeooo:rsid="190ace04"/>
    </style:style>
    <style:style style:name="T143" style:family="text">
      <style:text-properties style:text-underline-style="none" officeooo:rsid="19160fa9"/>
    </style:style>
    <style:style style:name="T144" style:family="text">
      <style:text-properties style:text-underline-style="none" officeooo:rsid="1adc04c7"/>
    </style:style>
    <style:style style:name="T145" style:family="text">
      <style:text-properties style:text-underline-style="none" officeooo:rsid="1a48d25f"/>
    </style:style>
    <style:style style:name="T146" style:family="text">
      <style:text-properties style:text-underline-style="none" officeooo:rsid="1a84e7c7"/>
    </style:style>
    <style:style style:name="T147" style:family="text">
      <style:text-properties officeooo:rsid="1a4d55dc"/>
    </style:style>
    <style:style style:name="T148" style:family="text">
      <style:text-properties officeooo:rsid="1a7f6e5b"/>
    </style:style>
    <style:style style:name="T149" style:family="text">
      <style:text-properties officeooo:rsid="1a84e7c7"/>
    </style:style>
    <style:style style:name="T150" style:family="text">
      <style:text-properties officeooo:rsid="1a865cfa"/>
    </style:style>
    <style:style style:name="T151" style:family="text">
      <style:text-properties officeooo:rsid="1a9a9c35"/>
    </style:style>
    <style:style style:name="T152" style:family="text">
      <style:text-properties officeooo:rsid="1aa8c0ea"/>
    </style:style>
    <style:style style:name="T153" style:family="text">
      <style:text-properties officeooo:rsid="1aa9f7ad"/>
    </style:style>
    <style:style style:name="T154" style:family="text">
      <style:text-properties officeooo:rsid="1aabbdbc"/>
    </style:style>
    <style:style style:name="T155" style:family="text">
      <style:text-properties officeooo:rsid="19160fa9"/>
    </style:style>
    <style:style style:name="T156" style:family="text">
      <style:text-properties officeooo:rsid="1aadb0e4"/>
    </style:style>
    <style:style style:name="T157" style:family="text">
      <style:text-properties officeooo:rsid="1ab1b26f"/>
    </style:style>
    <style:style style:name="T158" style:family="text">
      <style:text-properties officeooo:rsid="1ab1fc26"/>
    </style:style>
    <style:style style:name="T159" style:family="text">
      <style:text-properties officeooo:rsid="1ab36308"/>
    </style:style>
    <style:style style:name="T160" style:family="text">
      <style:text-properties officeooo:rsid="1ab3f746"/>
    </style:style>
    <style:style style:name="T161" style:family="text">
      <style:text-properties officeooo:rsid="1abd22c3"/>
    </style:style>
    <style:style style:name="T162" style:family="text">
      <style:text-properties style:text-underline-style="solid" style:text-underline-width="auto" style:text-underline-color="font-color"/>
    </style:style>
    <style:style style:name="T163" style:family="text">
      <style:text-properties style:text-underline-style="solid" style:text-underline-width="auto" style:text-underline-color="font-color" style:font-name-asian="標楷體1"/>
    </style:style>
    <style:style style:name="T164" style:family="text">
      <style:text-properties style:text-underline-style="solid" style:text-underline-width="auto" style:text-underline-color="font-color" officeooo:rsid="18800940" style:font-name-asian="標楷體1"/>
    </style:style>
    <style:style style:name="T165" style:family="text">
      <style:text-properties style:text-underline-style="solid" style:text-underline-width="auto" style:text-underline-color="font-color" officeooo:rsid="2368b1f4"/>
    </style:style>
    <style:style style:name="T166" style:family="text">
      <style:text-properties style:text-underline-style="solid" style:text-underline-width="auto" style:text-underline-color="font-color" officeooo:rsid="0a7edee9"/>
    </style:style>
    <style:style style:name="T167" style:family="text">
      <style:text-properties style:text-underline-style="solid" style:text-underline-width="auto" style:text-underline-color="font-color" officeooo:rsid="215a5241"/>
    </style:style>
    <style:style style:name="T168" style:family="text">
      <style:text-properties officeooo:rsid="1abe76db"/>
    </style:style>
    <style:style style:name="T169" style:family="text">
      <style:text-properties officeooo:rsid="1abe8055"/>
    </style:style>
    <style:style style:name="T170" style:family="text">
      <style:text-properties officeooo:rsid="1ac3a91c"/>
    </style:style>
    <style:style style:name="T171" style:family="text">
      <style:text-properties officeooo:rsid="1ac43794"/>
    </style:style>
    <style:style style:name="T172" style:family="text">
      <style:text-properties officeooo:rsid="1ad62633"/>
    </style:style>
    <style:style style:name="T173" style:family="text">
      <style:text-properties officeooo:rsid="1a84e7c7" style:font-name-complex="標楷體"/>
    </style:style>
    <style:style style:name="T174" style:family="text">
      <style:text-properties officeooo:rsid="1ae916cd" style:font-name-complex="標楷體"/>
    </style:style>
    <style:style style:name="T175" style:family="text">
      <style:text-properties officeooo:rsid="1ad62633" style:font-name-complex="標楷體"/>
    </style:style>
    <style:style style:name="T176" style:family="text">
      <style:text-properties officeooo:rsid="1ae916cd"/>
    </style:style>
    <style:style style:name="T177" style:family="text">
      <style:text-properties officeooo:rsid="1af91374"/>
    </style:style>
    <style:style style:name="T178" style:family="text">
      <style:text-properties officeooo:rsid="1afa3e23"/>
    </style:style>
    <style:style style:name="T179" style:family="text">
      <style:text-properties officeooo:rsid="1b0bbbf1"/>
    </style:style>
    <style:style style:name="T180" style:family="text">
      <style:text-properties officeooo:rsid="1b0bed80"/>
    </style:style>
    <style:style style:name="T181" style:family="text">
      <style:text-properties officeooo:rsid="1b173649"/>
    </style:style>
    <style:style style:name="T182" style:family="text">
      <style:text-properties officeooo:rsid="1b24471a"/>
    </style:style>
    <style:style style:name="T183" style:family="text">
      <style:text-properties officeooo:rsid="1b2a9354"/>
    </style:style>
    <style:style style:name="T184" style:family="text">
      <style:text-properties style:text-outline="false" style:text-line-through-style="none" style:text-line-through-type="none" style:font-name="標楷體1" fo:font-style="normal" fo:text-shadow="none" style:font-name-asian="標楷體1" style:font-style-asian="normal" style:font-name-complex="標楷體" style:text-emphasize="none"/>
    </style:style>
    <style:style style:name="T185" style:family="text">
      <style:text-properties style:text-outline="false" style:text-line-through-style="none" style:text-line-through-type="none" style:font-name="標楷體1" fo:font-style="normal" fo:text-shadow="none" officeooo:rsid="3192dca2" style:font-name-asian="標楷體1" style:font-style-asian="normal" style:font-name-complex="標楷體" style:text-emphasize="none"/>
    </style:style>
    <style:style style:name="T186" style:family="text">
      <style:text-properties style:text-outline="false" style:text-line-through-style="none" style:text-line-through-type="none" style:font-name="標楷體1" fo:font-style="normal" fo:text-shadow="none" officeooo:rsid="1b63f557" style:font-name-asian="標楷體1" style:font-style-asian="normal" style:font-name-complex="標楷體" style:text-emphasize="none"/>
    </style:style>
    <style:style style:name="T187" style:family="text">
      <style:text-properties style:text-outline="false" style:text-line-through-style="none" style:text-line-through-type="none" style:font-name="標楷體1" fo:font-style="normal" fo:text-shadow="none" officeooo:rsid="1b694d69" style:font-name-asian="標楷體1" style:font-style-asian="normal" style:font-name-complex="標楷體" style:text-emphasize="none"/>
    </style:style>
    <style:style style:name="T188" style:family="text">
      <style:text-properties style:text-outline="false" style:text-line-through-style="none" style:text-line-through-type="none" style:font-name="標楷體1" fo:font-style="normal" fo:text-shadow="none" officeooo:rsid="1b5e5808" style:font-name-asian="標楷體1" style:font-style-asian="normal" style:font-name-complex="標楷體" style:text-emphasize="none"/>
    </style:style>
    <style:style style:name="T189" style:family="text">
      <style:text-properties style:text-outline="false" style:text-line-through-style="none" style:text-line-through-type="none" style:font-name="標楷體1" fo:font-style="normal" fo:text-shadow="none" officeooo:rsid="1b70db83" style:font-name-asian="標楷體1" style:font-style-asian="normal" style:font-name-complex="標楷體" style:text-emphasize="none"/>
    </style:style>
    <style:style style:name="T190" style:family="text">
      <style:text-properties style:text-outline="false" style:text-line-through-style="none" style:text-line-through-type="none" style:font-name="標楷體1" fo:font-style="normal" fo:text-shadow="none" officeooo:rsid="1b70c497" style:font-name-asian="標楷體1" style:font-style-asian="normal" style:font-name-complex="標楷體" style:text-emphasize="none"/>
    </style:style>
    <style:style style:name="T191" style:family="text">
      <style:text-properties style:text-outline="false" style:text-line-through-style="none" style:text-line-through-type="none" style:font-name="標楷體1" fo:font-style="normal" fo:text-shadow="none" officeooo:rsid="1b737b70" style:font-name-asian="標楷體1" style:font-style-asian="normal" style:font-name-complex="標楷體" style:text-emphasize="none"/>
    </style:style>
    <style:style style:name="T192" style:family="text">
      <style:text-properties style:text-outline="false" style:text-line-through-style="none" style:text-line-through-type="none" style:font-name="標楷體1" fo:font-style="normal" fo:text-shadow="none" officeooo:rsid="1b7881d9" style:font-name-asian="標楷體1" style:font-style-asian="normal" style:font-name-complex="標楷體" style:text-emphasize="none"/>
    </style:style>
    <style:style style:name="T193" style:family="text">
      <style:text-properties style:text-outline="false" style:text-line-through-style="none" style:text-line-through-type="none" style:font-name="標楷體1" fo:font-style="normal" fo:text-shadow="none" officeooo:rsid="1b7a5961" style:font-name-asian="標楷體1" style:font-style-asian="normal" style:font-name-complex="標楷體" style:text-emphasize="none"/>
    </style:style>
    <style:style style:name="T194" style:family="text">
      <style:text-properties style:text-outline="false" style:text-line-through-style="none" style:text-line-through-type="none" style:font-name="標楷體1" fo:font-style="normal" fo:text-shadow="none" officeooo:rsid="1d84f9f6" style:font-name-asian="標楷體1" style:font-style-asian="normal" style:font-name-complex="標楷體" style:text-emphasize="none"/>
    </style:style>
    <style:style style:name="T195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c9fb9ca" style:font-style-asian="normal" style:font-name-complex="標楷體" style:text-emphasize="none"/>
    </style:style>
    <style:style style:name="T196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d84f9f6" style:font-name-asian="標楷體1" style:font-style-asian="normal" style:font-name-complex="標楷體" style:text-emphasize="none"/>
    </style:style>
    <style:style style:name="T197" style:family="text">
      <style:text-properties style:text-outline="false" style:text-line-through-style="none" style:text-line-through-type="none" fo:font-style="normal" fo:text-shadow="none" officeooo:rsid="1b5e5808" style:font-name-asian="標楷體1" style:font-style-asian="normal" style:font-name-complex="標楷體" style:text-emphasize="none"/>
    </style:style>
    <style:style style:name="T198" style:family="text">
      <style:text-properties style:text-outline="false" style:text-line-through-style="none" style:text-line-through-type="none" fo:font-style="normal" fo:text-shadow="none" officeooo:rsid="1d84f9f6" style:font-style-asian="normal" style:font-name-complex="標楷體" style:text-emphasize="none"/>
    </style:style>
    <style:style style:name="T199" style:family="text">
      <style:text-properties style:text-outline="false" style:text-line-through-style="none" style:text-line-through-type="none" fo:font-style="normal" fo:text-shadow="none" officeooo:rsid="1d8efc23" style:font-style-asian="normal" style:font-name-complex="標楷體" style:text-emphasize="none"/>
    </style:style>
    <style:style style:name="T200" style:family="text">
      <style:text-properties style:text-outline="false" style:text-line-through-style="none" style:text-line-through-type="none" style:text-position="0% 100%" style:font-name="Liberation Serif" fo:font-style="normal" fo:text-shadow="none" style:text-underline-style="none" officeooo:rsid="0d786957" style:font-style-asian="normal" style:font-name-complex="標楷體" style:text-emphasize="none"/>
    </style:style>
    <style:style style:name="T201" style:family="text">
      <style:text-properties style:text-outline="false" style:text-line-through-style="none" style:text-line-through-type="none" style:text-position="0% 100%" style:font-name="Liberation Serif" fo:font-style="normal" fo:text-shadow="none" style:text-underline-style="none" officeooo:rsid="0d5e4d40" style:font-style-asian="normal" style:font-name-complex="標楷體" style:text-emphasize="none"/>
    </style:style>
    <style:style style:name="T202" style:family="text">
      <style:text-properties style:text-outline="false" style:text-line-through-style="none" style:text-line-through-type="none" style:text-position="0% 100%" fo:font-style="normal" fo:text-shadow="none" style:text-underline-style="none" officeooo:rsid="190ace04" style:font-style-asian="normal" style:font-name-complex="標楷體" style:text-emphasize="none"/>
    </style:style>
    <style:style style:name="T203" style:family="text">
      <style:text-properties style:text-outline="false" style:text-line-through-style="none" style:text-line-through-type="none" style:text-position="0% 100%" fo:font-style="normal" fo:text-shadow="none" style:text-underline-style="none" officeooo:rsid="19160fa9" style:font-style-asian="normal" style:font-name-complex="標楷體" style:text-emphasize="none"/>
    </style:style>
    <style:style style:name="T204" style:family="text">
      <style:text-properties style:text-outline="false" style:text-line-through-style="none" style:text-line-through-type="none" style:text-position="0% 100%" fo:font-style="normal" fo:text-shadow="none" style:text-underline-style="none" officeooo:rsid="1df59437" style:font-style-asian="normal" style:font-name-complex="標楷體" style:text-emphasize="none"/>
    </style:style>
    <style:style style:name="T205" style:family="text">
      <style:text-properties style:text-outline="false" style:text-line-through-style="none" style:text-line-through-type="none" style:text-position="0% 100%" fo:font-style="normal" fo:text-shadow="none" style:text-underline-style="none" officeooo:rsid="1ac3a91c" style:font-style-asian="normal" style:font-name-complex="標楷體" style:text-emphasize="none"/>
    </style:style>
    <style:style style:name="T206" style:family="text">
      <style:text-properties style:text-outline="false" style:text-line-through-style="none" style:text-line-through-type="none" style:text-position="0% 100%" fo:font-style="normal" fo:text-shadow="none" style:text-underline-style="none" officeooo:rsid="1d3cd33a" style:font-style-asian="normal" style:font-name-complex="標楷體" style:text-emphasize="none"/>
    </style:style>
    <style:style style:name="T207" style:family="text">
      <style:text-properties style:text-outline="false" style:text-line-through-style="none" style:text-line-through-type="none" style:text-position="0% 100%" fo:font-style="normal" fo:text-shadow="none" style:text-underline-style="none" officeooo:rsid="1c7622d4" style:font-style-asian="normal" style:font-name-complex="標楷體" style:text-emphasize="none"/>
    </style:style>
    <style:style style:name="T208" style:family="text">
      <style:text-properties style:text-outline="false" style:text-line-through-style="none" style:text-line-through-type="none" style:text-position="0% 100%" fo:font-style="normal" fo:text-shadow="none" style:text-underline-style="none" officeooo:rsid="0a5718ff" style:font-style-asian="normal" style:font-name-complex="標楷體" style:text-emphasize="none"/>
    </style:style>
    <style:style style:name="T209" style:family="text">
      <style:text-properties style:text-outline="false" style:text-line-through-style="none" style:text-line-through-type="none" style:text-position="0% 100%" fo:font-style="normal" fo:text-shadow="none" style:text-underline-style="none" style:font-name-asian="標楷體" style:font-style-asian="normal" style:font-name-complex="標楷體" style:text-emphasize="none"/>
    </style:style>
    <style:style style:name="T210" style:family="text">
      <style:text-properties style:text-outline="false" style:text-line-through-style="none" style:text-line-through-type="none" style:text-position="0% 100%" fo:font-style="normal" fo:text-shadow="none" style:text-underline-style="none" officeooo:rsid="190ace04" style:font-name-asian="標楷體" style:font-style-asian="normal" style:font-name-complex="標楷體" style:text-emphasize="none"/>
    </style:style>
    <style:style style:name="T211" style:family="text">
      <style:text-properties style:text-outline="false" style:text-line-through-style="none" style:text-line-through-type="none" style:text-position="0% 100%" fo:font-style="normal" fo:text-shadow="none" style:text-underline-style="none" officeooo:rsid="19160fa9" style:font-name-asian="標楷體" style:font-style-asian="normal" style:font-name-complex="標楷體" style:text-emphasize="none"/>
    </style:style>
    <style:style style:name="T212" style:family="text">
      <style:text-properties style:text-outline="false" style:text-line-through-style="none" style:text-line-through-type="none" style:text-position="0% 100%" style:font-name="Arial1" fo:font-style="normal" fo:text-shadow="none" style:text-underline-style="none" officeooo:rsid="19160fa9" style:font-name-asian="Arial1" style:font-style-asian="normal" style:font-name-complex="標楷體" style:text-emphasize="none"/>
    </style:style>
    <style:style style:name="T213" style:family="text">
      <style:text-properties style:text-outline="false" style:text-line-through-style="none" style:text-line-through-type="none" style:font-name="Arial1" fo:font-style="normal" fo:text-shadow="none" officeooo:rsid="1b63f557" style:font-name-asian="Arial1" style:font-style-asian="normal" style:font-name-complex="標楷體" style:text-emphasize="none"/>
    </style:style>
    <style:style style:name="T214" style:family="text">
      <style:text-properties style:text-outline="false" style:text-line-through-style="none" style:text-line-through-type="none" style:font-name="Arial1" fo:font-style="normal" fo:text-shadow="none" officeooo:rsid="1b694d69" style:font-name-asian="Arial1" style:font-style-asian="normal" style:font-name-complex="標楷體" style:text-emphasize="none"/>
    </style:style>
    <style:style style:name="T215" style:family="text">
      <style:text-properties style:text-outline="false" style:text-line-through-style="none" style:text-line-through-type="none" style:font-name="Arial1" fo:font-style="normal" fo:text-shadow="none" officeooo:rsid="1b70db83" style:font-name-asian="Arial1" style:font-style-asian="normal" style:font-name-complex="標楷體" style:text-emphasize="none"/>
    </style:style>
    <style:style style:name="T216" style:family="text">
      <style:text-properties style:text-outline="false" style:text-line-through-style="none" style:text-line-through-type="none" style:font-name="Arial1" fo:font-style="normal" fo:text-shadow="none" officeooo:rsid="1b737b70" style:font-name-asian="Arial1" style:font-style-asian="normal" style:font-name-complex="標楷體" style:text-emphasize="none"/>
    </style:style>
    <style:style style:name="T217" style:family="text">
      <style:text-properties style:text-outline="false" style:text-line-through-style="none" style:text-line-through-type="none" style:font-name="Arial1" fo:font-style="normal" fo:text-shadow="none" officeooo:rsid="1b7881d9" style:font-name-asian="Arial1" style:font-style-asian="normal" style:font-name-complex="標楷體" style:text-emphasize="none"/>
    </style:style>
    <style:style style:name="T218" style:family="text">
      <style:text-properties style:text-outline="false" style:text-line-through-style="none" style:text-line-through-type="none" style:font-name="Arial1" fo:font-style="normal" fo:text-shadow="none" officeooo:rsid="1b7a5961" style:font-name-asian="Arial1" style:font-style-asian="normal" style:font-name-complex="標楷體" style:text-emphasize="none"/>
    </style:style>
    <style:style style:name="T219" style:family="text">
      <style:text-properties style:text-outline="false" style:text-line-through-style="none" style:text-line-through-type="none" style:font-name="Arial1" fo:font-style="normal" fo:text-shadow="none" officeooo:rsid="1d8efc23" style:font-name-asian="Arial1" style:font-style-asian="normal" style:font-name-complex="標楷體" style:text-emphasize="none"/>
    </style:style>
    <style:style style:name="T220" style:family="text">
      <style:text-properties officeooo:rsid="1ba19d07"/>
    </style:style>
    <style:style style:name="T221" style:family="text">
      <style:text-properties officeooo:rsid="1bb7ac1c"/>
    </style:style>
    <style:style style:name="T222" style:family="text">
      <style:text-properties officeooo:rsid="1bbcc85a"/>
    </style:style>
    <style:style style:name="T223" style:family="text">
      <style:text-properties officeooo:rsid="1bc44d14"/>
    </style:style>
    <style:style style:name="T224" style:family="text">
      <style:text-properties officeooo:rsid="1bc4c25e"/>
    </style:style>
    <style:style style:name="T225" style:family="text">
      <style:text-properties officeooo:rsid="1bc8fff6"/>
    </style:style>
    <style:style style:name="T226" style:family="text">
      <style:text-properties officeooo:rsid="1bcf79e6"/>
    </style:style>
    <style:style style:name="T227" style:family="text">
      <style:text-properties officeooo:rsid="1bd6dac1"/>
    </style:style>
    <style:style style:name="T228" style:family="text">
      <style:text-properties officeooo:rsid="1bdb5bf8"/>
    </style:style>
    <style:style style:name="T229" style:family="text">
      <style:text-properties officeooo:rsid="1c0b8868"/>
    </style:style>
    <style:style style:name="T230" style:family="text">
      <style:text-properties officeooo:rsid="1c140523"/>
    </style:style>
    <style:style style:name="T231" style:family="text">
      <style:text-properties officeooo:rsid="1c1d6bff"/>
    </style:style>
    <style:style style:name="T232" style:family="text">
      <style:text-properties officeooo:rsid="1c33055f"/>
    </style:style>
    <style:style style:name="T233" style:family="text">
      <style:text-properties officeooo:rsid="1c33aa4f"/>
    </style:style>
    <style:style style:name="T234" style:family="text">
      <style:text-properties officeooo:rsid="1c35583f"/>
    </style:style>
    <style:style style:name="T235" style:family="text">
      <style:text-properties officeooo:rsid="1c3741c2"/>
    </style:style>
    <style:style style:name="T236" style:family="text">
      <style:text-properties officeooo:rsid="1c3b3abd"/>
    </style:style>
    <style:style style:name="T237" style:family="text">
      <style:text-properties officeooo:rsid="2368b1f4"/>
    </style:style>
    <style:style style:name="T238" style:family="text">
      <style:text-properties officeooo:rsid="1c7622d4"/>
    </style:style>
    <style:style style:name="T239" style:family="text">
      <style:text-properties officeooo:rsid="1cad1ae7"/>
    </style:style>
    <style:style style:name="T240" style:family="text">
      <style:text-properties officeooo:rsid="0a7edee9"/>
    </style:style>
    <style:style style:name="T241" style:family="text">
      <style:text-properties officeooo:rsid="1ceb1be7"/>
    </style:style>
    <style:style style:name="T242" style:family="text">
      <style:text-properties officeooo:rsid="1cf49867"/>
    </style:style>
    <style:style style:name="T243" style:family="text">
      <style:text-properties officeooo:rsid="1cf7f0b0"/>
    </style:style>
    <style:style style:name="T244" style:family="text">
      <style:text-properties officeooo:rsid="1d0126f9"/>
    </style:style>
    <style:style style:name="T245" style:family="text">
      <style:text-properties officeooo:rsid="1d17a65e"/>
    </style:style>
    <style:style style:name="T246" style:family="text">
      <style:text-properties officeooo:rsid="1d1a3eb5"/>
    </style:style>
    <style:style style:name="T247" style:family="text">
      <style:text-properties officeooo:rsid="1d3b3467"/>
    </style:style>
    <style:style style:name="T248" style:family="text">
      <style:text-properties officeooo:rsid="1d3cd33a"/>
    </style:style>
    <style:style style:name="T249" style:family="text">
      <style:text-properties officeooo:rsid="1d406236"/>
    </style:style>
    <style:style style:name="T250" style:family="text">
      <style:text-properties officeooo:rsid="1d421035"/>
    </style:style>
    <style:style style:name="T251" style:family="text">
      <style:text-properties officeooo:rsid="1d4280e5"/>
    </style:style>
    <style:style style:name="T252" style:family="text">
      <style:text-properties officeooo:rsid="1d5309b3"/>
    </style:style>
    <style:style style:name="T253" style:family="text">
      <style:text-properties officeooo:rsid="1d57768c"/>
    </style:style>
    <style:style style:name="T254" style:family="text">
      <style:text-properties officeooo:rsid="1d5a7ad5"/>
    </style:style>
    <style:style style:name="T255" style:family="text">
      <style:text-properties officeooo:rsid="1d8260db"/>
    </style:style>
    <style:style style:name="T256" style:family="text">
      <style:text-properties officeooo:rsid="1d82bb90"/>
    </style:style>
    <style:style style:name="T257" style:family="text">
      <style:text-properties officeooo:rsid="1d84f9f6"/>
    </style:style>
    <style:style style:name="T258" style:family="text">
      <style:text-properties officeooo:rsid="1d8a6bde"/>
    </style:style>
    <style:style style:name="T259" style:family="text">
      <style:text-properties officeooo:rsid="1d93ed53"/>
    </style:style>
    <style:style style:name="T260" style:family="text">
      <style:text-properties officeooo:rsid="1d94a5eb"/>
    </style:style>
    <style:style style:name="T261" style:family="text">
      <style:text-properties officeooo:rsid="1d9c677e"/>
    </style:style>
    <style:style style:name="T262" style:family="text">
      <style:text-properties officeooo:rsid="1d9ce8e3"/>
    </style:style>
    <style:style style:name="T263" style:family="text">
      <style:text-properties officeooo:rsid="1db42a03"/>
    </style:style>
    <style:style style:name="T264" style:family="text">
      <style:text-properties officeooo:rsid="1db98d72"/>
    </style:style>
    <style:style style:name="T265" style:family="text">
      <style:text-properties style:font-name="Liberation Serif1" officeooo:rsid="1de4671b" style:font-name-asian="Liberation Serif1" style:font-name-complex="Liberation Serif1"/>
    </style:style>
    <style:style style:name="T266" style:family="text">
      <style:text-properties style:text-position="0% 100%" officeooo:rsid="39539246" style:font-name-asian="標楷體1"/>
    </style:style>
    <style:style style:name="T267" style:family="text">
      <style:text-properties style:text-position="0% 100%" style:text-underline-style="solid" style:text-underline-width="auto" style:text-underline-color="font-color" officeooo:rsid="39539246" style:font-name-asian="標楷體1"/>
    </style:style>
    <style:style style:name="T268" style:family="text">
      <style:text-properties style:font-name="Arial1" style:font-name-asian="Arial1"/>
    </style:style>
    <style:style style:name="T269" style:family="text">
      <style:text-properties style:font-name="Arial1" officeooo:rsid="1a1f4370" style:font-name-asian="Arial1"/>
    </style:style>
    <style:style style:name="T270" style:family="text">
      <style:text-properties style:font-name="Arial1" officeooo:rsid="19087919" style:font-name-asian="Arial1"/>
    </style:style>
    <style:style style:name="T271" style:family="text">
      <style:text-properties style:font-name="Arial1" officeooo:rsid="1abe8055" style:font-name-asian="Arial1"/>
    </style:style>
    <style:style style:name="T272" style:family="text">
      <style:text-properties style:font-name="Arial1" officeooo:rsid="1abe76db" style:font-name-asian="Arial1"/>
    </style:style>
    <style:style style:name="T273" style:family="text">
      <style:text-properties style:font-name="Arial1" officeooo:rsid="1ac43794" style:font-name-asian="Arial1"/>
    </style:style>
    <style:style style:name="T274" style:family="text">
      <style:text-properties style:font-name="Arial1" officeooo:rsid="1ac3a91c" style:font-name-asian="Arial1"/>
    </style:style>
    <style:style style:name="T275" style:family="text">
      <style:text-properties style:font-name="Arial1" officeooo:rsid="1a7f6e5b" style:font-name-asian="Arial1"/>
    </style:style>
    <style:style style:name="T276" style:family="text">
      <style:text-properties style:font-name="Arial1" officeooo:rsid="1a84e7c7" style:font-name-asian="Arial1"/>
    </style:style>
    <style:style style:name="T277" style:family="text">
      <style:text-properties style:font-name="Arial1" officeooo:rsid="1a865cfa" style:font-name-asian="Arial1"/>
    </style:style>
    <style:style style:name="T278" style:family="text">
      <style:text-properties style:font-name="Arial1" officeooo:rsid="19fc8057" style:font-name-asian="Arial1"/>
    </style:style>
    <style:style style:name="T279" style:family="text">
      <style:text-properties style:font-name="Arial1" officeooo:rsid="1abd22c3" style:font-name-asian="Arial1"/>
    </style:style>
    <style:style style:name="T280" style:family="text">
      <style:text-properties style:font-name="Arial1" officeooo:rsid="1ae10108" style:font-name-asian="Arial1"/>
    </style:style>
    <style:style style:name="T281" style:family="text">
      <style:text-properties style:font-name="Arial1" officeooo:rsid="190ace04" style:font-name-asian="Arial1"/>
    </style:style>
    <style:style style:name="T282" style:family="text">
      <style:text-properties style:font-name="Arial1" officeooo:rsid="1ae916cd" style:font-name-asian="Arial1"/>
    </style:style>
    <style:style style:name="T283" style:family="text">
      <style:text-properties style:font-name="Arial1" officeooo:rsid="1ae916cd" style:font-name-asian="Arial1" style:font-name-complex="標楷體"/>
    </style:style>
    <style:style style:name="T284" style:family="text">
      <style:text-properties style:font-name="Arial1" officeooo:rsid="1afa3e23" style:font-name-asian="Arial1"/>
    </style:style>
    <style:style style:name="T285" style:family="text">
      <style:text-properties style:font-name="Arial1" officeooo:rsid="1af91374" style:font-name-asian="Arial1"/>
    </style:style>
    <style:style style:name="T286" style:family="text">
      <style:text-properties style:font-name="Arial1" officeooo:rsid="1b173649" style:font-name-asian="Arial1"/>
    </style:style>
    <style:style style:name="T287" style:family="text">
      <style:text-properties style:font-name="Arial1" officeooo:rsid="1b0bbbf1" style:font-name-asian="Arial1"/>
    </style:style>
    <style:style style:name="T288" style:family="text">
      <style:text-properties style:font-name="Arial1" officeooo:rsid="1b0bed80" style:font-name-asian="Arial1"/>
    </style:style>
    <style:style style:name="T289" style:family="text">
      <style:text-properties style:font-name="Arial1" officeooo:rsid="1b24471a" style:font-name-asian="Arial1"/>
    </style:style>
    <style:style style:name="T290" style:family="text">
      <style:text-properties style:font-name="Arial1" officeooo:rsid="1b2eb0be" style:font-name-asian="Arial1"/>
    </style:style>
    <style:style style:name="T291" style:family="text">
      <style:text-properties style:font-name="Arial1" officeooo:rsid="1b3414df" style:font-name-asian="Arial1"/>
    </style:style>
    <style:style style:name="T292" style:family="text">
      <style:text-properties style:font-name="Arial1" officeooo:rsid="1b3760b1" style:font-name-asian="Arial1"/>
    </style:style>
    <style:style style:name="T293" style:family="text">
      <style:text-properties style:font-name="Arial1" officeooo:rsid="1b52306a" style:font-name-asian="Arial1"/>
    </style:style>
    <style:style style:name="T294" style:family="text">
      <style:text-properties style:font-name="Arial1" officeooo:rsid="1b3a15af" style:font-name-asian="Arial1"/>
    </style:style>
    <style:style style:name="T295" style:family="text">
      <style:text-properties style:font-name="Arial1" officeooo:rsid="1b4a17e3" style:font-name-asian="Arial1"/>
    </style:style>
    <style:style style:name="T296" style:family="text">
      <style:text-properties style:font-name="Arial1" officeooo:rsid="1b5af120" style:font-name-asian="Arial1"/>
    </style:style>
    <style:style style:name="T297" style:family="text">
      <style:text-properties style:font-name="Arial1" officeooo:rsid="1b42e016" style:font-name-asian="Arial1"/>
    </style:style>
    <style:style style:name="T298" style:family="text">
      <style:text-properties style:font-name="Arial1" officeooo:rsid="1b4f6f2c" style:font-name-asian="Arial1"/>
    </style:style>
    <style:style style:name="T299" style:family="text">
      <style:text-properties style:font-name="Arial1" officeooo:rsid="1b5ff649" style:font-name-asian="Arial1"/>
    </style:style>
    <style:style style:name="T300" style:family="text">
      <style:text-properties style:font-name="Arial1" officeooo:rsid="1b594ab4" style:font-name-asian="Arial1"/>
    </style:style>
    <style:style style:name="T301" style:family="text">
      <style:text-properties style:font-name="Arial1" officeooo:rsid="1b5a246b" style:font-name-asian="Arial1"/>
    </style:style>
    <style:style style:name="T302" style:family="text">
      <style:text-properties style:font-name="Arial1" officeooo:rsid="1b5d1334" style:font-name-asian="Arial1"/>
    </style:style>
    <style:style style:name="T303" style:family="text">
      <style:text-properties style:font-name="Arial1" officeooo:rsid="1b5e5808" style:font-name-asian="Arial1"/>
    </style:style>
    <style:style style:name="T304" style:family="text">
      <style:text-properties style:font-name="Arial1" officeooo:rsid="1b63a159" style:font-name-asian="Arial1"/>
    </style:style>
    <style:style style:name="T305" style:family="text">
      <style:text-properties style:font-name="Arial1" officeooo:rsid="1b969806" style:font-name-asian="Arial1"/>
    </style:style>
    <style:style style:name="T306" style:family="text">
      <style:text-properties style:font-name="Arial1" officeooo:rsid="1ba27721" style:font-name-asian="Arial1"/>
    </style:style>
    <style:style style:name="T307" style:family="text">
      <style:text-properties style:font-name="Arial1" officeooo:rsid="1bac1da1" style:font-name-asian="Arial1"/>
    </style:style>
    <style:style style:name="T308" style:family="text">
      <style:text-properties style:font-name="Arial1" officeooo:rsid="1bad0d02" style:font-name-asian="Arial1"/>
    </style:style>
    <style:style style:name="T309" style:family="text">
      <style:text-properties style:font-name="Arial1" officeooo:rsid="1bb347df" style:font-name-asian="Arial1"/>
    </style:style>
    <style:style style:name="T310" style:family="text">
      <style:text-properties style:font-name="Arial1" officeooo:rsid="1bae896a" style:font-name-asian="Arial1"/>
    </style:style>
    <style:style style:name="T311" style:family="text">
      <style:text-properties style:font-name="Arial1" officeooo:rsid="1bbcc85a" style:font-name-asian="Arial1"/>
    </style:style>
    <style:style style:name="T312" style:family="text">
      <style:text-properties style:font-name="Arial1" officeooo:rsid="1bc8fff6" style:font-name-asian="Arial1"/>
    </style:style>
    <style:style style:name="T313" style:family="text">
      <style:text-properties style:font-name="Arial1" officeooo:rsid="1bc44d14" style:font-name-asian="Arial1"/>
    </style:style>
    <style:style style:name="T314" style:family="text">
      <style:text-properties style:font-name="Arial1" officeooo:rsid="1bc4c25e" style:font-name-asian="Arial1"/>
    </style:style>
    <style:style style:name="T315" style:family="text">
      <style:text-properties style:font-name="Arial1" officeooo:rsid="1bd6dac1" style:font-name-asian="Arial1"/>
    </style:style>
    <style:style style:name="T316" style:family="text">
      <style:text-properties style:font-name="Arial1" officeooo:rsid="1bdb5bf8" style:font-name-asian="Arial1"/>
    </style:style>
    <style:style style:name="T317" style:family="text">
      <style:text-properties style:font-name="Arial1" officeooo:rsid="1c7622d4" style:font-name-asian="Arial1"/>
    </style:style>
    <style:style style:name="T318" style:family="text">
      <style:text-properties style:font-name="Arial1" officeooo:rsid="1d17a65e" style:font-name-asian="Arial1"/>
    </style:style>
    <style:style style:name="T319" style:family="text">
      <style:text-properties style:font-name="Arial1" officeooo:rsid="1d406236" style:font-name-asian="Arial1"/>
    </style:style>
    <style:style style:name="T320" style:family="text">
      <style:text-properties style:font-name="Arial1" officeooo:rsid="1d3cd33a" style:font-name-asian="Arial1"/>
    </style:style>
    <style:style style:name="T321" style:family="text">
      <style:text-properties style:font-name="Arial1" officeooo:rsid="1d3b3467" style:font-name-asian="Arial1"/>
    </style:style>
    <style:style style:name="T322" style:family="text">
      <style:text-properties style:font-name="Arial1" officeooo:rsid="1d421035" style:font-name-asian="Arial1"/>
    </style:style>
    <style:style style:name="T323" style:family="text">
      <style:text-properties style:font-name="Arial1" officeooo:rsid="1d4280e5" style:font-name-asian="Arial1"/>
    </style:style>
    <style:style style:name="T324" style:family="text">
      <style:text-properties style:font-name="Arial1" officeooo:rsid="1d446197" style:font-name-asian="Arial1"/>
    </style:style>
    <style:style style:name="T325" style:family="text">
      <style:text-properties style:font-name="Arial1" officeooo:rsid="1d4a73f0" style:font-name-asian="Arial1"/>
    </style:style>
    <style:style style:name="T326" style:family="text">
      <style:text-properties style:font-name="Arial1" officeooo:rsid="1d5309b3" style:font-name-asian="Arial1"/>
    </style:style>
    <style:style style:name="T327" style:family="text">
      <style:text-properties style:font-name="Arial1" officeooo:rsid="1d5a7ad5" style:font-name-asian="Arial1"/>
    </style:style>
    <style:style style:name="T328" style:family="text">
      <style:text-properties style:font-name="Arial1" officeooo:rsid="1d62eada" style:font-name-asian="Arial1"/>
    </style:style>
    <style:style style:name="T329" style:family="text">
      <style:text-properties style:font-name="Arial1" officeooo:rsid="1d670030" style:font-name-asian="Arial1"/>
    </style:style>
    <style:style style:name="T330" style:family="text">
      <style:text-properties style:font-name="Arial1" officeooo:rsid="1d57768c" style:font-name-asian="Arial1"/>
    </style:style>
    <style:style style:name="T331" style:family="text">
      <style:text-properties style:font-name="Arial1" officeooo:rsid="1d8260db" style:font-name-asian="Arial1"/>
    </style:style>
    <style:style style:name="T332" style:family="text">
      <style:text-properties style:font-name="Arial1" officeooo:rsid="1d84f9f6" style:font-name-asian="Arial1"/>
    </style:style>
    <style:style style:name="T333" style:family="text">
      <style:text-properties style:font-name="Arial1" officeooo:rsid="1d82bb90" style:font-name-asian="Arial1"/>
    </style:style>
    <style:style style:name="T334" style:family="text">
      <style:text-properties style:font-name="Arial1" officeooo:rsid="1d8a6bde" style:font-name-asian="Arial1"/>
    </style:style>
    <style:style style:name="T335" style:family="text">
      <style:text-properties style:font-name="Arial1" officeooo:rsid="1d93ed53" style:font-name-asian="Arial1"/>
    </style:style>
    <style:style style:name="T336" style:family="text">
      <style:text-properties style:font-name="Arial1" officeooo:rsid="1d94a5eb" style:font-name-asian="Arial1"/>
    </style:style>
    <style:style style:name="T337" style:family="text">
      <style:text-properties style:font-name="Arial1" officeooo:rsid="1d9c677e" style:font-name-asian="Arial1"/>
    </style:style>
    <style:style style:name="T338" style:family="text">
      <style:text-properties style:font-name="Arial1" officeooo:rsid="1d9ce8e3" style:font-name-asian="Arial1"/>
    </style:style>
    <style:style style:name="T339" style:family="text">
      <style:text-properties style:font-name="Arial1" officeooo:rsid="1da2ae46" style:font-name-asian="Arial1"/>
    </style:style>
    <style:style style:name="T340" style:family="text">
      <style:text-properties style:font-name="Arial1" officeooo:rsid="1da6581e" style:font-name-asian="Arial1"/>
    </style:style>
    <style:style style:name="T341" style:family="text">
      <style:text-properties style:font-name="Arial1" officeooo:rsid="1dab4782" style:font-name-asian="Arial1"/>
    </style:style>
    <style:style style:name="T342" style:family="text">
      <style:text-properties style:font-name="Arial1" officeooo:rsid="1db98d72" style:font-name-asian="Arial1"/>
    </style:style>
    <style:style style:name="T343" style:family="text">
      <style:text-properties style:font-name="Arial1" officeooo:rsid="1db42a03" style:font-name-asian="Arial1"/>
    </style:style>
    <style:style style:name="T344" style:family="text">
      <style:text-properties style:font-name="Arial1" officeooo:rsid="1dbd50ad" style:font-name-asian="Arial1"/>
    </style:style>
    <style:style style:name="T345" style:family="text">
      <style:text-properties style:font-name="Arial1" officeooo:rsid="1df59437" style:font-name-asian="Arial1"/>
    </style:style>
    <style:style style:name="T346" style:family="text">
      <style:text-properties style:font-name="Arial1" fo:font-size="17pt" fo:font-weight="bold" officeooo:rsid="19087919" style:font-name-asian="Arial1" style:font-size-asian="17pt" style:language-asian="zh" style:country-asian="TW" style:font-weight-asian="bold" style:font-size-complex="17pt" style:font-weight-complex="bold"/>
    </style:style>
    <style:style style:name="T347" style:family="text">
      <style:text-properties style:font-name="Arial1" fo:font-size="17pt" style:text-underline-style="none" fo:font-weight="bold" officeooo:rsid="19087919" style:font-name-asian="Arial1" style:font-size-asian="17pt" style:language-asian="zh" style:country-asian="TW" style:font-weight-asian="bold" style:font-size-complex="17pt" style:font-weight-complex="bold"/>
    </style:style>
    <style:style style:name="T348" style:family="text">
      <style:text-properties style:font-name="Arial1" style:text-underline-style="none" style:font-name-asian="Arial1"/>
    </style:style>
    <style:style style:name="T349" style:family="text">
      <style:text-properties style:font-name="Arial1" style:text-underline-style="none" officeooo:rsid="19087919" style:font-name-asian="Arial1"/>
    </style:style>
    <style:style style:name="T350" style:family="text">
      <style:text-properties style:font-name="Arial1" style:text-underline-style="none" officeooo:rsid="19160fa9" style:font-name-asian="Arial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77193263" text:style-name="L1">
        <text:list-item>
          <text:p text:style-name="P1"><text:bookmark-start text:name="日月神示"/>日月神示<text:bookmark-end text:name="日月神示"/></text:p>
          <text:list>
            <text:list-item>
              <text:p text:style-name="P72"><text:span text:style-name="T42">假定，</text:span><text:span text:style-name="T32">日月神示 是在預言 啟示錄的 末日審判。</text:span></text:p>
            </text:list-item>
            <text:list-item>
              <text:p text:style-name="P2"><text:span text:style-name="T80">上之卷 </text:span><text:span text:style-name="T269">↔</text:span><text:span text:style-name="T85"> 本書</text:span><text:span text:style-name="T80">。</text:span><text:span text:style-name="T75">（</text:span><text:span text:style-name="T78">↔</text:span><text:span text:style-name="T75"> 是 有機率 映射到）</text:span></text:p>
              <text:list>
                <text:list-item>
                  <text:p text:style-name="P3"><text:span text:style-name="T80">日月神示</text:span><text:span text:style-name="T86">的 實際作者（神靈附身）</text:span><text:span text:style-name="T269">↔</text:span><text:span text:style-name="T85"> </text:span><text:span text:style-name="T142">&lt;?</text:span><text:span text:style-name="T145">2</text:span><text:span text:style-name="T142">&gt;守護神</text:span><text:span text:style-name="T146">。</text:span></text:p>
                  <text:list>
                    <text:list-item>
                      <text:p text:style-name="P73"><text:span text:style-name="T35">&lt;?</text:span><text:span text:style-name="T36">2</text:span><text:span text:style-name="T35">&gt;守護神 是 &lt;?</text:span><text:span text:style-name="T36">2</text:span><text:span text:style-name="T35">&gt;個體。</text:span></text:p>
                    </text:list-item>
                  </text:list>
                </text:list-item>
                <text:list-item>
                  <text:p text:style-name="P114"><text:span text:style-name="T29">上之卷，第</text:span><text:span text:style-name="T30">1帖~第3帖。</text:span><text:span text:style-name="T71">（本書 有機會 重新看 之後，再細分 第1帖、第2帖、第3帖）</text:span></text:p>
                  <text:list>
                    <text:list-item>
                      <text:p text:style-name="P114"><text:span text:style-name="T29">あ身神 </text:span><text:span text:style-name="T346">↔</text:span><text:span text:style-name="T94">（道家 的 三魂 的）胎光、第二層級意識（以上）。</text:span></text:p>
                    </text:list-item>
                    <text:list-item>
                      <text:p text:style-name="P114"><text:span text:style-name="T29">や身神 </text:span><text:span text:style-name="T346">↔</text:span><text:span text:style-name="T94">（道家 的 三魂 的）爽靈、第一層級意識。</text:span></text:p>
                    </text:list-item>
                    <text:list-item>
                      <text:p text:style-name="P4"><text:span text:style-name="T80">わ身神 </text:span><text:span text:style-name="T268">↔</text:span><text:span text:style-name="T93">（道家 的 三魂 的）幽精、第零層級意識。</text:span></text:p>
                    </text:list-item>
                    <text:list-item>
                      <text:p text:style-name="P4"><text:span text:style-name="T24">123</text:span><text:span text:style-name="T26"> </text:span><text:span text:style-name="T348">↔</text:span><text:span text:style-name="T26"> &lt;?1&gt;、&lt;?2&gt;、&lt;?3&gt;。</text:span></text:p>
                      <text:list>
                        <text:list-item>
                          <text:p text:style-name="P4"><text:span text:style-name="T24">345</text:span><text:span text:style-name="T26"> </text:span><text:span text:style-name="T348">↔</text:span><text:span text:style-name="T26"> &lt;?3&gt;、&lt;?4&gt;、&lt;?5&gt;。</text:span></text:p>
                        </text:list-item>
                        <text:list-item>
                          <text:p text:style-name="P4"><text:span text:style-name="T24">567</text:span><text:span text:style-name="T26"> </text:span><text:span text:style-name="T348">↔</text:span><text:span text:style-name="T26"> &lt;?5&gt;、&lt;?6&gt;、&lt;?7&gt;。</text:span></text:p>
                        </text:list-item>
                        <text:list-item>
                          <text:p text:style-name="P9"><text:span text:style-name="T139">（</text:span><text:span text:style-name="T26">1</text:span><text:span text:style-name="T25">23 → 345</text:span><text:span text:style-name="T139">）</text:span><text:span text:style-name="T349">↔</text:span><text:span text:style-name="T140"> </text:span><text:span text:style-name="T25">本書的</text:span><text:span text:style-name="T139"> </text:span><text:span text:style-name="T25">成神。</text:span></text:p>
                        </text:list-item>
                        <text:list-item>
                          <text:p text:style-name="P115"><text:span text:style-name="T28">（</text:span><text:span text:style-name="T27">1</text:span><text:span text:style-name="T28">23 ← 345）</text:span><text:span text:style-name="T347">↔</text:span><text:span text:style-name="T28"> 本書的 下凡。</text:span></text:p>
                        </text:list-item>
                      </text:list>
                    </text:list-item>
                    <text:list-item>
                      <text:p text:style-name="P5"><text:span text:style-name="T141">123</text:span><text:span text:style-name="T142"> </text:span><text:span text:style-name="T350">↔</text:span><text:span text:style-name="T142"> </text:span><text:span text:style-name="T143">第 </text:span><text:span text:style-name="T144">0~2 </text:span><text:span text:style-name="T143">層級意識</text:span><text:span text:style-name="T142">。</text:span></text:p>
                      <text:list>
                        <text:list-item>
                          <text:p text:style-name="P5"><text:span text:style-name="T141">345</text:span><text:span text:style-name="T142"> </text:span><text:span text:style-name="T350">↔</text:span><text:span text:style-name="T142"> </text:span><text:span text:style-name="T143">第 </text:span><text:span text:style-name="T144">2~4 </text:span><text:span text:style-name="T143">層級意識</text:span><text:span text:style-name="T142">。</text:span></text:p>
                        </text:list-item>
                        <text:list-item>
                          <text:p text:style-name="P6"><text:span text:style-name="T141">567</text:span><text:span text:style-name="T142"> </text:span><text:span text:style-name="T350">↔</text:span><text:span text:style-name="T142"> </text:span><text:span text:style-name="T143">第 </text:span><text:span text:style-name="T144">4~6 </text:span><text:span text:style-name="T143">層級意識</text:span><text:span text:style-name="T142">。</text:span></text:p>
                        </text:list-item>
                        <text:list-item>
                          <text:p text:style-name="P10"><text:span text:style-name="T139">（</text:span><text:span text:style-name="T142">1</text:span><text:span text:style-name="T139">23 → 345）</text:span><text:span text:style-name="T349">↔</text:span><text:span text:style-name="T140"> 反孕育 意識</text:span><text:span text:style-name="T139">。</text:span></text:p>
                        </text:list-item>
                        <text:list-item>
                          <text:p text:style-name="P6"><text:span text:style-name="T143">（</text:span><text:span text:style-name="T142">1</text:span><text:span text:style-name="T143">23 ← 345）</text:span><text:span text:style-name="T348">↔</text:span><text:span text:style-name="T143"> 孕育 意識。</text:span></text:p>
                        </text:list-item>
                      </text:list>
                    </text:list-item>
                    <text:list-item>
                      <text:p text:style-name="P7"><text:span text:style-name="T203">（</text:span><text:span text:style-name="T209">日月神示</text:span><text:span text:style-name="T204"> 認定的</text:span><text:span text:style-name="T203">）</text:span><text:span text:style-name="T210">123、</text:span><text:span text:style-name="T206">Ο</text:span><text:span text:style-name="T202"> </text:span><text:span text:style-name="T212">↔</text:span><text:span text:style-name="T211"> </text:span><text:span text:style-name="T208">肉質層</text:span><text:span text:style-name="T201">世界</text:span><text:span text:style-name="T200">、</text:span><text:span text:style-name="T203">（</text:span><text:span text:style-name="T205">人類</text:span><text:span text:style-name="T204"> 認定的</text:span><text:span text:style-name="T203">）</text:span><text:span text:style-name="T200">物</text:span><text:span text:style-name="T201">質世界</text:span><text:span text:style-name="T210">。</text:span></text:p>
                      <text:list>
                        <text:list-item>
                          <text:p text:style-name="P7"><text:span text:style-name="T203">（</text:span><text:span text:style-name="T209">日月神示</text:span><text:span text:style-name="T204"> 認定的</text:span><text:span text:style-name="T203">）</text:span><text:span text:style-name="T206">›</text:span><text:span text:style-name="T202"> </text:span><text:span text:style-name="T212">↔</text:span><text:span text:style-name="T211"> </text:span><text:span text:style-name="T208">意識層</text:span><text:span text:style-name="T201">世界</text:span><text:span text:style-name="T200">、</text:span><text:span text:style-name="T203">（</text:span><text:span text:style-name="T205">人類</text:span><text:span text:style-name="T204"> 認定的</text:span><text:span text:style-name="T203">）</text:span><text:span text:style-name="T207">反</text:span><text:span text:style-name="T200">物</text:span><text:span text:style-name="T201">質世界</text:span><text:span text:style-name="T210">。</text:span></text:p>
                        </text:list-item>
                        <text:list-item>
                          <text:p text:style-name="P8"><text:span text:style-name="T203">（</text:span><text:span text:style-name="T209">日月神示</text:span><text:span text:style-name="T204"> 認定的</text:span><text:span text:style-name="T203">）</text:span><text:span text:style-name="T210">345、</text:span><text:span text:style-name="T206">有›的Ο</text:span><text:span text:style-name="T202"> </text:span><text:span text:style-name="T212">↔</text:span><text:span text:style-name="T203">（</text:span><text:span text:style-name="T209">日月神示</text:span><text:span text:style-name="T204"> 認定的</text:span><text:span text:style-name="T203">）神世</text:span><text:span text:style-name="T210">。</text:span></text:p>
                        </text:list-item>
                      </text:list>
                    </text:list-item>
                    <text:list-item>
                      <text:p text:style-name="P74"><text:span text:style-name="T81">人</text:span><text:span text:style-name="T82">が神</text:span><text:span text:style-name="T83">の</text:span><text:span text:style-name="T84">お</text:span><text:span text:style-name="T82">宮</text:span><text:span text:style-name="T81"> </text:span><text:span text:style-name="T270">↔</text:span><text:span text:style-name="T32"> </text:span><text:span text:style-name="T1">第二層級意識（以上）進入的 NPC的肉質層。</text:span></text:p>
                    </text:list-item>
                    <text:list-item>
                      <text:p text:style-name="P75"><text:span text:style-name="T31">神 </text:span><text:span text:style-name="T270">↔</text:span><text:span text:style-name="T32"> </text:span><text:span text:style-name="T1">第二層級意識（以上）、&lt;?</text:span><text:span text:style-name="T40">2</text:span><text:span text:style-name="T1">&gt;守護神、&lt;_?3_&gt;、&lt;?3&gt;、&lt;?[</text:span><text:span text:style-name="T41">N</text:span><text:span text:style-name="T1">]&gt;、&lt;?[[]]&gt; 個體。</text:span></text:p>
                      <text:list>
                        <text:list-item>
                          <text:p text:style-name="P86"><text:span text:style-name="T132">Λ</text:span><text:span text:style-name="T1"> &gt;= N &gt;= V。</text:span></text:p>
                        </text:list-item>
                        <text:list-item>
                          <text:p text:style-name="P76"><text:span text:style-name="T1">&lt;?[[]]&gt;個體 蘊含 &lt;?[</text:span><text:span text:style-name="T41">N</text:span><text:span text:style-name="T1">]&gt;個體。</text:span><text:span text:style-name="T70">（&lt;?[[[]]]&gt; 蘊含 &lt;?[[]]&gt; 蘊含 &lt;?[]&gt;）</text:span></text:p>
                        </text:list-item>
                        <text:list-item>
                          <text:p text:style-name="P77"><text:span text:style-name="T1">不同的情境 映射</text:span><text:span text:style-name="T34">到</text:span><text:span text:style-name="T1"> 不同的個體。</text:span></text:p>
                          <text:list>
                            <text:list-item>
                              <text:p text:style-name="P78"><text:span text:style-name="T33">主要是 </text:span><text:span text:style-name="T1">映射</text:span><text:span text:style-name="T34">到</text:span><text:span text:style-name="T32"> </text:span><text:span text:style-name="T1">第二層級意識（以上）、&lt;_?3_&gt;個體、&lt;?3&gt;個體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1">上之卷，第<text:span text:style-name="T168">2</text:span>帖。</text:p>
                  <text:list>
                    <text:list-item>
                      <text:p text:style-name="P11">神的容器 <text:span text:style-name="T271">↔</text:span><text:span text:style-name="T169">（某一特定）意識層個體 的 容器。</text:span></text:p>
                      <text:list>
                        <text:list-item>
                          <text:p text:style-name="P12">容器 <text:span text:style-name="T272">↔</text:span><text:span text:style-name="T168"> （某一特定意識層個體 進入 </text:span>的<text:span text:style-name="T168">）某一特定個體</text:span>的<text:span text:style-name="T168"> 肉質層。</text:span><text:span text:style-name="T66">（NPC）</text:span></text:p>
                        </text:list-item>
                      </text:list>
                    </text:list-item>
                    <text:list-item>
                      <text:p text:style-name="P13">冬天 <text:span text:style-name="T273">↔</text:span><text:span text:style-name="T171"> 核冬天。</text:span></text:p>
                    </text:list-item>
                    <text:list-item>
                      <text:p text:style-name="P13">國土分割成八塊 <text:span text:style-name="T274">↔</text:span><text:span text:style-name="T170"> 人類 被劃分出 八種文明。</text:span></text:p>
                    </text:list-item>
                    <text:list-item>
                      <text:p text:style-name="P79">外國 <text:span text:style-name="T270">↔</text:span><text:span text:style-name="T32"> </text:span>人類個體 以外 的智能個體。</text:p>
                      <text:list>
                        <text:list-item>
                          <text:p text:style-name="P80">明顯例子，外星、內星、星船 生物、個體、文明。</text:p>
                        </text:list-item>
                      </text:list>
                    </text:list-item>
                  </text:list>
                </text:list-item>
                <text:list-item>
                  <text:p text:style-name="P13">上之卷，第4帖。</text:p>
                  <text:list>
                    <text:list-item>
                      <text:p text:style-name="P14">表的裏是裏 <text:span text:style-name="T275">↔</text:span><text:span text:style-name="T148"> 某一特定個體 的 裡面 是 某一特定意識層個體。</text:span></text:p>
                      <text:list>
                        <text:list-item>
                          <text:p text:style-name="P15">表 <text:span text:style-name="T276">↔</text:span><text:span text:style-name="T149"> 某一特定個體的 肉質層、第一層級意識（以下）。</text:span><text:span text:style-name="T72">（NPC）</text:span></text:p>
                        </text:list-item>
                        <text:list-item>
                          <text:p text:style-name="P14">裏 <text:span text:style-name="T277">↔</text:span><text:span text:style-name="T150"> 裡面。</text:span></text:p>
                        </text:list-item>
                        <text:list-item>
                          <text:p text:style-name="P14">裏 <text:span text:style-name="T268">↔</text:span>（<text:span text:style-name="T149">進入 該個體的）意識層個體。</text:span></text:p>
                          <text:list>
                            <text:list-item>
                              <text:p text:style-name="P14">意識層個體 是 第二層級意識個體（以上）。</text:p>
                              <text:list>
                                <text:list-item>
                                  <text:p text:style-name="P16">明顯例子，假定，某一特定意識層個體 進入 某一特定個體的 肉質層。</text:p>
                                  <text:list>
                                    <text:list-item>
                                      <text:p text:style-name="P16">假定，該意識層個體的 最高意識層層級 是 第三層級意識層。</text:p>
                                    </text:list-item>
                                    <text:list-item>
                                      <text:p text:style-name="P14">該意識層個體 是 第三層級意識層。</text:p>
                                      <text:list>
                                        <text:list-item>
                                          <text:p text:style-name="P14">該意識層個體 有機率蘊含 零個（以上）第二層級意識層個體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7">該意識層個體 是（<text:span text:style-name="T149">進入 該個體的）意識層個體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">裏的裏是神世 <text:span text:style-name="T275">↔</text:span><text:span text:style-name="T148"> 某一特定意識層個體 的 裡面 是 該意識層個體 蘊含的 一切。</text:span></text:p>
                      <text:list>
                        <text:list-item>
                          <text:p text:style-name="P19">裏 <text:span text:style-name="T276">↔</text:span>（<text:span text:style-name="T149">進入 該個體的）該意識層個體。</text:span></text:p>
                        </text:list-item>
                        <text:list-item>
                          <text:p text:style-name="P19">裏 <text:span text:style-name="T277">↔</text:span><text:span text:style-name="T150"> 裡面。</text:span></text:p>
                        </text:list-item>
                        <text:list-item>
                          <text:p text:style-name="P20">神世 <text:span text:style-name="T268">↔</text:span> 第二層級意識個體（以上）居住的 世界。</text:p>
                          <text:list>
                            <text:list-item>
                              <text:p text:style-name="P21">神世 <text:span text:style-name="T268">↔</text:span> <text:span text:style-name="T149">該意識層個體的 裡面</text:span>。</text:p>
                              <text:list>
                                <text:list-item>
                                  <text:p text:style-name="P21">神世 <text:span text:style-name="T268">↔</text:span> <text:span text:style-name="T149">該意識層個體 蘊含的一切、內在的一切、一切的一切</text:span>。</text:p>
                                </text:list-item>
                                <text:list-item>
                                  <text:p text:style-name="P22"><text:span text:style-name="T149">該意識層個體 蘊含 </text:span>第二層級意識個體（以上）。</text:p>
                                </text:list-item>
                                <text:list-item>
                                  <text:p text:style-name="P22">第二層級意識個體（以上）是 <text:span text:style-name="T149">該意識層個體的 內在物質。</text:span></text:p>
                                </text:list-item>
                                <text:list-item>
                                  <text:p text:style-name="P23"><text:span text:style-name="T149">該意識層個體的 是 </text:span>第二層級意識個體（以上）的 外在環境。</text:p>
                                </text:list-item>
                                <text:list-item>
                                  <text:p text:style-name="P24"><text:span text:style-name="T149">該意識層個體的 內部機制 是 </text:span>第二層級意識個體（以上）的 萬物法則。</text:p>
                                </text:list-item>
                                <text:list-item>
                                  <text:p text:style-name="P25"><text:span text:style-name="T149">該意識層個體的 裡面 是 </text:span>第二層級意識個體（以上）的 世界。</text:p>
                                </text:list-item>
                                <text:list-item>
                                  <text:p text:style-name="P21">神世 <text:span text:style-name="T268">↔</text:span> <text:span text:style-name="T149">該意識層個體的 裡面</text:span>。</text:p>
                                </text:list-item>
                                <text:list-item>
                                  <text:p text:style-name="P98"><text:span text:style-name="T48">神世的 萬物法則 </text:span><text:span text:style-name="T278">↔</text:span><text:span text:style-name="T49"> </text:span><text:span text:style-name="T51">第二層級意識個體（以上）的 萬物法則</text:span><text:span text:style-name="T50">。</text:span></text:p>
                                </text:list-item>
                                <text:list-item>
                                  <text:p text:style-name="P98"><text:span text:style-name="T48">神世的 萬物法則 </text:span><text:span text:style-name="T278">↔</text:span><text:span text:style-name="T49"> </text:span><text:span text:style-name="T48">該意識層個體</text:span><text:span text:style-name="T50">的 內部機制。</text:span></text:p>
                                </text:list-item>
                              </text:list>
                            </text:list-item>
                            <text:list-item>
                              <text:p text:style-name="P26">假定，某一特定意識層個體 是 &lt;?<text:span text:style-name="T151">2&gt;意識層個體。</text:span></text:p>
                            </text:list-item>
                            <text:list-item>
                              <text:p text:style-name="P26">假定，某一特定個體 是 &lt;?<text:span text:style-name="T151">2&gt;個體。</text:span></text:p>
                            </text:list-item>
                            <text:list-item>
                              <text:p text:style-name="P26">假定，該意識層個體 進入 該個體的肉質層。</text:p>
                            </text:list-item>
                            <text:list-item>
                              <text:p text:style-name="P26">該意識層個體、該個體的意識層 有機率 相溶。</text:p>
                            </text:list-item>
                            <text:list-item>
                              <text:p text:style-name="P26">假定，該意識層個體的 最高層級意識層 是 第<text:span text:style-name="T152">n層級意識層。</text:span></text:p>
                              <text:list>
                                <text:list-item>
                                  <text:p text:style-name="P27">該意識層個體 是 第<text:span text:style-name="T152">n層級意識層個體。</text:span></text:p>
                                </text:list-item>
                                <text:list-item>
                                  <text:p text:style-name="P28">該意識層個體 是 第<text:span text:style-name="T152">n層級</text:span>&lt;?<text:span text:style-name="T151">2&gt;意識層個體。</text:span></text:p>
                                </text:list-item>
                                <text:list-item>
                                  <text:p text:style-name="P29">第<text:span text:style-name="T153">n層級意識層個體 有機率蘊含 </text:span>第（<text:span text:style-name="T152">n-1）~ u 層級意識層個體。</text:span></text:p>
                                  <text:list>
                                    <text:list-item>
                                      <text:p text:style-name="P43">u 是 該意識層個體的 最低層級意識層。</text:p>
                                    </text:list-item>
                                    <text:list-item>
                                      <text:p text:style-name="P43">明顯例子，第3層級意識層個體 有機率蘊含 第 <text:span text:style-name="T156">2 ~ 1 層級意識層個體。</text:span></text:p>
                                      <text:list>
                                        <text:list-item>
                                          <text:p text:style-name="P43">該第<text:span text:style-name="T157">2</text:span>層級意識層個體 有機率有 零個（以上）。</text:p>
                                        </text:list-item>
                                        <text:list-item>
                                          <text:p text:style-name="P44">該第<text:span text:style-name="T157">1</text:span>層級意識層個體 有機率有 零個（以上）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0">假定，該個體的意識層 最高層級意識層 是 第&lt;?<text:span text:style-name="T154">m&gt;層級意識層。</text:span></text:p>
                              <text:list>
                                <text:list-item>
                                  <text:p text:style-name="P30">該個體的意識層 是 第<text:span text:style-name="T154">m層級意識層個體。</text:span></text:p>
                                </text:list-item>
                                <text:list-item>
                                  <text:p text:style-name="P30">該個體的意識層 是 第<text:span text:style-name="T154">m層級</text:span>&lt;?<text:span text:style-name="T151">2&gt;意識層個體。</text:span></text:p>
                                </text:list-item>
                                <text:list-item>
                                  <text:p text:style-name="P30">第<text:span text:style-name="T154">m層級意識層個體 有機率蘊含 </text:span>第（<text:span text:style-name="T154">m-1）~ w 層級意識層個體。</text:span></text:p>
                                  <text:list>
                                    <text:list-item>
                                      <text:p text:style-name="P45"><text:span text:style-name="T154">w</text:span> 是 <text:span text:style-name="T155">該個體的意識層</text:span>的 最低層級意識層。</text:p>
                                    </text:list-item>
                                    <text:list-item>
                                      <text:p text:style-name="P45">明顯例子，第<text:span text:style-name="T158">1</text:span>層級意識層個體 有機率蘊含 第 <text:span text:style-name="T158">0 層級意識層個體。</text:span></text:p>
                                      <text:list>
                                        <text:list-item>
                                          <text:p text:style-name="P45">該第<text:span text:style-name="T158">0</text:span>層級意識層個體 有機率有 零個（以上）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1">假定，<text:span text:style-name="T159">n &gt; m。</text:span></text:p>
                              <text:list>
                                <text:list-item>
                                  <text:p text:style-name="P31">該意識層個體 有機率蘊含 該個體的意識層。</text:p>
                                  <text:list>
                                    <text:list-item>
                                      <text:p text:style-name="P32">明顯例子，假定，該意識層個體 是 第<text:span text:style-name="T160">3層級意識層個體。</text:span></text:p>
                                      <text:list>
                                        <text:list-item>
                                          <text:p text:style-name="P32">假定，該個體的意識層 是 第<text:span text:style-name="T160">1層級意識層個體。</text:span></text:p>
                                        </text:list-item>
                                        <text:list-item>
                                          <text:p text:style-name="P32">第<text:span text:style-name="T160">3層級意識層個體 有機率蘊含 </text:span>第<text:span text:style-name="T160">1層級意識層個體。</text:span></text:p>
                                        </text:list-item>
                                        <text:list-item>
                                          <text:p text:style-name="P32">該意識層個體<text:span text:style-name="T160"> 有機率蘊含 </text:span>該個體的意識層<text:span text:style-name="T160">。</text:span></text:p>
                                        </text:list-item>
                                        <text:list-item>
                                          <text:p text:style-name="P33">該個體的意識層 有機率成為 該意識層個體的 內在物質。</text:p>
                                        </text:list-item>
                                        <text:list-item>
                                          <text:p text:style-name="P33">該個體的意識層 有機率 存在、生存、生活 在 該意識層個體。</text:p>
                                        </text:list-item>
                                        <text:list-item>
                                          <text:p text:style-name="P34">裏的裏是神世 <text:span text:style-name="T275">↔</text:span><text:span text:style-name="T148"> </text:span>裏的裏是，<text:span text:style-name="T148">該意識層個體 蘊含的 一切。</text:span></text:p>
                                          <text:list>
                                            <text:list-item>
                                              <text:p text:style-name="P34">明顯例子，該意識層個體 <text:span text:style-name="T279">↔</text:span> &lt;_?<text:span text:style-name="T161">3_&gt;個體。</text:span></text:p>
                                            </text:list-item>
                                            <text:list-item>
                                              <text:p text:style-name="P35">明顯例子，該意識層個體 蘊含的 一切 <text:span text:style-name="T279">↔</text:span> &lt;?<text:span text:style-name="T161">2&gt;~&lt;?u&gt; 個體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1">假定，<text:span text:style-name="T159">n = m。</text:span></text:p>
                              <text:list>
                                <text:list-item>
                                  <text:p text:style-name="P31">該個體 有機率產生 精神錯亂 現象。</text:p>
                                </text:list-item>
                              </text:list>
                            </text:list-item>
                            <text:list-item>
                              <text:p text:style-name="P99"><text:span text:style-name="T2">假定，</text:span><text:span text:style-name="T3">n &lt; m</text:span><text:span text:style-name="T101">。</text:span></text:p>
                              <text:list>
                                <text:list-item>
                                  <text:p text:style-name="P81">該個體的意識層 有機率蘊含 該意識層個體。</text:p>
                                </text:list-item>
                              </text:list>
                            </text:list-item>
                            <text:list-item>
                              <text:p text:style-name="P209"><text:span text:style-name="T100">（其餘內容 在 </text:span><text:span text:style-name="T163">肉質層、意識層</text:span><text:span text:style-name="T100"> 文件的 </text:span><text:span text:style-name="T95">型態層級</text:span><text:span text:style-name="T100">）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2"><text:span text:style-name="T1">卍 </text:span><text:span text:style-name="T270">↔</text:span><text:span text:style-name="T1"> 佛教。</text:span></text:p>
                    </text:list-item>
                    <text:list-item>
                      <text:p text:style-name="P82"><text:span text:style-name="T1">十 </text:span><text:span text:style-name="T270">↔</text:span><text:span text:style-name="T1"> 基督教。</text:span></text:p>
                    </text:list-item>
                    <text:list-item>
                      <text:p text:style-name="P82"><text:span text:style-name="T32">臣民</text:span><text:span text:style-name="T1"> </text:span><text:span text:style-name="T270">↔</text:span><text:span text:style-name="T1"> </text:span>人類個體。</text:p>
                    </text:list-item>
                    <text:list-item>
                      <text:p text:style-name="P82"><text:span text:style-name="T42">日本 </text:span><text:span text:style-name="T280">↔</text:span><text:span text:style-name="T46"> 人類（這個有機體物種）。</text:span></text:p>
                    </text:list-item>
                    <text:list-item>
                      <text:p text:style-name="P82"><text:span text:style-name="T42">雙方相交流 </text:span><text:span text:style-name="T281">↔</text:span><text:span text:style-name="T44"> 第二層級意識（以上）、第一層級意識（以下）感測、交互作用。</text:span></text:p>
                      <text:list>
                        <text:list-item>
                          <text:p text:style-name="P46">感測、交互作用 是 半雙工、雙工 感測、交互作用。</text:p>
                        </text:list-item>
                      </text:list>
                    </text:list-item>
                    <text:list-item>
                      <text:p text:style-name="P83"><text:span text:style-name="T45">神的單方面</text:span><text:span text:style-name="T42"> </text:span><text:span text:style-name="T281">↔</text:span><text:span text:style-name="T44"> </text:span><text:span text:style-name="T42">&lt;?</text:span><text:span text:style-name="T43">2</text:span><text:span text:style-name="T42">&gt;守護神、&lt;?</text:span><text:span text:style-name="T43">2</text:span><text:span text:style-name="T42">&gt;破壞神、&lt;?</text:span><text:span text:style-name="T43">2</text:span><text:span text:style-name="T42">&gt;天使 </text:span><text:span text:style-name="T45">的單方面。</text:span></text:p>
                      <text:list>
                        <text:list-item>
                          <text:p text:style-name="P83"><text:span text:style-name="T42">&lt;?</text:span><text:span text:style-name="T43">2</text:span><text:span text:style-name="T42">&gt;守護神、&lt;?</text:span><text:span text:style-name="T43">2</text:span><text:span text:style-name="T42">&gt;破壞神、&lt;?</text:span><text:span text:style-name="T43">2</text:span><text:span text:style-name="T42">&gt;天使 是 &lt;?</text:span><text:span text:style-name="T43">2</text:span><text:span text:style-name="T42">&gt;個體。</text:span></text:p>
                        </text:list-item>
                      </text:list>
                    </text:list-item>
                    <text:list-item>
                      <text:p text:style-name="P87"><text:span text:style-name="T42">元神 </text:span><text:span text:style-name="T268">↔</text:span><text:span text:style-name="T1"> 創造人類（這個有機體物種）的 </text:span><text:span text:style-name="T42">&lt;?</text:span><text:span text:style-name="T43">2</text:span><text:span text:style-name="T42">&gt;神。</text:span></text:p>
                      <text:list>
                        <text:list-item>
                          <text:p text:style-name="P47">創造 是 使用 突變論、生物工程、有機體奇點 創造。</text:p>
                          <text:list>
                            <text:list-item>
                              <text:p text:style-name="P47">創造 是 設計、製造。</text:p>
                            </text:list-item>
                          </text:list>
                        </text:list-item>
                        <text:list-item>
                          <text:p text:style-name="P87"><text:span text:style-name="T42">&lt;?</text:span><text:span text:style-name="T43">2</text:span><text:span text:style-name="T42">&gt;神 是 &lt;?</text:span><text:span text:style-name="T43">2</text:span><text:span text:style-name="T42">&gt;個體。</text:span></text:p>
                        </text:list-item>
                      </text:list>
                    </text:list-item>
                    <text:list-item>
                      <text:p text:style-name="P82"><text:span text:style-name="T45">從頭再來 </text:span><text:span text:style-name="T270">↔</text:span><text:span text:style-name="T45"> 明顯例子，諾亞方舟、亞特蘭提斯。</text:span></text:p>
                    </text:list-item>
                    <text:list-item>
                      <text:p text:style-name="P82"><text:span text:style-name="T45">二三</text:span><text:span text:style-name="T42"> </text:span><text:span text:style-name="T270">↔</text:span><text:span text:style-name="T42"> &lt;?</text:span><text:span text:style-name="T43">2</text:span><text:span text:style-name="T42">&gt;、&lt;?</text:span><text:span text:style-name="T43">3</text:span><text:span text:style-name="T42">&gt;。</text:span></text:p>
                    </text:list-item>
                    <text:list-item>
                      <text:p text:style-name="P84"><text:span text:style-name="T45">二三</text:span><text:span text:style-name="T42"> </text:span><text:span text:style-name="T270">↔</text:span><text:span text:style-name="T42"> </text:span><text:span text:style-name="T44">第一層級意識、第二層級意識</text:span><text:span text:style-name="T42">。</text:span></text:p>
                    </text:list-item>
                    <text:list-item>
                      <text:p text:style-name="P85"><text:span text:style-name="T42">神祉（平假名）</text:span><text:span text:style-name="T270">↔</text:span><text:span text:style-name="T42"> </text:span><text:span text:style-name="T44">意識層個體。</text:span></text:p>
                    </text:list-item>
                    <text:list-item>
                      <text:p text:style-name="P85"><text:span text:style-name="T42">神祉（片假名）</text:span><text:span text:style-name="T270">↔</text:span><text:span text:style-name="T42"> </text:span><text:span text:style-name="T47">肉質</text:span><text:span text:style-name="T44">層個體。</text:span><text:span text:style-name="T65">（NPC）</text:span></text:p>
                    </text:list-item>
                  </text:list>
                </text:list-item>
                <text:list-item>
                  <text:p text:style-name="P48">上之卷，第5帖。</text:p>
                  <text:list>
                    <text:list-item>
                      <text:p text:style-name="P49">富士開 <text:span text:style-name="T282">↔</text:span><text:span text:style-name="T176"> 意識層個體、</text:span><text:span text:style-name="T173">肉質</text:span><text:span text:style-name="T172">層個體 神交</text:span><text:span text:style-name="T96">、</text:span><text:span text:style-name="T97">（基督教 認定的）聖靈充滿</text:span><text:span text:style-name="T172">。</text:span></text:p>
                      <text:list>
                        <text:list-item>
                          <text:p text:style-name="P50"><text:span text:style-name="T173">富士開 </text:span><text:span text:style-name="T283">↔</text:span><text:span text:style-name="T174"> 意識層個體 </text:span><text:span text:style-name="T175">進入 </text:span><text:span text:style-name="T173">肉質</text:span><text:span text:style-name="T175">層個體。</text:span></text:p>
                        </text:list-item>
                        <text:list-item>
                          <text:p text:style-name="P50"><text:span text:style-name="T173">富士開 </text:span><text:span text:style-name="T283">↔</text:span><text:span text:style-name="T174"> 意識層個體 </text:span><text:span text:style-name="T96">渲染、染色、沉浸</text:span><text:span text:style-name="T175"> </text:span><text:span text:style-name="T173">肉質</text:span><text:span text:style-name="T175">層個體。</text:span></text:p>
                        </text:list-item>
                        <text:list-item>
                          <text:p text:style-name="P51"><text:span text:style-name="T173">肉質</text:span><text:span text:style-name="T172">層個體 是 意識層個體 進入的 </text:span><text:span text:style-name="T173">肉質</text:span><text:span text:style-name="T172">層個體。</text:span><text:span text:style-name="T64">（NPC）</text:span></text:p>
                        </text:list-item>
                      </text:list>
                    </text:list-item>
                    <text:list-item>
                      <text:p text:style-name="P52">向陽 <text:span text:style-name="T282">↔</text:span><text:span text:style-name="T176"> 遵從 內心。</text:span><text:span text:style-name="T67">（NPC 遵從 意識層個體 的 思想、決策、行動）</text:span></text:p>
                      <text:list>
                        <text:list-item>
                          <text:p text:style-name="P53">向陽 <text:span text:style-name="T282">↔</text:span><text:span text:style-name="T176"> 遵從 內心的 思想、決策、行動。</text:span></text:p>
                          <text:list>
                            <text:list-item>
                              <text:p text:style-name="P67">內心 是 第二層級意識（以上）。</text:p>
                            </text:list-item>
                          </text:list>
                        </text:list-item>
                        <text:list-item>
                          <text:p text:style-name="P54">明顯例子，向陽 <text:span text:style-name="T282">↔</text:span><text:span text:style-name="T176"> </text:span>汽車 遵從 駕駛。</text:p>
                          <text:list>
                            <text:list-item>
                              <text:p text:style-name="P55">汽車的 硬體結構 <text:span text:style-name="T284">↔</text:span><text:span text:style-name="T178"> 肉質層。</text:span></text:p>
                            </text:list-item>
                            <text:list-item>
                              <text:p text:style-name="P68">汽車的 運動系統 <text:span text:style-name="T268">↔</text:span> 第零層級意識。</text:p>
                            </text:list-item>
                            <text:list-item>
                              <text:p text:style-name="P56">汽車的 自動駕駛系統 <text:span text:style-name="T284">↔</text:span><text:span text:style-name="T178"> 第一層級意識</text:span>。</text:p>
                            </text:list-item>
                            <text:list-item>
                              <text:p text:style-name="P56">駕駛 <text:span text:style-name="T285">↔</text:span><text:span text:style-name="T177"> 第二層級意識（以上）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8">上之卷，第6帖。</text:p>
                  <text:list>
                    <text:list-item>
                      <text:p text:style-name="P36">外國的飛行器 <text:span text:style-name="T270">↔</text:span> 外星人、內星人 的 UFO。</text:p>
                    </text:list-item>
                    <text:list-item>
                      <text:p text:style-name="P37">九、十 <text:span text:style-name="T270">↔</text:span> 某一特定年份<text:span text:style-name="T147">的 9月、10月。</text:span></text:p>
                      <text:list>
                        <text:list-item>
                          <text:p text:style-name="P38">假定，日月神示的 神明 是在 提醒 人類個體、日本人。</text:p>
                          <text:list>
                            <text:list-item>
                              <text:p text:style-name="P39">假定，人類 有 某一特定人類淨化期。</text:p>
                            </text:list-item>
                            <text:list-item>
                              <text:p text:style-name="P37">九、十 <text:span text:style-name="T270">↔</text:span> 該人類淨化期的年份<text:span text:style-name="T147"> 9月、10月。</text:span></text:p>
                            </text:list-item>
                          </text:list>
                        </text:list-item>
                        <text:list-item>
                          <text:p text:style-name="P40">假定，日月神示的 神明 提醒，人類個體、日本人 不需要 太過在意 外國的飛行器。</text:p>
                          <text:list>
                            <text:list-item>
                              <text:p text:style-name="P41">假定，日月神示的 神明，觀測、預測 其他宇宙胞個體、本宇宙胞個體。</text:p>
                            </text:list-item>
                            <text:list-item>
                              <text:p text:style-name="P42">假定，人類 有 某一特定人類淨化期。</text:p>
                            </text:list-item>
                            <text:list-item>
                              <text:p text:style-name="P37">該人類淨化期的年份<text:span text:style-name="T147"> 9月、10月，</text:span>外國的飛行器 <text:span text:style-name="T147">會 顯現出來、公開亮相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7">上之卷，第<text:span text:style-name="T179">7</text:span>帖。</text:p>
                  <text:list>
                    <text:list-item>
                      <text:p text:style-name="P58">神 <text:span text:style-name="T286">↔</text:span><text:span text:style-name="T181"> 意識層個體。</text:span></text:p>
                      <text:list>
                        <text:list-item>
                          <text:p text:style-name="P59"><text:span text:style-name="T181">意識層個體 是 &lt;?2&gt;意識層個體。</text:span><text:span text:style-name="T74">（&lt;?a&gt;意識層個體。n &gt;= a &gt;= u）</text:span></text:p>
                        </text:list-item>
                        <text:list-item>
                          <text:p text:style-name="P69">意識層個體 是 第二層級意識（以上）&lt;?2&gt;意識層個體。</text:p>
                        </text:list-item>
                        <text:list-item>
                          <text:p text:style-name="P70">意識層個體 是 某一特定第二層級意識（以上）&lt;?2&gt;意識層個體。</text:p>
                        </text:list-item>
                      </text:list>
                    </text:list-item>
                    <text:list-item>
                      <text:p text:style-name="P60">御用 <text:span text:style-name="T287">↔</text:span><text:span text:style-name="T179"> 有 意識層個體 進入的 肉質層個體。</text:span></text:p>
                      <text:list>
                        <text:list-item>
                          <text:p text:style-name="P60">御用 <text:span text:style-name="T287">↔</text:span><text:span text:style-name="T179"> 意識層個體、</text:span><text:span text:style-name="T173">肉質</text:span><text:span text:style-name="T172">層個體 神交，的 肉質層個體。</text:span></text:p>
                        </text:list-item>
                        <text:list-item>
                          <text:p text:style-name="P61">御用 <text:span text:style-name="T287">↔</text:span><text:span text:style-name="T179"> 富士開 的 肉質層個體。</text:span><text:span text:style-name="T73">（明顯例子，富士開 的 某一特定人類個體）</text:span></text:p>
                        </text:list-item>
                      </text:list>
                    </text:list-item>
                    <text:list-item>
                      <text:p text:style-name="P57">臣民 <text:span text:style-name="T288">↔</text:span><text:span text:style-name="T180"> 肉質層個體。</text:span><text:span text:style-name="T68">（有 玩家、玩家型NPC 進入的 NPC）</text:span></text:p>
                      <text:list>
                        <text:list-item>
                          <text:p text:style-name="P62">臣民 <text:span text:style-name="T288">↔</text:span><text:span text:style-name="T180"> 人類個體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00"><text:span text:style-name="T2">上之卷，第</text:span><text:span text:style-name="T4">8帖</text:span><text:span text:style-name="T102">。</text:span></text:p>
                </text:list-item>
                <text:list-item>
                  <text:p text:style-name="P101"><text:span text:style-name="T2">上之卷，第</text:span><text:span text:style-name="T5">9帖</text:span><text:span text:style-name="T103">。</text:span></text:p>
                  <text:list>
                    <text:list-item>
                      <text:p text:style-name="P62">神示 <text:span text:style-name="T289">↔</text:span><text:span text:style-name="T182"> 日月神示。</text:span></text:p>
                    </text:list-item>
                    <text:list-item>
                      <text:p text:style-name="P63">神籲 <text:span text:style-name="T289">↔</text:span><text:span text:style-name="T182"> 日月神示。</text:span></text:p>
                    </text:list-item>
                    <text:list-item>
                      <text:p text:style-name="P64">日本的 國 <text:span text:style-name="T288">↔</text:span><text:span text:style-name="T180"> 人類的 文明。</text:span></text:p>
                    </text:list-item>
                    <text:list-item>
                      <text:p text:style-name="P65">神佛 <text:span text:style-name="T289">↔</text:span><text:span text:style-name="T182"> &lt;?2&gt;守護神、&lt;?3&gt;守護神</text:span>。</text:p>
                      <text:list>
                        <text:list-item>
                          <text:p text:style-name="P71">&lt;?2&gt;守護神 是 &lt;?2&gt;個體。</text:p>
                        </text:list-item>
                        <text:list-item>
                          <text:p text:style-name="P71">&lt;?3&gt;守護神 是 &lt;?3&gt;個體。</text:p>
                        </text:list-item>
                      </text:list>
                    </text:list-item>
                    <text:list-item>
                      <text:p text:style-name="P66">神<text:span text:style-name="T87">の申すこと</text:span> <text:span text:style-name="T268">↔</text:span><text:span text:style-name="T183"> 日月神示。</text:span></text:p>
                    </text:list-item>
                  </text:list>
                </text:list-item>
                <text:list-item>
                  <text:p text:style-name="P102"><text:span text:style-name="T2">上之卷，第</text:span><text:span text:style-name="T6">10</text:span><text:span text:style-name="T5">帖</text:span><text:span text:style-name="T103">。</text:span></text:p>
                </text:list-item>
                <text:list-item>
                  <text:p text:style-name="P102"><text:span text:style-name="T2">上之卷，第</text:span><text:span text:style-name="T6">11</text:span><text:span text:style-name="T5">帖</text:span><text:span text:style-name="T103">。</text:span></text:p>
                  <text:list>
                    <text:list-item>
                      <text:p text:style-name="P103"><text:span text:style-name="T104">土</text:span><text:span text:style-name="T103"> </text:span><text:span text:style-name="T290">↔</text:span><text:span text:style-name="T104"> 富士山（火山爆發）的 火山灰 覆蓋。</text:span></text:p>
                    </text:list-item>
                  </text:list>
                </text:list-item>
                <text:list-item>
                  <text:p text:style-name="P103"><text:span text:style-name="T104">上之卷，第</text:span><text:span text:style-name="T6">12帖</text:span><text:span text:style-name="T104">。</text:span></text:p>
                </text:list-item>
                <text:list-item>
                  <text:p text:style-name="P103"><text:span text:style-name="T104">上之卷，第</text:span><text:span text:style-name="T6">13</text:span><text:span text:style-name="T104">帖。</text:span></text:p>
                  <text:list>
                    <text:list-item>
                      <text:p text:style-name="P103"><text:span text:style-name="T104">來訪的人 </text:span><text:span text:style-name="T291">↔</text:span><text:span text:style-name="T105"> 各國政府正在私下合作的 外星、星船 生物。</text:span></text:p>
                    </text:list-item>
                  </text:list>
                </text:list-item>
                <text:list-item>
                  <text:p text:style-name="P103"><text:span text:style-name="T105">上之卷，</text:span><text:span text:style-name="T9">第14帖</text:span><text:span text:style-name="T105">。</text:span></text:p>
                  <text:list>
                    <text:list-item>
                      <text:p text:style-name="P104"><text:span text:style-name="T105">神民 </text:span><text:span text:style-name="T292">↔</text:span><text:span text:style-name="T106"> 同時 蘊含 祖代型意識層個體、當代型意識層個體 的 人類。</text:span></text:p>
                    </text:list-item>
                    <text:list-item>
                      <text:p text:style-name="P104"><text:span text:style-name="T106">心 </text:span><text:span text:style-name="T293">↔</text:span><text:span text:style-name="T112"> 思想、決策、行動。</text:span></text:p>
                    </text:list-item>
                    <text:list-item>
                      <text:p text:style-name="P104"><text:span text:style-name="T110">心 </text:span><text:span text:style-name="T293">↔</text:span><text:span text:style-name="T112"> 德</text:span><text:span text:style-name="T110">、</text:span><text:span text:style-name="T112">（東方人類、莊子 認定的）無己、（西方人類 認定的）愛。</text:span></text:p>
                    </text:list-item>
                    <text:list-item>
                      <text:p text:style-name="P88">身 <text:span text:style-name="T268">↔</text:span> 祖代型意識層個體、肉質層個體。</text:p>
                    </text:list-item>
                    <text:list-item>
                      <text:p text:style-name="P88">魂 <text:span text:style-name="T268">↔</text:span> 當代型意識層個體、意識層個體。</text:p>
                    </text:list-item>
                    <text:list-item>
                      <text:p text:style-name="P105"><text:span text:style-name="T7">身魂 </text:span><text:span text:style-name="T294">↔</text:span><text:span text:style-name="T8"> </text:span><text:span text:style-name="T106">祖代型意識層個體、當代型意識層個體 相溶。</text:span></text:p>
                      <text:list>
                        <text:list-item>
                          <text:p text:style-name="P89">祖代型意識層個體 蘊含 真實、投影 當代型意識層個體。</text:p>
                        </text:list-item>
                        <text:list-item>
                          <text:p text:style-name="P90">當代型意識層個體 蘊含 真實、投影 祖代型意識層個體。</text:p>
                        </text:list-item>
                        <text:list-item>
                          <text:p text:style-name="P91">祖代型意識層個體、當代型意識層個體 合而為零個（以上）意識層個體。</text:p>
                        </text:list-item>
                        <text:list-item>
                          <text:p text:style-name="P92">身心合一。</text:p>
                        </text:list-item>
                        <text:list-item>
                          <text:p text:style-name="P106"><text:span text:style-name="T109">肉質層個體、意識層個體 契合</text:span><text:span text:style-name="T106">。</text:span></text:p>
                          <text:list>
                            <text:list-item>
                              <text:p text:style-name="P106"><text:span text:style-name="T106">肉質層個體 </text:span><text:span text:style-name="T295">↔</text:span><text:span text:style-name="T110"> 該個體的 物質文明。</text:span></text:p>
                            </text:list-item>
                            <text:list-item>
                              <text:p text:style-name="P107"><text:span text:style-name="T110">意識層個體</text:span><text:span text:style-name="T106"> </text:span><text:span text:style-name="T295">↔</text:span><text:span text:style-name="T110"> 該個體的 精神文明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8"><text:span text:style-name="T110">契合為一 </text:span><text:span text:style-name="T296">↔</text:span><text:span text:style-name="T115"> </text:span><text:span text:style-name="T106">祖代型意識層個體、當代型意識層個體 合而為一個意識層個體。</text:span></text:p>
                    </text:list-item>
                    <text:list-item>
                      <text:p text:style-name="P109"><text:span text:style-name="T110">契合為一 </text:span><text:span text:style-name="T296">↔</text:span><text:span text:style-name="T115"> </text:span><text:span text:style-name="T106">肉質層個體、意識層個體 表裡如一</text:span><text:span text:style-name="T115">。</text:span></text:p>
                    </text:list-item>
                    <text:list-item>
                      <text:p text:style-name="P110"><text:span text:style-name="T106">外國 </text:span><text:span text:style-name="T297">↔</text:span><text:span text:style-name="T107"> </text:span><text:span text:style-name="T108">人類個體 以外 的智能個體</text:span><text:span text:style-name="T107">。</text:span></text:p>
                    </text:list-item>
                    <text:list-item>
                      <text:p text:style-name="P110"><text:span text:style-name="T106">外國 </text:span><text:span text:style-name="T297">↔</text:span><text:span text:style-name="T107"> 沒有 </text:span><text:span text:style-name="T106">同時 蘊含 身、魂 的 個體。</text:span></text:p>
                    </text:list-item>
                    <text:list-item>
                      <text:p text:style-name="P110"><text:span text:style-name="T106">神 </text:span><text:span text:style-name="T298">↔</text:span><text:span text:style-name="T10"> </text:span><text:span text:style-name="T11">&lt;?2&gt;神、</text:span><text:span text:style-name="T10">&lt;_?3_&gt;</text:span><text:span text:style-name="T111">個體。</text:span></text:p>
                    </text:list-item>
                    <text:list-item>
                      <text:p text:style-name="P110"><text:span text:style-name="T111">機制架構 </text:span><text:span text:style-name="T298">↔</text:span><text:span text:style-name="T10"> &lt;?</text:span><text:span text:style-name="T11">2&gt;神設置的機制架構和運作體制、</text:span><text:span text:style-name="T10">&lt;_?3_&gt;個</text:span><text:span text:style-name="T111">體的內部機制。</text:span></text:p>
                    </text:list-item>
                    <text:list-item>
                      <text:p text:style-name="P110"><text:span text:style-name="T111">不是只有魂 </text:span><text:span text:style-name="T299">↔</text:span><text:span text:style-name="T118"> 不是 只有 思想、決策。</text:span></text:p>
                    </text:list-item>
                    <text:list-item>
                      <text:p text:style-name="P93">不是只有魂 <text:span text:style-name="T268">↔</text:span> 是 思想、決策、行動。</text:p>
                    </text:list-item>
                    <text:list-item>
                      <text:p text:style-name="P110"><text:span text:style-name="T111">不是只有魂 </text:span><text:span text:style-name="T300">↔</text:span><text:span text:style-name="T113"> 是 身魂。</text:span></text:p>
                    </text:list-item>
                    <text:list-item>
                      <text:p text:style-name="P110"><text:span text:style-name="T113">不是只有魂 </text:span><text:span text:style-name="T301">↔</text:span><text:span text:style-name="T114"> 是 身、魂 一起。</text:span></text:p>
                    </text:list-item>
                    <text:list-item>
                      <text:p text:style-name="P110"><text:span text:style-name="T114">不是只有魂 </text:span><text:span text:style-name="T302">↔</text:span><text:span text:style-name="T116"> 是 身、魂 的 思想、決策、行動。</text:span></text:p>
                    </text:list-item>
                    <text:list-item>
                      <text:p text:style-name="P94">不是只有魂 <text:span text:style-name="T268">↔</text:span> 是 身、魂 的 德、無己、愛。</text:p>
                    </text:list-item>
                    <text:list-item>
                      <text:p text:style-name="P110"><text:span text:style-name="T106">不是只有魂 </text:span><text:span text:style-name="T303">↔</text:span><text:span text:style-name="T117"> 是 身、魂 如何對待 生態圈個體、地球個體</text:span><text:span text:style-name="T12">、&lt;_?3_&gt;個</text:span><text:span text:style-name="T117">體。</text:span></text:p>
                    </text:list-item>
                  </text:list>
                </text:list-item>
                <text:list-item>
                  <text:p text:style-name="P110"><text:span text:style-name="T117">上之卷，</text:span><text:span text:style-name="T12">第15帖</text:span><text:span text:style-name="T117">。</text:span></text:p>
                  <text:list>
                    <text:list-item>
                      <text:p text:style-name="P110"><text:span text:style-name="T117">外貌 </text:span><text:span text:style-name="T304">↔</text:span><text:span text:style-name="T119"> 外表、肉質層。</text:span></text:p>
                    </text:list-item>
                    <text:list-item>
                      <text:p text:style-name="P95">心 <text:span text:style-name="T268">↔</text:span> 內在、意識層。</text:p>
                    </text:list-item>
                    <text:list-item>
                      <text:p text:style-name="P110"><text:span text:style-name="T185">外貌是神的臣民，心有機率是外國身魂 </text:span><text:span text:style-name="T213">↔</text:span><text:span text:style-name="T186"> 外表看起來是人類，實際有機率是其他物種。</text:span></text:p>
                      <text:list>
                        <text:list-item>
                          <text:p text:style-name="P116">明顯例子，催眠、混血、基因工程。</text:p>
                        </text:list-item>
                      </text:list>
                    </text:list-item>
                    <text:list-item>
                      <text:p text:style-name="P111"><text:span text:style-name="T185">外貌是外國人，身魂有機率是神的臣民 </text:span><text:span text:style-name="T214">↔</text:span><text:span text:style-name="T187"> 其他物種有機率以 </text:span><text:span text:style-name="T188">&lt;_?3_&gt;個</text:span><text:span text:style-name="T197">體 為中心思想</text:span><text:span text:style-name="T187">。</text:span></text:p>
                    </text:list-item>
                  </text:list>
                </text:list-item>
                <text:list-item>
                  <text:p text:style-name="P159"><text:span text:style-name="T2">上之卷，第16帖</text:span><text:span text:style-name="T100">。</text:span></text:p>
                </text:list-item>
                <text:list-item>
                  <text:p text:style-name="P112"><text:span text:style-name="T187">上之卷，第</text:span><text:span text:style-name="T184">17帖。</text:span></text:p>
                  <text:list>
                    <text:list-item>
                      <text:p text:style-name="P117">明顯例子，（基督教 的）箴言的 第3章的 第9節。</text:p>
                    </text:list-item>
                    <text:list-item>
                      <text:p text:style-name="P112"><text:span text:style-name="T184">神 </text:span><text:span text:style-name="T215">↔</text:span><text:span text:style-name="T189"> &lt;?2&gt;神。</text:span></text:p>
                    </text:list-item>
                  </text:list>
                </text:list-item>
                <text:list-item>
                  <text:p text:style-name="P160"><text:span text:style-name="T2">上之卷，第18帖</text:span><text:span text:style-name="T100">。</text:span></text:p>
                  <text:list>
                    <text:list-item>
                      <text:p text:style-name="P113"><text:span text:style-name="T189">凹鏡、惡被認定為善 </text:span><text:span text:style-name="T216">↔</text:span><text:span text:style-name="T191"> </text:span><text:span text:style-name="T190">明顯例子，（基督教 的）傳道書的 第</text:span><text:span text:style-name="T191">5</text:span><text:span text:style-name="T190">章的 第</text:span><text:span text:style-name="T191">1</text:span><text:span text:style-name="T190">節</text:span><text:span text:style-name="T191">~第3節</text:span><text:span text:style-name="T190">。</text:span></text:p>
                    </text:list-item>
                  </text:list>
                </text:list-item>
                <text:list-item>
                  <text:p text:style-name="P161"><text:span text:style-name="T2">上之卷，第19帖</text:span><text:span text:style-name="T100">。</text:span></text:p>
                  <text:list>
                    <text:list-item>
                      <text:p text:style-name="P113"><text:span text:style-name="T190">神 </text:span><text:span text:style-name="T217">↔</text:span><text:span text:style-name="T192"> &lt;?2&gt;神。</text:span></text:p>
                    </text:list-item>
                    <text:list-item>
                      <text:p text:style-name="P113"><text:span text:style-name="T192">日本 </text:span><text:span text:style-name="T218">↔</text:span><text:span text:style-name="T193"> 地球個體、太陽系個體、銀河系個體。</text:span></text:p>
                    </text:list-item>
                  </text:list>
                </text:list-item>
                <text:list-item>
                  <text:p text:style-name="P162"><text:span text:style-name="T2">上之卷，第20帖</text:span><text:span text:style-name="T100">。</text:span></text:p>
                </text:list-item>
              </text:list>
            </text:list-item>
            <text:list-item>
              <text:p text:style-name="P163"><text:span text:style-name="T120">下之卷</text:span><text:span text:style-name="T32"> </text:span><text:span text:style-name="T269">↔</text:span><text:span text:style-name="T37"> 本書</text:span><text:span text:style-name="T32">。</text:span></text:p>
              <text:list>
                <text:list-item>
                  <text:p text:style-name="P163"><text:span text:style-name="T120">下之卷，第</text:span><text:span text:style-name="T13">1</text:span><text:span text:style-name="T120">帖</text:span><text:span text:style-name="T100">。</text:span></text:p>
                </text:list-item>
                <text:list-item>
                  <text:p text:style-name="P163"><text:span text:style-name="T100">下之卷，</text:span><text:span text:style-name="T2">第2</text:span><text:span text:style-name="T100">帖。</text:span></text:p>
                </text:list-item>
                <text:list-item>
                  <text:p text:style-name="P163"><text:span text:style-name="T100">下之卷，第</text:span><text:span text:style-name="T2">3</text:span><text:span text:style-name="T100">帖。</text:span></text:p>
                  <text:list>
                    <text:list-item>
                      <text:p text:style-name="P163"><text:span text:style-name="T100">神 </text:span><text:span text:style-name="T305">↔</text:span><text:span text:style-name="T121"> 地球。</text:span></text:p>
                      <text:list>
                        <text:list-item>
                          <text:p text:style-name="P178">地球 是 地球個體。</text:p>
                        </text:list-item>
                        <text:list-item>
                          <text:p text:style-name="P179"><text:span text:style-name="T1">&lt;?</text:span><text:span text:style-name="T54">2&gt;</text:span><text:span text:style-name="T220">神 讓 某一特定人類個體 紀載、紀錄 日月神示。</text:span></text:p>
                          <text:list>
                            <text:list-item>
                              <text:p text:style-name="P179">一開始，<text:span text:style-name="T14">&lt;?2&gt;神</text:span><text:span text:style-name="T220"> </text:span>是 太陽個體、月亮個體、船內文明。</text:p>
                            </text:list-item>
                            <text:list-item>
                              <text:p text:style-name="P178">這次，<text:span text:style-name="T1">&lt;?</text:span><text:span text:style-name="T54">2&gt;</text:span><text:span text:style-name="T220">神</text:span> 是 地球個體 讓 該個體 紀載、紀錄 日月神示。</text:p>
                              <text:list>
                                <text:list-item>
                                  <text:p text:style-name="P178">這次 是 下之卷，第<text:span text:style-name="T1">3</text:span>帖。</text:p>
                                </text:list-item>
                                <text:list-item>
                                  <text:p text:style-name="P118">地球個體 也加入，進行 日月神示。</text:p>
                                </text:list-item>
                              </text:list>
                            </text:list-item>
                            <text:list-item>
                              <text:p text:style-name="P178"><text:span text:style-name="T52">抽象例子，日月神示 </text:span><text:span text:style-name="T306">↔</text:span><text:span text:style-name="T53"> </text:span><text:span text:style-name="T52">單工的BBS、無線電訊號、廣播、UDP、留言板、神啟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18">下之卷，第4帖。</text:p>
                  <text:list>
                    <text:list-item>
                      <text:p text:style-name="P180"><text:span text:style-name="T52">5</text:span><text:span text:style-name="T1">9 有機率是（3 + 7 + 7 * 7）身魂。</text:span></text:p>
                    </text:list-item>
                    <text:list-item>
                      <text:p text:style-name="P119">不要 成立教會。</text:p>
                      <text:list>
                        <text:list-item>
                          <text:p text:style-name="P119">不要 成立組織、成立機構、成立權力中心、體制、會員制度、階級制度、先後順序。</text:p>
                        </text:list-item>
                        <text:list-item>
                          <text:p text:style-name="P119">明顯例子，不要 成立 地球教、月亮教、太陽教、太陽系教、&lt;_?<text:span text:style-name="T221">3_&gt;教、&lt;?3&gt;教。</text:span></text:p>
                        </text:list-item>
                        <text:list-item>
                          <text:p text:style-name="P119">明顯例子，不要 個體 →<text:span text:style-name="T239"> 組織 → 地球、月亮、太陽、太陽系、&lt;_?3_&gt;個體。</text:span></text:p>
                          <text:list>
                            <text:list-item>
                              <text:p text:style-name="P120">要 個體 →<text:span text:style-name="T239"> 地球、月亮、太陽、太陽系、&lt;_?3_&gt;個體。</text:span></text:p>
                              <text:list>
                                <text:list-item>
                                  <text:p text:style-name="P120">個體 不是 間接，以 <text:span text:style-name="T239">地球、月亮、太陽、太陽系、&lt;_?3_&gt;個體 為中心思想。</text:span></text:p>
                                </text:list-item>
                                <text:list-item>
                                  <text:p text:style-name="P120">個體 是 直接，以 <text:span text:style-name="T239">地球、月亮、太陽、太陽系、&lt;_?3_&gt;個體 為中心思想。</text:span></text:p>
                                  <text:list>
                                    <text:list-item>
                                      <text:p text:style-name="P120">抽象例子，極端 扁平化 結構。</text:p>
                                    </text:list-item>
                                  </text:list>
                                </text:list-item>
                                <text:list-item>
                                  <text:p text:style-name="P121">明顯例子，個體 不是 向 神職人員、宗教領導人 禱告、懺悔、悔改。</text:p>
                                </text:list-item>
                                <text:list-item>
                                  <text:p text:style-name="P121">明顯例子，個體 是 向 地球個體 禱告、懺悔、悔改。</text:p>
                                  <text:list>
                                    <text:list-item>
                                      <text:p text:style-name="P121">明顯例子，某一特定個體 在家裡，對著 地球個體 禱告、懺悔、悔改。</text:p>
                                    </text:list-item>
                                    <text:list-item>
                                      <text:p text:style-name="P122">明顯例子，該個體 在家裡，對著、為了 地球個體 祈福、祝福、奉獻。</text:p>
                                    </text:list-item>
                                    <text:list-item>
                                      <text:p text:style-name="P123">明顯例子，該個體 為了 地球個體，思想、決策、行動。</text:p>
                                      <text:list>
                                        <text:list-item>
                                          <text:p text:style-name="P123">明顯例子，重複使用塑膠、使用某一特定更優良的材料。</text:p>
                                          <text:list>
                                            <text:list-item>
                                              <text:p text:style-name="P211">（塑膠 的 內容 在 <text:span text:style-name="T166">_ (第</text:span><text:span text:style-name="T167">4</text:span><text:span text:style-name="T166">本)</text:span><text:span text:style-name="T240"> 的 </text:span><text:span text:style-name="T166">微塑料</text:span>）</text:p>
                                            </text:list-item>
                                            <text:list-item>
                                              <text:p text:style-name="P124">更優良的材料 的 明顯例子，石墨烯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9">不要 教徒。</text:p>
                      <text:list>
                        <text:list-item>
                          <text:p text:style-name="P119">（日月神示 認定的）教徒 不是 信徒。</text:p>
                        </text:list-item>
                        <text:list-item>
                          <text:p text:style-name="P119">（日月神示 認定的）教徒 是 傳教士、聖戰士、神職人員、宗教領導人、天賦神權。</text:p>
                          <text:list>
                            <text:list-item>
                              <text:p text:style-name="P125">聖戰士 是 以 某一特定信仰 為 原動力、驅動力、燃料，武裝自己。</text:p>
                              <text:list>
                                <text:list-item>
                                  <text:p text:style-name="P125">聖戰士 有機率發動 信念戰爭。</text:p>
                                  <text:list>
                                    <text:list-item>
                                      <text:p text:style-name="P126">明顯例子，十字軍東征、義和團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19">天賦神權 是 假借、假託 某一特定 信仰、神 授權 某一特定個體 統治 國民群。</text:p>
                              <text:list>
                                <text:list-item>
                                  <text:p text:style-name="P119">明顯例子，神格化、中國皇帝、洪秀全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9">明顯例子，不要 誦經、禮拜、跪拜。</text:p>
                        </text:list-item>
                      </text:list>
                    </text:list-item>
                    <text:list-item>
                      <text:p text:style-name="P119">不要 強迫其他人相信。</text:p>
                      <text:list>
                        <text:list-item>
                          <text:p text:style-name="P181">明顯例子，不要 信念戰爭。</text:p>
                        </text:list-item>
                      </text:list>
                    </text:list-item>
                    <text:list-item>
                      <text:p text:style-name="P180"><text:span text:style-name="T1">無我 </text:span><text:span text:style-name="T307">↔</text:span><text:span text:style-name="T55">（莊子 認定的）無己、聖王。</text:span></text:p>
                    </text:list-item>
                    <text:list-item>
                      <text:p text:style-name="P127">有我 <text:span text:style-name="T268">↔</text:span>（莊子 認定的）有己、<text:span text:style-name="T98">主心骨</text:span>。</text:p>
                    </text:list-item>
                    <text:list-item>
                      <text:p text:style-name="P180"><text:span text:style-name="T55">道 </text:span><text:span text:style-name="T308">↔</text:span><text:span text:style-name="T56">（x%）無己 +（100% - x%）有己。</text:span></text:p>
                      <text:list>
                        <text:list-item>
                          <text:p text:style-name="P180"><text:span text:style-name="T56">道 </text:span><text:span text:style-name="T309">↔</text:span><text:span text:style-name="T59"> </text:span><text:span text:style-name="T56">虛無體制、長老制。</text:span></text:p>
                          <text:list>
                            <text:list-item>
                              <text:p text:style-name="P128">蘊含 長老制的 虛無體制。</text:p>
                            </text:list-item>
                            <text:list-item>
                              <text:p text:style-name="P128">虛無體制、長老制 相溶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0"><text:span text:style-name="T57">世界觀 </text:span><text:span text:style-name="T310">↔</text:span><text:span text:style-name="T58"> 本書。</text:span></text:p>
                      <text:list>
                        <text:list-item>
                          <text:p text:style-name="P129">假定，日月神示 預言的 世界觀 是 本書、本書的世界觀。</text:p>
                        </text:list-item>
                      </text:list>
                    </text:list-item>
                  </text:list>
                </text:list-item>
                <text:list-item>
                  <text:p text:style-name="P129">下之卷，第5帖。</text:p>
                  <text:list>
                    <text:list-item>
                      <text:p text:style-name="P130">下之卷，第5帖 是 寫給 當時<text:span text:style-name="T222"> 紀載、紀錄 日月神社的 人類個體、人類群體。</text:span></text:p>
                      <text:list>
                        <text:list-item>
                          <text:p text:style-name="P131">當時 是 正在 紀載、紀錄 日月神示 下之卷，第5帖 的 時候、過去的當下。</text:p>
                        </text:list-item>
                        <text:list-item>
                          <text:p text:style-name="P131">當時 是 西元<text:span text:style-name="T226">19XX年。</text:span></text:p>
                        </text:list-item>
                      </text:list>
                    </text:list-item>
                    <text:list-item>
                      <text:p text:style-name="P132">建造神社 <text:span text:style-name="T311">↔</text:span><text:span text:style-name="T222"> 提示 當時 紀載、紀錄 日月神社的 人類個體、人類群體 建造神社。</text:span></text:p>
                      <text:list>
                        <text:list-item>
                          <text:p text:style-name="P132">過去式、與未來無相關、與未來的當下沒有相關性。</text:p>
                        </text:list-item>
                      </text:list>
                    </text:list-item>
                    <text:list-item>
                      <text:p text:style-name="P132">復活 <text:span text:style-name="T312">↔</text:span><text:span text:style-name="T225"> 傳承</text:span>。<text:span text:style-name="T69">（縱向傳承、橫向傳承）</text:span></text:p>
                    </text:list-item>
                    <text:list-item>
                      <text:p text:style-name="P132">複寫 <text:span text:style-name="T312">↔</text:span><text:span text:style-name="T225"> 有機體個體 抄寫</text:span>。</text:p>
                    </text:list-item>
                    <text:list-item>
                      <text:p text:style-name="P132">印刷 <text:span text:style-name="T312">↔</text:span><text:span text:style-name="T225"> 無機體個體 抄寫</text:span>。</text:p>
                    </text:list-item>
                    <text:list-item>
                      <text:p text:style-name="P132">言靈 <text:span text:style-name="T313">↔</text:span><text:span text:style-name="T223"> 祝由術。</text:span></text:p>
                    </text:list-item>
                    <text:list-item>
                      <text:p text:style-name="P132">言語 <text:span text:style-name="T314">↔</text:span><text:span text:style-name="T224"> 祝由術的 工具、方法、原物料。</text:span></text:p>
                    </text:list-item>
                    <text:list-item>
                      <text:p text:style-name="P132">存好心、做好事 <text:span text:style-name="T315">↔</text:span><text:span text:style-name="T227"> 有德的 思想、決策、行動。</text:span></text:p>
                    </text:list-item>
                  </text:list>
                </text:list-item>
                <text:list-item>
                  <text:p text:style-name="P132">下之卷，第6卷。</text:p>
                </text:list-item>
                <text:list-item>
                  <text:p text:style-name="P132">下之卷，第7卷。<text:span text:style-name="T69">（頂多在某一特定 空間、建築物，聚會、溝通、分享、感測、交互作用）</text:span></text:p>
                  <text:list>
                    <text:list-item>
                      <text:p text:style-name="P132">不要做像教會那樣的事 <text:span text:style-name="T316">↔</text:span><text:span text:style-name="T228"> 明顯例子，不要 跪拜偶像、誦經、燒香、捐錢、獻身、以教會為中心思想、以宗教為中心思想、被奴役、被操控、被遙控、要求奉獻、強迫奉獻、誘導奉獻、宗教狂熱、攻擊異教徒、強迫其他人相信、獵巫、冒充先知、虛偽預言、神靈附身、手一指人人就倒、不做悔改只求加倍回報、不求責任和義務只做卸責和權利、信念戰爭。</text:span></text:p>
                      <text:list>
                        <text:list-item>
                          <text:p text:style-name="P133">虛偽預言 是 某一特定個體 以 神 的 名義，說出 該個體、其他個體 想到的 推測。</text:p>
                          <text:list>
                            <text:list-item>
                              <text:p text:style-name="P133">該個體 說出、傳達、傳播 虛偽預言。</text:p>
                            </text:list-item>
                            <text:list-item>
                              <text:p text:style-name="P133">該個體 是 冒充先知、假先知。</text:p>
                            </text:list-item>
                            <text:list-item>
                              <text:p text:style-name="P133">假定，虛偽預言 有 發生、實現。</text:p>
                              <text:list>
                                <text:list-item>
                                  <text:p text:style-name="P133">該個體 有機率被 其他個體 信任、崇拜、臣服。</text:p>
                                  <text:list>
                                    <text:list-item>
                                      <text:p text:style-name="P133">即便，該個體的 虛偽預言的 成功率 是 <text:span text:style-name="T229">0.01%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33">該個體 有機率從 該現象，獲取 大量 名聲、金錢、權利、權力、資源。</text:p>
                                </text:list-item>
                              </text:list>
                            </text:list-item>
                            <text:list-item>
                              <text:p text:style-name="P133">假定，虛偽預言 沒有 發生、實現。</text:p>
                              <text:list>
                                <text:list-item>
                                  <text:p text:style-name="P133">該個體 有機率假裝 什麼事都沒發生。</text:p>
                                </text:list-item>
                                <text:list-item>
                                  <text:p text:style-name="P134">該個體 有機率 道歉。</text:p>
                                </text:list-item>
                                <text:list-item>
                                  <text:p text:style-name="P134">該個體 有機率 欺騙、誘騙 其他個體，說錯 預言，道歉 就沒事。</text:p>
                                </text:list-item>
                                <text:list-item>
                                  <text:p text:style-name="P134">該個體 有機率 欺騙、誘騙 其他個體，說出 虛偽預言 沒什麼大不了。</text:p>
                                </text:list-item>
                                <text:list-item>
                                  <text:p text:style-name="P135">該個體 有機率 要求、誘導，其他個體 不要 認定 該個體 是 假先知。</text:p>
                                  <text:list>
                                    <text:list-item>
                                      <text:p text:style-name="P135">明顯例子，成功福音、新使徒改革運動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35">先知 有機率說出 虛偽預言。</text:p>
                              <text:list>
                                <text:list-item>
                                  <text:p text:style-name="P136">假定，某一特定個體的 本能、傳承 夠高，該個體 能夠 遙視。</text:p>
                                  <text:list>
                                    <text:list-item>
                                      <text:p text:style-name="P136">該個體 有機率使用 遙視，說出（該個體 實際觀測到 未來 的）預言。</text:p>
                                    </text:list-item>
                                  </text:list>
                                </text:list-item>
                                <text:list-item>
                                  <text:p text:style-name="P136">明顯例子，該個體 沒有使用 遙視，直接說出 其他個體 想要聽的 話語。</text:p>
                                  <text:list>
                                    <text:list-item>
                                      <text:p text:style-name="P135">明顯例子，假定，某一特定群體 多數想要 身體健康、沒有病痛、賺大錢。</text:p>
                                      <text:list>
                                        <text:list-item>
                                          <text:p text:style-name="P135">該個體 有機率對 被預言個體 說出，在未來 會 健康、康復、富有。</text:p>
                                        </text:list-item>
                                        <text:list-item>
                                          <text:p text:style-name="P135">該個體 對 被預言個體 越瞭解，說出來的話語 越中聽、越進入心坎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35">明顯例子，側寫、冷讀術、巴納姆效應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35">先知 有機率說出 沒有把握的 預言。</text:p>
                              <text:list>
                                <text:list-item>
                                  <text:p text:style-name="P135">明顯例子，先知 使用 遙視，觀測 未來。</text:p>
                                  <text:list>
                                    <text:list-item>
                                      <text:p text:style-name="P135">先知 對 某一特定未來，有機率有 <text:span text:style-name="T232">0.01% 的把握。</text:span></text:p>
                                      <text:list>
                                        <text:list-item>
                                          <text:p text:style-name="P135">明顯例子，觀測 10000個 未來。</text:p>
                                          <text:list>
                                            <text:list-item>
                                              <text:p text:style-name="P149">每一個未來 都 不一樣。</text:p>
                                            </text:list-item>
                                            <text:list-item>
                                              <text:p text:style-name="P149">統計，每一個未來的 發生機率 都是 <text:span text:style-name="T233">0.01%。</text:span></text:p>
                                            </text:list-item>
                                            <text:list-item>
                                              <text:p text:style-name="P149">沒有 統計到、觀測到 的 未來，不代表 不會發生、<text:span text:style-name="T233">0%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49">先知 對 該未來 做出 預言，傳達給 其他個體。</text:p>
                                    </text:list-item>
                                    <text:list-item>
                                      <text:p text:style-name="P149">假定，過去、紀錄、紀載，先知的 預言成功率 是 <text:span text:style-name="T236">100%。</text:span></text:p>
                                    </text:list-item>
                                    <text:list-item>
                                      <text:p text:style-name="P149">假定，先知 沒有說出 自己只有 0.01% 的把握。</text:p>
                                      <text:list>
                                        <text:list-item>
                                          <text:p text:style-name="P149">其他個體 有機率認定，該預言 是 <text:span text:style-name="T234">100% 會發生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49">假定，先知 有說出 自己只有 <text:span text:style-name="T235">0.01% 的把握。</text:span></text:p>
                                      <text:list>
                                        <text:list-item>
                                          <text:p text:style-name="P149">其他個體 有機率認定，該預言 是 0.01% 會發生。</text:p>
                                        </text:list-item>
                                        <text:list-item>
                                          <text:p text:style-name="P149">其他個體 有機率 質疑、懷疑 先知 是 假先知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49">假定，某一特定個體的 本能、傳承 夠高。</text:p>
                              <text:list>
                                <text:list-item>
                                  <text:p text:style-name="P149">明顯例子，該個體的 德 高於（該個體 所生活的群體的）其他個體。</text:p>
                                </text:list-item>
                                <text:list-item>
                                  <text:p text:style-name="P149">該個體 有機率 接收到，德更高的 個體的 訊息、預言、提醒、警告、告誡。</text:p>
                                  <text:list>
                                    <text:list-item>
                                      <text:p text:style-name="P149">訊息 是（人類 認定的）神啟。</text:p>
                                    </text:list-item>
                                    <text:list-item>
                                      <text:p text:style-name="P149">導師制。</text:p>
                                    </text:list-item>
                                    <text:list-item>
                                      <text:p text:style-name="P212">（明顯例子 在 <text:span text:style-name="T162">宇宙胞</text:span> 文件的 <text:span text:style-name="T162">佛渡有緣人</text:span> 的 <text:span text:style-name="T165">人要被救，必先自救</text:span>）</text:p>
                                      <text:list>
                                        <text:list-item>
                                          <text:p text:style-name="P213">明顯例子，某一特定，<text:span text:style-name="T237">第n層級的個體 幫助 第（n-1）層級的個體。</text:span></text:p>
                                          <text:list>
                                            <text:list-item>
                                              <text:p text:style-name="P214">假定，該第（n-1）層級的個體 沒有看到 該第n層級的個體。</text:p>
                                            </text:list-item>
                                            <text:list-item>
                                              <text:p text:style-name="P214">該第（n-1）層級的個體 有機率認定 收到（人類 認定的）神啟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35">該個體 有機率傳達出 該訊息、該預言、該提醒、該警告，給 其他個體。</text:p>
                                  <text:list>
                                    <text:list-item>
                                      <text:p text:style-name="P135">該個體 是 該德更高的個體的 信使、郵差、傳聲筒。</text:p>
                                    </text:list-item>
                                    <text:list-item>
                                      <text:p text:style-name="P135">其他個體 是 接收個體、收件個體。</text:p>
                                    </text:list-item>
                                    <text:list-item>
                                      <text:p text:style-name="P137">抽象例子，該德更高的個體 <text:span text:style-name="T317">↔</text:span><text:span text:style-name="T238"> 太陽。</text:span></text:p>
                                      <text:list>
                                        <text:list-item>
                                          <text:p text:style-name="P150">訊息 <text:span text:style-name="T268">↔</text:span> 陽光。</text:p>
                                        </text:list-item>
                                        <text:list-item>
                                          <text:p text:style-name="P138">該個體 <text:span text:style-name="T317">↔</text:span><text:span text:style-name="T238"> </text:span>透<text:span text:style-name="T238">光個體、反光個體、折射個體、大氣、水面、三稜鏡。</text:span></text:p>
                                        </text:list-item>
                                        <text:list-item>
                                          <text:p text:style-name="P138">其他個體 <text:span text:style-name="T317">↔</text:span><text:span text:style-name="T238"> 吸光個體、斥光個體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38">提醒、警告、告誡 的 預言 不討喜，但是 很重要。</text:p>
                                  <text:list>
                                    <text:list-item>
                                      <text:p text:style-name="P138">以 預言 為鏡。</text:p>
                                    </text:list-item>
                                    <text:list-item>
                                      <text:p text:style-name="P138">預言 是 其他&lt;?3&gt;個體 內部，已經、正在、即將 發生過的 事件。</text:p>
                                    </text:list-item>
                                    <text:list-item>
                                      <text:p text:style-name="P138">明顯例子，先知 遙視 其他&lt;?3&gt;個體的當下、&lt;_?<text:span text:style-name="T241">3_&gt;個體的未來可能性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38">甜美 的 預言 討喜，但是 不重要。</text:p>
                                  <text:list>
                                    <text:list-item>
                                      <text:p text:style-name="P139">甜美預言 有機率造成 個體、群體、文明，鬆懈下來。</text:p>
                                      <text:list>
                                        <text:list-item>
                                          <text:p text:style-name="P139">鬆懈下來 的 明顯例子，停止 努力、提升，一昧等待 預言 發生。</text:p>
                                        </text:list-item>
                                        <text:list-item>
                                          <text:p text:style-name="P139">明顯例子，假定，某一特定個體的 畢業旅行 在 明天。</text:p>
                                          <text:list>
                                            <text:list-item>
                                              <text:p text:style-name="P139">該個體 有機率 太興奮、太期待、睡不著、熬夜、比平常還晚睡。</text:p>
                                            </text:list-item>
                                            <text:list-item>
                                              <text:p text:style-name="P139">隔天，該個體 有機率精神不濟、因為疏忽發生意外的機率上升。</text:p>
                                            </text:list-item>
                                            <text:list-item>
                                              <text:p text:style-name="P139">畢業旅行 <text:span text:style-name="T318">↔</text:span><text:span text:style-name="T245"> 甜美預言。</text:span></text:p>
                                            </text:list-item>
                                            <text:list-item>
                                              <text:p text:style-name="P139">睡不著 <text:span text:style-name="T318">↔</text:span><text:span text:style-name="T245"> 停止 努力、提升、昇華。</text:span></text:p>
                                            </text:list-item>
                                            <text:list-item>
                                              <text:p text:style-name="P139">熬夜 <text:span text:style-name="T318">↔</text:span><text:span text:style-name="T245"> 一昧等待 預言 發生。</text:span><text:span text:style-name="T76">（睡覺 </text:span><text:span text:style-name="T79">↔</text:span><text:span text:style-name="T76"> 努力、提升、昇華）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39">生於憂患，死於安樂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39">甜美預言 遲早 會發生，不如 不知道，等待、靜待 發生。</text:p>
                                      <text:list>
                                        <text:list-item>
                                          <text:p text:style-name="P139">明顯例子，意外的 甜美驚喜、生日派對、週年禮物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40">假定，某一特定個體 認定 某一特定甜美預言，<text:span text:style-name="T242">100% 會 發生</text:span>。</text:p>
                                      <text:list>
                                        <text:list-item>
                                          <text:p text:style-name="P140">假定，該甜美預言 沒有 發生。</text:p>
                                        </text:list-item>
                                        <text:list-item>
                                          <text:p text:style-name="P140">該個體 有機率 失望、惱怒、憤怒、徬徨、悲傷、憂愁、憂鬱、絕望。</text:p>
                                          <text:list>
                                            <text:list-item>
                                              <text:p text:style-name="P139">期望越大，失望越大。</text:p>
                                            </text:list-item>
                                            <text:list-item>
                                              <text:p text:style-name="P139">明顯例子，失去10000元的感受 強烈於 得到<text:span text:style-name="T243">10000元的感受。</text:span></text:p>
                                            </text:list-item>
                                            <text:list-item>
                                              <text:p text:style-name="P139">明顯例子，生病的感受 強烈於 病癒的感受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41">明顯例子，假定，某一特定病患 看醫生。</text:p>
                                      <text:list>
                                        <text:list-item>
                                          <text:p text:style-name="P141">假定，醫生 診斷，<text:span text:style-name="T244">10000天之內，</text:span>該病患 會 自然病癒、自然痊癒。</text:p>
                                        </text:list-item>
                                        <text:list-item>
                                          <text:p text:style-name="P141">該病患 有機率認定，自然病癒、自然痊癒 是 100% 會發生。</text:p>
                                        </text:list-item>
                                        <text:list-item>
                                          <text:p text:style-name="P141">該病患 有機率 大吃大喝、熬夜不睡、放縱慾望、喝酒、吸菸。</text:p>
                                        </text:list-item>
                                        <text:list-item>
                                          <text:p text:style-name="P141">假定，<text:span text:style-name="T244">10000天之內，</text:span>該病患 有 自然病癒、自然痊癒。</text:p>
                                          <text:list>
                                            <text:list-item>
                                              <text:p text:style-name="P141">該病患 有機率感受到 病癒的 喜悅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42">假定，<text:span text:style-name="T244">10000天之內，</text:span>該病患 沒有 自然病癒、自然痊癒。</text:p>
                                          <text:list>
                                            <text:list-item>
                                              <text:p text:style-name="P141">該病患 有機率感受到 生病的 失望、惱怒、憤怒、徬徨、悲傷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41">警告的預言、甜美的預言。</text:p>
                              <text:list>
                                <text:list-item>
                                  <text:p text:style-name="P141">警告的預言 要 越早知道越好。</text:p>
                                  <text:list>
                                    <text:list-item>
                                      <text:p text:style-name="P143">警告的預言 是 提醒的預言、警告的預言、告誡的預言。</text:p>
                                    </text:list-item>
                                    <text:list-item>
                                      <text:p text:style-name="P141">事先 查驗。</text:p>
                                      <text:list>
                                        <text:list-item>
                                          <text:p text:style-name="P141">接收到 某一特定預言的 個體，要 查驗 該預言。</text:p>
                                          <text:list>
                                            <text:list-item>
                                              <text:p text:style-name="P141">個體 是 先知、信使、國民群、領導層、文明、所有的個體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44">明顯例子，先知 有機率遙視到 部分、片段、間斷、亂序、模糊輪廓。</text:p>
                                          <text:list>
                                            <text:list-item>
                                              <text:p text:style-name="P144">先知 有機率沒有 遙視到 全貌。</text:p>
                                            </text:list-item>
                                            <text:list-item>
                                              <text:p text:style-name="P145">假定，先知 遙視到，某一特定個體 在擔架上、被蓋白布。</text:p>
                                            </text:list-item>
                                            <text:list-item>
                                              <text:p text:style-name="P145">先知 有機率認定 該個體 死亡。</text:p>
                                            </text:list-item>
                                            <text:list-item>
                                              <text:p text:style-name="P145">實際，該個體 有機率 假裝死亡、沒有死亡、活著。</text:p>
                                            </text:list-item>
                                            <text:list-item>
                                              <text:p text:style-name="P145">該個體 有機率讓 其他個體 搬運到 擔架上，假裝受傷、裝死。</text:p>
                                            </text:list-item>
                                            <text:list-item>
                                              <text:p text:style-name="P145">明顯例子，戰場，讓 活著的小孩 在 擔架 裝死，操控 國際輿論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41">明顯例子，信使 有機率收到 船外敵文明 的 虛假訊息。</text:p>
                                        </text:list-item>
                                        <text:list-item>
                                          <text:p text:style-name="P141">預言 有機率是 虛偽預言。</text:p>
                                        </text:list-item>
                                        <text:list-item>
                                          <text:p text:style-name="P141">說出、傳播 預言的 個體，有機率是 假先知、假信使、船外敵文明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41">事先 知道、紀錄、調查、準備、預防。</text:p>
                                      <text:list>
                                        <text:list-item>
                                          <text:p text:style-name="P141">以 預言 為鏡。</text:p>
                                          <text:list>
                                            <text:list-item>
                                              <text:p text:style-name="P141">以 其他&lt;?<text:span text:style-name="T246">3&gt;個體的歷史 為鏡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41">事發 觀測、紀錄、反制。</text:p>
                                    </text:list-item>
                                    <text:list-item>
                                      <text:p text:style-name="P141">事後 驗證。</text:p>
                                      <text:list>
                                        <text:list-item>
                                          <text:p text:style-name="P141">以 歷史 為鏡。</text:p>
                                          <text:list>
                                            <text:list-item>
                                              <text:p text:style-name="P141">以 &lt;_?<text:span text:style-name="T246">3_&gt;個體的歷史 為鏡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41">甜美的預言 要 越晚知道越好。</text:p>
                                  <text:list>
                                    <text:list-item>
                                      <text:p text:style-name="P141">意外的 甜美驚喜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35">反制。</text:p>
                              <text:list>
                                <text:list-item>
                                  <text:p text:style-name="P135">查驗。</text:p>
                                  <text:list>
                                    <text:list-item>
                                      <text:p text:style-name="P135">查驗 是 知道、紀錄 →<text:span text:style-name="T231"> 事先調查 →</text:span> <text:span text:style-name="T231">事發 觀測、紀錄 </text:span>→<text:span text:style-name="T231"> 事後驗證。</text:span></text:p>
                                      <text:list>
                                        <text:list-item>
                                          <text:p text:style-name="P135">知道 某一特定預言，不用、不需要 100% 相信 該預言。</text:p>
                                        </text:list-item>
                                        <text:list-item>
                                          <text:p text:style-name="P135">知道 某一特定預言，紀錄、事先調查。</text:p>
                                        </text:list-item>
                                        <text:list-item>
                                          <text:p text:style-name="P146">知道 某一特定預言，假定，認定 該預言 有發生的 跡象、可能性。</text:p>
                                        </text:list-item>
                                        <text:list-item>
                                          <text:p text:style-name="P147">假定，該預言 是 災難預言。</text:p>
                                          <text:list>
                                            <text:list-item>
                                              <text:p text:style-name="P147">事先 準備，災難發生的 預防、反制、配套措施。</text:p>
                                            </text:list-item>
                                            <text:list-item>
                                              <text:p text:style-name="P148">事先 執行，災難發生的 預防。</text:p>
                                            </text:list-item>
                                            <text:list-item>
                                              <text:p text:style-name="P148">事發 執行，災難發生的 反制。</text:p>
                                            </text:list-item>
                                            <text:list-item>
                                              <text:p text:style-name="P148">事後 執行，災難發生的 配套措施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46">知道 某一特定預言，等待 時間流逝、事件發生、驗證機會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35">查驗 的 明顯例子，使用 統計、機率，確認 該個體的 預言的 成功率。</text:p>
                                      <text:list>
                                        <text:list-item>
                                          <text:p text:style-name="P135">統計、機率 的 明顯例子，平均值、標準差、貝氏定理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51">99.99% 正確 不等於 100% 正確。</text:p>
                                      <text:list>
                                        <text:list-item>
                                          <text:p text:style-name="P151"><text:span text:style-name="T230">0.01% 有機率是 致命關鍵、核心</text:span>關鍵。</text:p>
                                        </text:list-item>
                                        <text:list-item>
                                          <text:p text:style-name="P151">抽象例子，整個地球的 天鵝的 顏色 全部都是 白色。</text:p>
                                          <text:list>
                                            <text:list-item>
                                              <text:p text:style-name="P151">黑天鵝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32">明顯例子，十字軍東征、伽利略、成功福音。</text:p>
                        </text:list-item>
                      </text:list>
                    </text:list-item>
                    <text:list-item>
                      <text:p text:style-name="P152">357斷句 <text:span text:style-name="T268">↔</text:span> 有機率是 某一特定 密碼、暗號、音律。</text:p>
                    </text:list-item>
                  </text:list>
                </text:list-item>
                <text:list-item>
                  <text:p text:style-name="P152">下之卷，第8帖。</text:p>
                </text:list-item>
                <text:list-item>
                  <text:p text:style-name="P152">下之卷，第9帖。</text:p>
                  <text:list>
                    <text:list-item>
                      <text:p text:style-name="P153">和（<text:span text:style-name="T134">有›的</text:span><text:span text:style-name="T137">Ο</text:span>）與（<text:span text:style-name="T137">沒有</text:span><text:span text:style-name="T134">›的</text:span><text:span text:style-name="T137">Ο</text:span>）的大戰 <text:span text:style-name="T319">↔</text:span><text:span text:style-name="T249"> 和 有聖靈的個體、沒有聖靈的個體 的大戰。</text:span></text:p>
                      <text:list>
                        <text:list-item>
                          <text:p text:style-name="P154"><text:span text:style-name="T134">有›的</text:span><text:span text:style-name="T137">Ο</text:span><text:span text:style-name="T248"> </text:span><text:span text:style-name="T320">↔</text:span><text:span text:style-name="T248"> </text:span>有（基督教 認定的）聖靈（基督教 認定的）充滿的 個體。</text:p>
                          <text:list>
                            <text:list-item>
                              <text:p text:style-name="P154"><text:span text:style-name="T134">›</text:span><text:span text:style-name="T248"> </text:span><text:span text:style-name="T320">↔</text:span>（基督教 認定的）聖靈。</text:p>
                            </text:list-item>
                          </text:list>
                        </text:list-item>
                        <text:list-item>
                          <text:p text:style-name="P153"><text:span text:style-name="T137">沒有</text:span><text:span text:style-name="T134">›的</text:span><text:span text:style-name="T137">Ο</text:span><text:span text:style-name="T247"> </text:span><text:span text:style-name="T321">↔</text:span><text:span text:style-name="T247"> </text:span>沒有（基督教 認定的）聖靈（基督教 認定的）充滿的 個體。</text:p>
                        </text:list-item>
                      </text:list>
                    </text:list-item>
                    <text:list-item>
                      <text:p text:style-name="P153">神 <text:span text:style-name="T322">↔</text:span><text:span text:style-name="T250"> 這次（下之卷，第9帖）神靈附身的 某一特定個體。</text:span></text:p>
                    </text:list-item>
                    <text:list-item>
                      <text:p text:style-name="P152">原本世間的大神 <text:span text:style-name="T321">↔</text:span><text:span text:style-name="T247">（基督教 認定的）耶和華。</text:span></text:p>
                    </text:list-item>
                    <text:list-item>
                      <text:p text:style-name="P152">下面的眾神 <text:span text:style-name="T323">↔</text:span><text:span text:style-name="T251">（基督教 認定的）天使。</text:span></text:p>
                    </text:list-item>
                    <text:list-item>
                      <text:p text:style-name="P152">惡神 <text:span text:style-name="T323">↔</text:span><text:span text:style-name="T251">（基督教 認定的）撒旦。</text:span></text:p>
                    </text:list-item>
                  </text:list>
                </text:list-item>
                <text:list-item>
                  <text:p text:style-name="P164"><text:span text:style-name="T100">下之卷，第</text:span><text:span text:style-name="T2">10</text:span><text:span text:style-name="T100">帖。</text:span></text:p>
                  <text:list>
                    <text:list-item>
                      <text:p text:style-name="P165"><text:span text:style-name="T100">水 </text:span><text:span text:style-name="T324">↔</text:span><text:span text:style-name="T122"> 祖代型意識層個體、（日月神示 認定的）身、（日月神示 認定的）臣民、</text:span><text:span text:style-name="T15">（基督教 認定的）魂。</text:span></text:p>
                    </text:list-item>
                    <text:list-item>
                      <text:p text:style-name="P165"><text:span text:style-name="T100">火 </text:span><text:span text:style-name="T324">↔</text:span><text:span text:style-name="T122"> 本代型意識層個體、（日月神示 認定的）魂、</text:span><text:span text:style-name="T15">（基督教 認定的）聖靈</text:span><text:span text:style-name="T122">、</text:span><text:span text:style-name="T15">（基督教 認定的）靈</text:span><text:span text:style-name="T122">。</text:span></text:p>
                    </text:list-item>
                    <text:list-item>
                      <text:p text:style-name="P165"><text:span text:style-name="T122">串連 </text:span><text:span text:style-name="T325">↔</text:span><text:span text:style-name="T123"> 祖代</text:span><text:span text:style-name="T122">型意識層個體和本代型意識層個體相溶、（日月神示 認定的）身魂、</text:span><text:span text:style-name="T123">（基督教 認定的）聖靈充滿身體。</text:span></text:p>
                      <text:list>
                        <text:list-item>
                          <text:p text:style-name="P182">相溶 不是 相容。</text:p>
                        </text:list-item>
                        <text:list-item>
                          <text:p text:style-name="P182">相溶 是 蘊含。</text:p>
                          <text:list>
                            <text:list-item>
                              <text:p text:style-name="P183">假定，最高層級，本代型意識層個體 高於 祖代型意識層個體。</text:p>
                              <text:list>
                                <text:list-item>
                                  <text:p text:style-name="P183">本代型意識層個體 蘊含 祖代型意識層個體。</text:p>
                                </text:list-item>
                              </text:list>
                            </text:list-item>
                            <text:list-item>
                              <text:p text:style-name="P183">假定，最高層級，祖代型意識層個體 低於 本代型意識層個體。</text:p>
                              <text:list>
                                <text:list-item>
                                  <text:p text:style-name="P183">祖代型意識層個體 蘊含 本代型意識層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83">下之卷，<text:span text:style-name="T2">第11</text:span>帖。</text:p>
                  <text:list>
                    <text:list-item>
                      <text:p text:style-name="P183">蒼生 <text:span text:style-name="T326">↔</text:span><text:span text:style-name="T252"> 順應自然、愛護自然、生活自然、共生、守護地球個體 的 個體。</text:span></text:p>
                    </text:list-item>
                  </text:list>
                </text:list-item>
                <text:list-item>
                  <text:p text:style-name="P183">下之卷，<text:span text:style-name="T2">第12帖</text:span>。</text:p>
                  <text:list>
                    <text:list-item>
                      <text:p text:style-name="P183">日本 <text:span text:style-name="T327">↔</text:span><text:span text:style-name="T254"> 人類文明。</text:span></text:p>
                    </text:list-item>
                    <text:list-item>
                      <text:p text:style-name="P183">自分<text:span text:style-name="T88">で岩戶開い</text:span><text:span text:style-name="T91">て</text:span><text:span text:style-name="T88">居</text:span><text:span text:style-name="T91">れば</text:span><text:span text:style-name="T88"> </text:span><text:span text:style-name="T328">↔</text:span><text:span text:style-name="T89"> 放鬆肩膀、放輕鬆、放空，感受、享受 自然。</text:span></text:p>
                      <text:list>
                        <text:list-item>
                          <text:p text:style-name="P184"><text:span text:style-name="T89">放鬆肩膀、放輕鬆、放空，感受、享受 自然 </text:span><text:span text:style-name="T329">↔</text:span><text:span text:style-name="T90"> 落葉 在河川，自然而然 順流而行。</text:span></text:p>
                        </text:list-item>
                        <text:list-item>
                          <text:p text:style-name="P204">高壓生活、勾心鬥角、爭權奪利、傷害自然 <text:span text:style-name="T268">↔</text:span> 落葉 在河川，改變動能 逆流而行。</text:p>
                          <text:list>
                            <text:list-item>
                              <text:p text:style-name="P204">動能 是 該落葉 蘊含的 動能、力。</text:p>
                            </text:list-item>
                            <text:list-item>
                              <text:p text:style-name="P204">落葉 有機率認定，人定勝天、能夠游回河川的上游源頭。</text:p>
                            </text:list-item>
                          </text:list>
                        </text:list-item>
                        <text:list-item>
                          <text:p text:style-name="P204">順流而行 的 明顯例子，（莊子 認定的）盛德之人。</text:p>
                          <text:list>
                            <text:list-item>
                              <text:p text:style-name="P215">（盛德之人 的 描述 在 <text:span text:style-name="T164">哲學</text:span><text:span text:style-name="T60"> (莊子)</text:span> 文件群的 <text:span text:style-name="T162">盛德</text:span>）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5">自分<text:span text:style-name="T88">で岩戶</text:span><text:span text:style-name="T92">しぬ</text:span><text:span text:style-name="T91">て</text:span><text:span text:style-name="T88"> </text:span><text:span text:style-name="T328">↔</text:span><text:span text:style-name="T89"> </text:span><text:span text:style-name="T90">高壓生活、勾心鬥角、爭權奪利、傷害自然、不珍惜地球生態圈。</text:span></text:p>
                    </text:list-item>
                    <text:list-item>
                      <text:p text:style-name="P183">十柱 <text:span text:style-name="T330">↔</text:span><text:span text:style-name="T253"> 身魂。</text:span></text:p>
                      <text:list>
                        <text:list-item>
                          <text:p text:style-name="P183">十 是 日月神示（下之卷，第<text:span text:style-name="T1">10</text:span>帖）認定的 十。</text:p>
                        </text:list-item>
                      </text:list>
                    </text:list-item>
                  </text:list>
                </text:list-item>
                <text:list-item>
                  <text:p text:style-name="P218">下之卷，第<text:span text:style-name="T1">13</text:span>帖。</text:p>
                  <text:list>
                    <text:list-item>
                      <text:p text:style-name="P183">手 <text:span text:style-name="T331">↔</text:span><text:span text:style-name="T255"> 道、物質文明。</text:span></text:p>
                      <text:list>
                        <text:list-item>
                          <text:p text:style-name="P188">物質文明 設計、製造、使用 人類文明的 工具。</text:p>
                        </text:list-item>
                      </text:list>
                    </text:list-item>
                    <text:list-item>
                      <text:p text:style-name="P183">腳 <text:span text:style-name="T331">↔</text:span><text:span text:style-name="T255"> 德、精神文明。</text:span></text:p>
                      <text:list>
                        <text:list-item>
                          <text:p text:style-name="P183">精神文明 維持、提升、昇華 人類文明的 發展。</text:p>
                        </text:list-item>
                      </text:list>
                    </text:list-item>
                    <text:list-item>
                      <text:p text:style-name="P186">用手走路 <text:span text:style-name="T332">↔</text:span><text:span text:style-name="T257"> 物質文明 帶領 人類文明的 發展。</text:span></text:p>
                    </text:list-item>
                    <text:list-item>
                      <text:p text:style-name="P187">用腳走路 <text:span text:style-name="T333">↔</text:span><text:span text:style-name="T256"> 精神文明 帶領 人類文明的 發展。</text:span></text:p>
                      <text:list>
                        <text:list-item>
                          <text:p text:style-name="P189">人類文明 以 精神文明 為 圓心、旋轉中心、中心思想。</text:p>
                        </text:list-item>
                      </text:list>
                    </text:list-item>
                    <text:list-item>
                      <text:p text:style-name="P96">頭 <text:span text:style-name="T334">↔</text:span><text:span text:style-name="T258"> 人類文明。</text:span></text:p>
                    </text:list-item>
                    <text:list-item>
                      <text:p text:style-name="P96">像人一樣 <text:span text:style-name="T268">↔</text:span><text:span text:style-name="T258"> 人體。</text:span></text:p>
                      <text:list>
                        <text:list-item>
                          <text:p text:style-name="P96">細胞個體、血液循環系統 自然而然、理所當然 思想、決策、行動。</text:p>
                        </text:list-item>
                        <text:list-item>
                          <text:p text:style-name="P96">細胞個體、血液循環系統 自然而然、理所當然 運作、順命。</text:p>
                          <text:list>
                            <text:list-item>
                              <text:p text:style-name="P210"><text:span text:style-name="T198">（順命 的 描述 在</text:span><text:span text:style-name="T194"> </text:span><text:span text:style-name="T196">_</text:span><text:span text:style-name="T194"> </text:span><text:span text:style-name="T198">文件群的 </text:span><text:span text:style-name="T195">定命、命運</text:span><text:span text:style-name="T198">）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7"><text:span text:style-name="T198">順應天道 </text:span><text:span text:style-name="T219">↔</text:span><text:span text:style-name="T199"> 順應自然、自然無為、自然而為。</text:span></text:p>
                      <text:list>
                        <text:list-item>
                          <text:p text:style-name="P190">天道 是（老子 認定的）道、（莊子 認定的）道、（傳道書 認定的）有時。</text:p>
                        </text:list-item>
                        <text:list-item>
                          <text:p text:style-name="P190">天道 是 地球（本身）、地球自轉（本身）、地球公轉（本身）、太陽風（本身）。</text:p>
                        </text:list-item>
                      </text:list>
                    </text:list-item>
                  </text:list>
                </text:list-item>
                <text:list-item>
                  <text:p text:style-name="P190">下之卷，第<text:span text:style-name="T2">14帖</text:span>。</text:p>
                  <text:list>
                    <text:list-item>
                      <text:p text:style-name="P190">眾神 <text:span text:style-name="T335">↔</text:span><text:span text:style-name="T259"> 本代型意識層個體、（基督教 認定的）聖靈。</text:span></text:p>
                    </text:list-item>
                    <text:list-item>
                      <text:p text:style-name="P191">各自的神 <text:span text:style-name="T335">↔</text:span><text:span text:style-name="T259"> 本代型意識層個體、（基督教 認定的）聖靈。</text:span></text:p>
                    </text:list-item>
                    <text:list-item>
                      <text:p text:style-name="P191">回到原本的神代 <text:span text:style-name="T336">↔</text:span><text:span text:style-name="T260"> 開始 新的 循環。</text:span></text:p>
                      <text:list>
                        <text:list-item>
                          <text:p text:style-name="P191">明顯例子，某一特定人類個體的 呼吸系統，開始 吐出 二氧化碳，為了 吸進 氧氣。</text:p>
                          <text:list>
                            <text:list-item>
                              <text:p text:style-name="P191">神代 <text:span text:style-name="T337">↔</text:span><text:span text:style-name="T261"> 氧氣。</text:span></text:p>
                            </text:list-item>
                          </text:list>
                        </text:list-item>
                        <text:list-item>
                          <text:p text:style-name="P191">明顯例子，地球個體 開始 進入（一的法則 認定的）第四密度。</text:p>
                        </text:list-item>
                      </text:list>
                    </text:list-item>
                    <text:list-item>
                      <text:p text:style-name="P191">七、八、九、十 <text:span text:style-name="T338">↔</text:span><text:span text:style-name="T262"> 七成、八成、九成、十成。</text:span></text:p>
                      <text:list>
                        <text:list-item>
                          <text:p text:style-name="P191">七、八、九、十 <text:span text:style-name="T338">↔</text:span><text:span text:style-name="T16"> 70%、80%、90%、100%。</text:span></text:p>
                          <text:list>
                            <text:list-item>
                              <text:p text:style-name="P166"><text:span text:style-name="T2">100% </text:span><text:span text:style-name="T268">↔</text:span><text:span text:style-name="T2"> 到達 神代</text:span><text:span text:style-name="T100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6"><text:span text:style-name="T100">下之卷，</text:span><text:span text:style-name="T2">第15帖</text:span><text:span text:style-name="T100">。</text:span></text:p>
                </text:list-item>
                <text:list-item>
                  <text:p text:style-name="P166"><text:span text:style-name="T100">下之卷，第</text:span><text:span text:style-name="T2">16</text:span><text:span text:style-name="T100">帖。</text:span></text:p>
                  <text:list>
                    <text:list-item>
                      <text:p text:style-name="P166"><text:span text:style-name="T100">日本精神 </text:span><text:span text:style-name="T339">↔</text:span><text:span text:style-name="T124"> 人類文明的 精神文明、精神狀態、精神發展。</text:span></text:p>
                    </text:list-item>
                    <text:list-item>
                      <text:p text:style-name="P166"><text:span text:style-name="T124">石屋</text:span><text:span text:style-name="T125">的 機制</text:span><text:span text:style-name="T124"> </text:span><text:span text:style-name="T339">↔</text:span><text:span text:style-name="T124"> 共際會、光明會 的 新世界秩序。</text:span><text:span text:style-name="T77">（、光明會卡牌）</text:span></text:p>
                    </text:list-item>
                    <text:list-item>
                      <text:p text:style-name="P166"><text:span text:style-name="T100">江戶 </text:span><text:span text:style-name="T340">↔</text:span><text:span text:style-name="T126"> 地球表面。</text:span></text:p>
                    </text:list-item>
                    <text:list-item>
                      <text:p text:style-name="P166"><text:span text:style-name="T126">世界 </text:span><text:span text:style-name="T341">↔</text:span><text:span text:style-name="T127"> 太陽系、銀河系</text:span><text:span text:style-name="T17">、&lt;_?</text:span><text:span text:style-name="T18">3_&gt;個</text:span><text:span text:style-name="T128">體</text:span><text:span text:style-name="T127">。</text:span></text:p>
                    </text:list-item>
                  </text:list>
                </text:list-item>
                <text:list-item>
                  <text:p text:style-name="P166"><text:span text:style-name="T127">下之卷，第</text:span><text:span text:style-name="T19">17</text:span><text:span text:style-name="T129">帖。</text:span></text:p>
                  <text:list>
                    <text:list-item>
                      <text:p text:style-name="P192">說好話就會變好，存壞心就會變壞 <text:span text:style-name="T342">↔</text:span><text:span text:style-name="T264">（基督教 認定的）因信稱義。</text:span></text:p>
                    </text:list-item>
                    <text:list-item>
                      <text:p text:style-name="P192">此道 <text:span text:style-name="T343">↔</text:span><text:span text:style-name="T263"> 這個 道。</text:span></text:p>
                      <text:list>
                        <text:list-item>
                          <text:p text:style-name="P192">假定，日月神示的 道 是指 本書、本書的內容。</text:p>
                        </text:list-item>
                        <text:list-item>
                          <text:p text:style-name="P192">此道 <text:span text:style-name="T268">↔</text:span> 新生、第二層級文明、第二層級湧現。</text:p>
                          <text:list>
                            <text:list-item>
                              <text:p text:style-name="P216">（第二層級湧現 的 描述 在 <text:span text:style-name="T162">_</text:span> 文件群的 <text:span text:style-name="T162">湧現</text:span>）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92">下之卷，第<text:span text:style-name="T2">18帖。</text:span></text:p>
                </text:list-item>
                <text:list-item>
                  <text:p text:style-name="P193">下之卷，第<text:span text:style-name="T2">1</text:span><text:span text:style-name="T20">9</text:span><text:span text:style-name="T2">帖。</text:span></text:p>
                </text:list-item>
                <text:list-item>
                  <text:p text:style-name="P193">下之卷，第<text:span text:style-name="T20">20</text:span><text:span text:style-name="T2">帖。</text:span></text:p>
                </text:list-item>
                <text:list-item>
                  <text:p text:style-name="P193">下之卷，第<text:span text:style-name="T20">21</text:span><text:span text:style-name="T2">帖。</text:span></text:p>
                  <text:list>
                    <text:list-item>
                      <text:p text:style-name="P193"><text:span text:style-name="T137">Ο</text:span><text:span text:style-name="T135"> </text:span><text:span text:style-name="T344">↔</text:span><text:span text:style-name="T136"> 肉質層、祖代型意識層個體、第一層級意識（以下）、存在</text:span>、<text:span text:style-name="T136">（日月神示 認定的）身、（基督教 認定的）身。</text:span></text:p>
                    </text:list-item>
                    <text:list-item>
                      <text:p text:style-name="P194"><text:span text:style-name="T135">› </text:span><text:span text:style-name="T344">↔</text:span><text:span text:style-name="T136"> 意識層、本代型意識層個體、第二層級意識（以上）、變化、（日月神示 認定的）魂、（基督教 認定的）聖靈。</text:span></text:p>
                      <text:list>
                        <text:list-item>
                          <text:p text:style-name="P205">抽象例子。</text:p>
                          <text:list>
                            <text:list-item>
                              <text:p text:style-name="P195"><text:span text:style-name="T137">Ο</text:span><text:span text:style-name="T135"> </text:span><text:span text:style-name="T344">↔</text:span><text:span text:style-name="T136"> 帶正電的粒子。</text:span></text:p>
                            </text:list-item>
                            <text:list-item>
                              <text:p text:style-name="P196">› <text:span text:style-name="T268">↔</text:span> 帶負電的粒子。</text:p>
                            </text:list-item>
                            <text:list-item>
                              <text:p text:style-name="P167"><text:span text:style-name="T135">有›的</text:span><text:span text:style-name="T138">Ο</text:span><text:span text:style-name="T130"> </text:span><text:span text:style-name="T320">↔</text:span><text:span text:style-name="T130"> 不帶電的粒子。</text:span></text:p>
                            </text:list-item>
                          </text:list>
                        </text:list-item>
                        <text:list-item>
                          <text:p text:style-name="P196">抽象例子，超導體。</text:p>
                          <text:list>
                            <text:list-item>
                              <text:p text:style-name="P168"><text:span text:style-name="T138">Ο</text:span><text:span text:style-name="T135"> </text:span><text:span text:style-name="T344">↔</text:span><text:span text:style-name="T136"> 絕緣體、電阻、電容、電感、超導體。</text:span></text:p>
                            </text:list-item>
                            <text:list-item>
                              <text:p text:style-name="P197">› <text:span text:style-name="T268">↔</text:span> 電流、電場、磁場。</text:p>
                            </text:list-item>
                            <text:list-item>
                              <text:p text:style-name="P169"><text:span text:style-name="T21">有›的Ο </text:span><text:span text:style-name="T320">↔</text:span><text:span text:style-name="T21"> 有 電流、電場</text:span><text:span text:style-name="T130">、磁場 的 </text:span><text:span text:style-name="T136">絕緣體、電阻、電容、電感、</text:span><text:span text:style-name="T130">超導體。</text:span></text:p>
                              <text:list>
                                <text:list-item>
                                  <text:p text:style-name="P170"><text:span text:style-name="T21">有›的Ο </text:span><text:span text:style-name="T320">↔</text:span><text:span text:style-name="T21"> </text:span><text:span text:style-name="T130">充滿聖靈。</text:span></text:p>
                                </text:list-item>
                                <text:list-item>
                                  <text:p text:style-name="P198">某一特定個體 導電性 越優良，充滿聖靈 越容易、越快速、越相溶。</text:p>
                                </text:list-item>
                                <text:list-item>
                                  <text:p text:style-name="P199">某一特定個體 導磁性 越優良，充滿聖靈 越容易、越快速、越相溶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00">抽象例子。</text:p>
                          <text:list>
                            <text:list-item>
                              <text:p text:style-name="P200"><text:span text:style-name="T132">Ο</text:span><text:span text:style-name="T133"> </text:span><text:span text:style-name="T344">↔</text:span><text:span text:style-name="T136"> 波、粒子、場。</text:span></text:p>
                            </text:list-item>
                            <text:list-item>
                              <text:p text:style-name="P200">› <text:span text:style-name="T268">↔</text:span> 散度、旋度<text:span text:style-name="T136">。</text:span></text:p>
                            </text:list-item>
                            <text:list-item>
                              <text:p text:style-name="P201"><text:span text:style-name="T1">有›的Ο </text:span><text:span text:style-name="T268">↔</text:span><text:span text:style-name="T1"> 有 </text:span>散度、旋度 的 <text:span text:style-name="T136">波、粒子、場</text:span>。</text:p>
                            </text:list-item>
                          </text:list>
                        </text:list-item>
                        <text:list-item>
                          <text:p text:style-name="P198">抽象例子。</text:p>
                          <text:list>
                            <text:list-item>
                              <text:p text:style-name="P170"><text:span text:style-name="T21">Ο</text:span><text:span text:style-name="T38"> </text:span><text:span text:style-name="T344">↔</text:span><text:span text:style-name="T39"> 力、動能、動能型個體。</text:span></text:p>
                            </text:list-item>
                            <text:list-item>
                              <text:p text:style-name="P170"><text:span text:style-name="T99">› </text:span><text:span text:style-name="T320">↔</text:span><text:span text:style-name="T99"> 光、生物電流、電能型個體</text:span><text:span text:style-name="T39">。</text:span></text:p>
                            </text:list-item>
                            <text:list-item>
                              <text:p text:style-name="P170"><text:span text:style-name="T21">有›的Ο </text:span><text:span text:style-name="T320">↔</text:span><text:span text:style-name="T21"> 力、光 複合型個體</text:span><text:span text:style-name="T39">。</text:span></text:p>
                            </text:list-item>
                            <text:list-item>
                              <text:p text:style-name="P171"><text:span text:style-name="T21">有›的Ο </text:span><text:span text:style-name="T320">↔</text:span><text:span text:style-name="T21"> 動能、生物電流 複合型個體</text:span><text:span text:style-name="T39">。</text:span></text:p>
                            </text:list-item>
                            <text:list-item>
                              <text:p text:style-name="P155">有›的Ο <text:span text:style-name="T268">↔</text:span> 動能型、電能型 複合型個體。</text:p>
                              <text:list>
                                <text:list-item>
                                  <text:p text:style-name="P202">抽象例子，電漿、神經元、馬達。</text:p>
                                </text:list-item>
                                <text:list-item>
                                  <text:p text:style-name="P172"><text:span text:style-name="T21">動能型、電能型 複合型個體 =</text:span><text:span text:style-name="T130">（</text:span><text:span text:style-name="T22">x%</text:span><text:span text:style-name="T21">）動能型 </text:span><text:span text:style-name="T22">+（100% - x%）電能型。</text:span></text:p>
                                  <text:list>
                                    <text:list-item>
                                      <text:p text:style-name="P173"><text:span text:style-name="T2">100% </text:span><text:span text:style-name="T265">≥</text:span><text:span text:style-name="T2"> x% </text:span><text:span text:style-name="T265">≥</text:span><text:span text:style-name="T2"> 0%。</text:span></text:p>
                                      <text:list>
                                        <text:list-item>
                                          <text:p text:style-name="P157">假定，x% = 100%。</text:p>
                                          <text:list>
                                            <text:list-item>
                                              <text:p text:style-name="P175"><text:span text:style-name="T21">該複合型個體</text:span><text:span text:style-name="T2"> 等效於 動能型個體。</text:span></text:p>
                                            </text:list-item>
                                            <text:list-item>
                                              <text:p text:style-name="P158">電能型個體 有機率 不會、無法 意識到 該複合型個體的 存在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57">假定，x% = 0%。</text:p>
                                          <text:list>
                                            <text:list-item>
                                              <text:p text:style-name="P175"><text:span text:style-name="T21">該複合型個體</text:span><text:span text:style-name="T2"> 等效於 電能型個體。</text:span></text:p>
                                            </text:list-item>
                                            <text:list-item>
                                              <text:p text:style-name="P157">動能型個體 有機率 不會、無法 意識到 該複合型個體的 存在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56">該複合型個體 有機率同時 感測、交互作用 動能型個體、電能型個體。</text:p>
                                    </text:list-item>
                                    <text:list-item>
                                      <text:p text:style-name="P156">該複合型個體 有機率同時 感測、交互作用 動能型宇宙、電能型宇宙。</text:p>
                                      <text:list>
                                        <text:list-item>
                                          <text:p text:style-name="P203">同時 是 單工、半雙工、雙工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74"><text:span text:style-name="T21">該複合型個體 有機率 主動、被動、被迫，維持、改變 x%</text:span><text:span text:style-name="T130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76"><text:span text:style-name="T130">下之卷，</text:span><text:span text:style-name="T21">第22帖。</text:span></text:p>
                </text:list-item>
                <text:list-item>
                  <text:p text:style-name="P176"><text:span text:style-name="T130">下之卷，</text:span><text:span text:style-name="T21">第2</text:span><text:span text:style-name="T2">3</text:span><text:span text:style-name="T21">帖。</text:span></text:p>
                  <text:list>
                    <text:list-item>
                      <text:p text:style-name="P176"><text:span text:style-name="T21">立秋 </text:span><text:span text:style-name="T268">↔</text:span><text:span text:style-name="T2">（中國農曆 認定的）立秋。</text:span></text:p>
                    </text:list-item>
                    <text:list-item>
                      <text:p text:style-name="P176"><text:span text:style-name="T2">神與獸 </text:span><text:span text:style-name="T268">↔</text:span><text:span text:style-name="T2">（基督教 認定的）麥子與</text:span><text:span text:style-name="T131">稗子</text:span><text:span text:style-name="T2">。</text:span></text:p>
                    </text:list-item>
                  </text:list>
                </text:list-item>
                <text:list-item>
                  <text:p text:style-name="P177"><text:span text:style-name="T130">下之卷，</text:span><text:span text:style-name="T21">第2</text:span><text:span text:style-name="T23">4</text:span><text:span text:style-name="T21">帖。</text:span></text:p>
                  <text:list>
                    <text:list-item>
                      <text:p text:style-name="P177"><text:span text:style-name="T266">沒有 私人財產、私人資產</text:span><text:span text:style-name="T21">。</text:span></text:p>
                      <text:list>
                        <text:list-item>
                          <text:p text:style-name="P206">有 私人用品、個人用品。</text:p>
                        </text:list-item>
                        <text:list-item>
                          <text:p text:style-name="P207">守護、使用 自然產物、自然現象。</text:p>
                        </text:list-item>
                        <text:list-item>
                          <text:p text:style-name="P217"><text:span text:style-name="T266">（詳細內容 的 描述在 </text:span><text:span text:style-name="T267">_</text:span><text:span text:style-name="T266"> 文件群的 </text:span><text:span text:style-name="T267">錢</text:span><text:span text:style-name="T266"> 的 </text:span><text:span text:style-name="T267">錢、德 是 負相關性</text:span><text:span text:style-name="T266">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08"><text:span text:style-name="T248">下之卷，</text:span><text:span text:style-name="T61">第2</text:span><text:span text:style-name="T62">5</text:span><text:span text:style-name="T61">帖。</text:span></text:p>
                  <text:list>
                    <text:list-item>
                      <text:p text:style-name="P208"><text:span text:style-name="T61">這次的戰爭 </text:span><text:span text:style-name="T345">↔</text:span><text:span text:style-name="T63"> 烏俄戰爭。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1T11:01:24.050000000</dc:date>
    <meta:editing-duration>P11DT5H15M42S</meta:editing-duration>
    <meta:editing-cycles>7129</meta:editing-cycles>
    <meta:document-statistic meta:table-count="0" meta:image-count="0" meta:object-count="0" meta:page-count="1" meta:paragraph-count="517" meta:word-count="10216" meta:character-count="12651" meta:non-whitespace-character-count="11280"/>
  </office:meta>
</office:document-meta>
</file>